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mbria, 'Palatino Linotype'" svg:font-family="Cambria, 'Palatino Linotype'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NewRomanPS-ItalicMT" svg:font-family="TimesNewRomanPS-ItalicM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pl" fo:country="PL"/>
    </style:style>
    <style:style style:name="P25" style:parent-style-name="Standard" style:family="paragraph">
      <style:text-properties fo:language="pl" fo:country="PL"/>
    </style:style>
    <style:style style:name="P26" style:parent-style-name="Standard" style:family="paragraph">
      <style:text-properties fo:language="pl" fo:country="PL"/>
    </style:style>
    <style:style style:name="P27" style:parent-style-name="Standard" style:family="paragraph">
      <style:text-properties fo:language="pl" fo:country="PL"/>
    </style:style>
    <style:style style:name="P28" style:parent-style-name="Standard" style:family="paragraph">
      <style:text-properties fo:language="pl" fo:country="PL"/>
    </style:style>
    <style:style style:name="P29" style:parent-style-name="Standard" style:family="paragraph">
      <style:text-properties fo:language="pl" fo:country="PL"/>
    </style:style>
    <style:style style:name="P30" style:parent-style-name="Standard" style:family="paragraph">
      <style:text-properties fo:language="pl" fo:country="PL"/>
    </style:style>
    <style:style style:name="P31" style:parent-style-name="Standard" style:family="paragraph">
      <style:text-properties fo:language="pl" fo:country="PL"/>
    </style:style>
    <style:style style:name="P32" style:parent-style-name="Standard" style:family="paragraph">
      <style:text-properties fo:language="pl" fo:country="PL"/>
    </style:style>
    <style:style style:name="P33" style:parent-style-name="Standard" style:family="paragraph">
      <style:text-properties fo:language="pl" fo:country="PL"/>
    </style:style>
    <style:style style:name="P34" style:parent-style-name="Heading" style:family="paragraph">
      <style:text-properties fo:language="pl" fo:country="PL"/>
    </style:style>
    <style:style style:name="P35" style:parent-style-name="Podtytuł" style:family="paragraph">
      <style:text-properties fo:font-size="14pt" style:font-size-asian="14pt" style:font-size-complex="14pt" fo:language="pl" fo:country="PL"/>
    </style:style>
    <style:style style:name="P36" style:parent-style-name="Podtytuł" style:family="paragraph">
      <style:text-properties fo:language="pl" fo:country="PL"/>
    </style:style>
    <style:style style:name="P37" style:parent-style-name="Standard" style:family="paragraph">
      <style:text-properties fo:language="pl" fo:country="PL"/>
    </style:style>
    <style:style style:name="P38" style:parent-style-name="Standard" style:family="paragraph">
      <style:text-properties fo:language="pl" fo:country="PL"/>
    </style:style>
    <style:style style:name="P39" style:parent-style-name="Standard" style:family="paragraph">
      <style:text-properties fo:language="pl" fo:country="PL"/>
    </style:style>
    <style:style style:name="P40" style:parent-style-name="Standard" style:family="paragraph">
      <style:text-properties fo:language="pl" fo:country="PL"/>
    </style:style>
    <style:style style:name="P41" style:parent-style-name="Standard" style:family="paragraph">
      <style:text-properties fo:language="pl" fo:country="PL"/>
    </style:style>
    <style:style style:name="P42" style:parent-style-name="Standard" style:family="paragraph">
      <style:text-properties fo:language="pl" fo:country="PL"/>
    </style:style>
    <style:style style:name="P43" style:parent-style-name="Standard" style:family="paragraph">
      <style:text-properties fo:language="pl" fo:country="PL"/>
    </style:style>
    <style:style style:name="P44" style:parent-style-name="Standard" style:family="paragraph">
      <style:text-properties fo:language="pl" fo:country="PL"/>
    </style:style>
    <style:style style:name="P45" style:parent-style-name="Standard" style:family="paragraph">
      <style:text-properties fo:language="pl" fo:country="PL"/>
    </style:style>
    <style:style style:name="P46" style:parent-style-name="Standard" style:family="paragraph">
      <style:text-properties fo:language="pl" fo:country="PL"/>
    </style:style>
    <style:style style:name="T47" style:parent-style-name="Domyślnaczcionkaakapitu" style:family="text">
      <style:text-properties fo:font-style="italic" style:font-style-asian="italic" fo:color="#999999" fo:language="pl" fo:country="PL"/>
    </style:style>
    <style:style style:name="T48" style:parent-style-name="Domyślnaczcionkaakapitu" style:family="text">
      <style:text-properties fo:font-style="italic" style:font-style-asian="italic" fo:color="#999999" fo:language="pl" fo:country="PL"/>
    </style:style>
    <style:style style:name="T49" style:parent-style-name="Domyślnaczcionkaakapitu" style:family="text">
      <style:text-properties fo:font-style="italic" style:font-style-asian="italic" fo:color="#999999" fo:language="pl" fo:country="PL"/>
    </style:style>
    <style:style style:name="P50" style:parent-style-name="Standard" style:family="paragraph">
      <style:text-properties fo:font-style="italic" style:font-style-asian="italic" fo:color="#999999" fo:language="pl" fo:country="PL"/>
    </style:style>
    <style:style style:name="P51" style:parent-style-name="Standard" style:family="paragraph">
      <style:text-properties fo:font-style="italic" style:font-style-asian="italic" fo:color="#999999" fo:language="pl" fo:country="PL"/>
    </style:style>
    <style:style style:name="P52" style:parent-style-name="Standard" style:family="paragraph">
      <style:text-properties fo:language="pl" fo:country="PL"/>
    </style:style>
    <style:style style:name="P53" style:parent-style-name="Podtytuł" style:family="paragraph">
      <style:text-properties fo:language="pl" fo:country="PL"/>
    </style:style>
    <style:style style:name="TableColumn55" style:family="table-column">
      <style:table-column-properties style:column-width="2.5208in" style:use-optimal-column-width="false"/>
    </style:style>
    <style:style style:name="TableColumn56" style:family="table-column">
      <style:table-column-properties style:column-width="1.0208in" style:use-optimal-column-width="false"/>
    </style:style>
    <style:style style:name="TableColumn57" style:family="table-column">
      <style:table-column-properties style:column-width="2.677in" style:use-optimal-column-width="false"/>
    </style:style>
    <style:style style:name="TableColumn58" style:family="table-column">
      <style:table-column-properties style:column-width="0.6555in" style:use-optimal-column-width="false"/>
    </style:style>
    <style:style style:name="Table54" style:family="table">
      <style:table-properties style:width="6.8743in" fo:margin-left="-0.0784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/>
      <style:text-properties fo:font-weight="bold" style:font-weight-asian="bold" fo:language="pl" fo:country="PL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/>
      <style:text-properties fo:font-weight="bold" style:font-weight-asian="bold" fo:language="pl" fo:country="PL"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 fo:margin-bottom="0in"/>
      <style:text-properties fo:font-weight="bold" style:font-weight-asian="bold" fo:language="pl" fo:country="PL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/>
      <style:text-properties fo:font-weight="bold" style:font-weight-asian="bold" fo:language="pl" fo:country="PL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0" style:parent-style-name="Standard" style:family="paragraph">
      <style:paragraph-properties fo:text-align="center" fo:margin-bottom="0in"/>
      <style:text-properties fo:language="pl" fo:country="PL"/>
    </style:style>
    <style:style style:name="TableCell7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2" style:parent-style-name="Standard" style:family="paragraph">
      <style:paragraph-properties fo:text-align="center" fo:margin-bottom="0in"/>
      <style:text-properties fo:language="pl" fo:country="PL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4" style:parent-style-name="Standard" style:family="paragraph">
      <style:paragraph-properties fo:text-align="center" fo:margin-bottom="0in"/>
      <style:text-properties fo:language="pl" fo:country="PL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 fo:text-align="center" fo:margin-top="0.0791in" fo:margin-bottom="0.218in"/>
      <style:text-properties fo:language="pl" fo:country="PL"/>
    </style:style>
    <style:style style:name="P77" style:parent-style-name="Standard" style:family="paragraph">
      <style:text-properties fo:language="pl" fo:country="PL"/>
    </style:style>
    <style:style style:name="P78" style:parent-style-name="Podtytuł" style:family="paragraph">
      <style:paragraph-properties fo:break-before="page"/>
      <style:text-properties fo:language="pl" fo:country="PL"/>
    </style:style>
    <style:style style:name="P79" style:parent-style-name="Contents1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T80" style:parent-style-name="Domyślnaczcionkaakapitu" style:family="text">
      <style:text-properties fo:language="pl" fo:country="PL"/>
    </style:style>
    <style:style style:name="T81" style:parent-style-name="Domyślnaczcionkaakapitu" style:family="text">
      <style:text-properties fo:language="pl" fo:country="PL"/>
    </style:style>
    <style:style style:name="P82" style:parent-style-name="Contents2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83" style:parent-style-name="Contents2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84" style:parent-style-name="Contents2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85" style:parent-style-name="Contents1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T86" style:parent-style-name="Domyślnaczcionkaakapitu" style:family="text">
      <style:text-properties fo:language="pl" fo:country="PL"/>
    </style:style>
    <style:style style:name="T87" style:parent-style-name="Domyślnaczcionkaakapitu" style:family="text">
      <style:text-properties fo:language="pl" fo:country="PL"/>
    </style:style>
    <style:style style:name="P88" style:parent-style-name="Contents2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89" style:parent-style-name="Contents2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90" style:parent-style-name="Contents4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T91" style:parent-style-name="Domyślnaczcionkaakapitu" style:family="text">
      <style:text-properties fo:language="pl" fo:country="PL"/>
    </style:style>
    <style:style style:name="T92" style:parent-style-name="Domyślnaczcionkaakapitu" style:family="text">
      <style:text-properties fo:language="pl" fo:country="PL"/>
    </style:style>
    <style:style style:name="P93" style:parent-style-name="Contents4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T94" style:parent-style-name="Domyślnaczcionkaakapitu" style:family="text">
      <style:text-properties fo:language="pl" fo:country="PL"/>
    </style:style>
    <style:style style:name="T95" style:parent-style-name="Domyślnaczcionkaakapitu" style:family="text">
      <style:text-properties fo:language="pl" fo:country="PL"/>
    </style:style>
    <style:style style:name="P96" style:parent-style-name="Contents1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T97" style:parent-style-name="Domyślnaczcionkaakapitu" style:family="text">
      <style:text-properties fo:language="pl" fo:country="PL"/>
    </style:style>
    <style:style style:name="T98" style:parent-style-name="Domyślnaczcionkaakapitu" style:family="text">
      <style:text-properties fo:language="pl" fo:country="PL"/>
    </style:style>
    <style:style style:name="P99" style:parent-style-name="Contents2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00" style:parent-style-name="Contents1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T101" style:parent-style-name="Domyślnaczcionkaakapitu" style:family="text">
      <style:text-properties fo:language="pl" fo:country="PL"/>
    </style:style>
    <style:style style:name="T102" style:parent-style-name="Domyślnaczcionkaakapitu" style:family="text">
      <style:text-properties fo:language="pl" fo:country="PL"/>
    </style:style>
    <style:style style:name="P103" style:parent-style-name="Contents2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04" style:parent-style-name="Contents2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05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T106" style:parent-style-name="Domyślnaczcionkaakapitu" style:family="text">
      <style:text-properties fo:language="pl" fo:country="PL"/>
    </style:style>
    <style:style style:name="T107" style:parent-style-name="Domyślnaczcionkaakapitu" style:family="text">
      <style:text-properties fo:language="pl" fo:country="PL"/>
    </style:style>
    <style:style style:name="P108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T109" style:parent-style-name="Domyślnaczcionkaakapitu" style:family="text">
      <style:text-properties fo:language="pl" fo:country="PL"/>
    </style:style>
    <style:style style:name="T110" style:parent-style-name="Domyślnaczcionkaakapitu" style:family="text">
      <style:text-properties fo:language="pl" fo:country="PL"/>
    </style:style>
    <style:style style:name="P111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T112" style:parent-style-name="Domyślnaczcionkaakapitu" style:family="text">
      <style:text-properties fo:language="pl" fo:country="PL"/>
    </style:style>
    <style:style style:name="T113" style:parent-style-name="Domyślnaczcionkaakapitu" style:family="text">
      <style:text-properties fo:language="pl" fo:country="PL"/>
    </style:style>
    <style:style style:name="P114" style:parent-style-name="Contents1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T115" style:parent-style-name="Domyślnaczcionkaakapitu" style:family="text">
      <style:text-properties fo:language="pl" fo:country="PL"/>
    </style:style>
    <style:style style:name="T116" style:parent-style-name="Domyślnaczcionkaakapitu" style:family="text">
      <style:text-properties fo:language="pl" fo:country="PL"/>
    </style:style>
    <style:style style:name="P117" style:parent-style-name="Contents1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T118" style:parent-style-name="Domyślnaczcionkaakapitu" style:family="text">
      <style:text-properties fo:language="pl" fo:country="PL"/>
    </style:style>
    <style:style style:name="T119" style:parent-style-name="Domyślnaczcionkaakapitu" style:family="text">
      <style:text-properties fo:language="pl" fo:country="PL"/>
    </style:style>
    <style:style style:name="P120" style:parent-style-name="Contents1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T121" style:parent-style-name="Domyślnaczcionkaakapitu" style:family="text">
      <style:text-properties fo:language="pl" fo:country="PL"/>
    </style:style>
    <style:style style:name="T122" style:parent-style-name="Domyślnaczcionkaakapitu" style:family="text">
      <style:text-properties fo:language="pl" fo:country="PL"/>
    </style:style>
    <style:style style:name="P123" style:parent-style-name="SRS-nagłówek1" style:family="paragraph"/>
    <style:style style:name="P124" style:parent-style-name="SRS-Nagłówek2" style:family="paragraph"/>
    <style:style style:name="P125" style:parent-style-name="Standard" style:family="paragraph">
      <style:text-properties fo:language="pl" fo:country="PL"/>
    </style:style>
    <style:style style:name="P126" style:parent-style-name="Standard" style:family="paragraph">
      <style:text-properties fo:language="pl" fo:country="PL"/>
    </style:style>
    <style:style style:name="P127" style:parent-style-name="SRS-Nagłówek2" style:family="paragraph"/>
    <style:style style:name="P128" style:parent-style-name="SRS-Podrozdzial" style:family="paragraph">
      <style:text-properties fo:language="pl" fo:country="PL"/>
    </style:style>
    <style:style style:name="P129" style:parent-style-name="Standard" style:family="paragraph">
      <style:text-properties fo:language="pl" fo:country="PL"/>
    </style:style>
    <style:style style:name="P130" style:parent-style-name="SRS-Podrozdzial" style:family="paragraph">
      <style:text-properties fo:language="pl" fo:country="PL"/>
    </style:style>
    <style:style style:name="P131" style:parent-style-name="Standard" style:family="paragraph">
      <style:text-properties fo:language="pl" fo:country="PL"/>
    </style:style>
    <style:style style:name="TableColumn133" style:family="table-column">
      <style:table-column-properties style:column-width="0.6729in" style:use-optimal-column-width="false"/>
    </style:style>
    <style:style style:name="TableColumn134" style:family="table-column">
      <style:table-column-properties style:column-width="4.9083in" style:use-optimal-column-width="false"/>
    </style:style>
    <style:style style:name="TableColumn135" style:family="table-column">
      <style:table-column-properties style:column-width="0.9173in" style:use-optimal-column-width="false"/>
    </style:style>
    <style:style style:name="Table132" style:family="table">
      <style:table-properties style:width="6.4986in" fo:margin-left="-0.0784in" table:align="left"/>
    </style:style>
    <style:style style:name="TableRow136" style:family="table-row">
      <style:table-row-properties style:min-row-height="0.2263in"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138" style:parent-style-name="Standard" style:family="paragraph">
      <style:paragraph-properties fo:text-align="center" fo:margin-bottom="0in"/>
      <style:text-properties fo:font-weight="bold" style:font-weight-asian="bold" fo:language="pl" fo:country="PL"/>
    </style:style>
    <style:style style:name="TableCell139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140" style:parent-style-name="Standard" style:family="paragraph">
      <style:paragraph-properties fo:text-align="center" fo:margin-bottom="0in"/>
      <style:text-properties fo:font-weight="bold" style:font-weight-asian="bold" fo:language="pl" fo:country="PL"/>
    </style:style>
    <style:style style:name="TableCell141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142" style:parent-style-name="Standard" style:family="paragraph">
      <style:paragraph-properties fo:text-align="center" fo:margin-bottom="0in"/>
      <style:text-properties fo:font-weight="bold" style:font-weight-asian="bold" fo:language="pl" fo:country="PL"/>
    </style:style>
    <style:style style:name="TableRow143" style:family="table-row">
      <style:table-row-properties style:min-row-height="0.2263in" style:use-optimal-row-height="false"/>
    </style:style>
    <style:style style:name="TableCell144" style:family="table-cell">
      <style:table-cell-properties fo:border-top="0.0069in solid #000000" fo:border-left="0.0069in solid #000000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145" style:parent-style-name="Standard" style:family="paragraph">
      <style:paragraph-properties fo:text-align="center" fo:margin-bottom="0in"/>
      <style:text-properties fo:language="pl" fo:country="PL"/>
    </style:style>
    <style:style style:name="TableCell146" style:family="table-cell">
      <style:table-cell-properties fo:border-top="0.0069in solid #000000" fo:border-left="0.0069in solid #000000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147" style:parent-style-name="Standard" style:family="paragraph">
      <style:paragraph-properties fo:margin-bottom="0in"/>
      <style:text-properties fo:language="pl" fo:country="PL"/>
    </style:style>
    <style:style style:name="TableCell14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49" style:parent-style-name="Standard" style:family="paragraph">
      <style:paragraph-properties fo:text-align="center" fo:margin-bottom="0in"/>
      <style:text-properties fo:language="pl" fo:country="PL"/>
    </style:style>
    <style:style style:name="P150" style:parent-style-name="SRS-Podrozdzial" style:family="paragraph">
      <style:text-properties fo:language="pl" fo:country="PL"/>
    </style:style>
    <style:style style:name="P151" style:parent-style-name="SRS-Podrozdzial" style:family="paragraph">
      <style:text-properties fo:language="pl" fo:country="PL"/>
    </style:style>
    <style:style style:name="P152" style:parent-style-name="Standard" style:family="paragraph">
      <style:text-properties fo:language="pl" fo:country="PL"/>
    </style:style>
    <style:style style:name="TableColumn154" style:family="table-column">
      <style:table-column-properties style:column-width="0.3583in" style:use-optimal-column-width="false"/>
    </style:style>
    <style:style style:name="TableColumn155" style:family="table-column">
      <style:table-column-properties style:column-width="0.5187in" style:use-optimal-column-width="false"/>
    </style:style>
    <style:style style:name="TableColumn156" style:family="table-column">
      <style:table-column-properties style:column-width="5.5798in" style:use-optimal-column-width="false"/>
    </style:style>
    <style:style style:name="Table153" style:family="table">
      <style:table-properties style:width="6.4569in" fo:margin-left="-0.0784in" table:align="left"/>
    </style:style>
    <style:style style:name="TableRow157" style:family="table-row">
      <style:table-row-properties style:min-row-height="0.2444in" style:use-optimal-row-height="false"/>
    </style:style>
    <style:style style:name="TableCell158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159" style:parent-style-name="Standard" style:family="paragraph">
      <style:paragraph-properties fo:margin-bottom="0in"/>
      <style:text-properties fo:language="pl" fo:country="PL"/>
    </style:style>
    <style:style style:name="TableCell160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161" style:parent-style-name="Standard" style:family="paragraph">
      <style:paragraph-properties fo:margin-bottom="0in"/>
      <style:text-properties fo:font-weight="bold" style:font-weight-asian="bold" fo:language="pl" fo:country="PL"/>
    </style:style>
    <style:style style:name="TableRow162" style:family="table-row">
      <style:table-row-properties style:min-row-height="0.2in" style:use-optimal-row-height="false"/>
    </style:style>
    <style:style style:name="TableCell163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164" style:parent-style-name="Standard" style:family="paragraph">
      <style:paragraph-properties fo:margin-bottom="0in"/>
      <style:text-properties fo:language="pl" fo:country="PL"/>
    </style:style>
    <style:style style:name="P165" style:parent-style-name="Standard" style:family="paragraph">
      <style:paragraph-properties fo:margin-bottom="0in"/>
      <style:text-properties fo:font-weight="bold" style:font-weight-asian="bold" fo:language="pl" fo:country="PL"/>
    </style:style>
    <style:style style:name="TableCell166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167" style:parent-style-name="Standard" style:family="paragraph">
      <style:paragraph-properties style:snap-to-layout-grid="false" fo:margin-bottom="0in"/>
      <style:text-properties fo:font-weight="bold" style:font-weight-asian="bold" fo:language="pl" fo:country="PL"/>
    </style:style>
    <style:style style:name="TableRow168" style:family="table-row">
      <style:table-row-properties style:min-row-height="0.2in" style:use-optimal-row-height="false"/>
    </style:style>
    <style:style style:name="TableCell169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170" style:parent-style-name="Standard" style:family="paragraph">
      <style:paragraph-properties fo:margin-bottom="0in"/>
      <style:text-properties fo:font-weight="bold" style:font-weight-asian="bold" fo:language="pl" fo:country="PL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Standard" style:family="paragraph">
      <style:paragraph-properties fo:margin-bottom="0in"/>
      <style:text-properties fo:language="pl" fo:country="PL"/>
    </style:style>
    <style:style style:name="TableRow173" style:family="table-row">
      <style:table-row-properties style:min-row-height="0.2in" style:use-optimal-row-height="false"/>
    </style:style>
    <style:style style:name="TableCell174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175" style:parent-style-name="Standard" style:family="paragraph">
      <style:paragraph-properties fo:margin-bottom="0in"/>
      <style:text-properties fo:font-weight="bold" style:font-weight-asian="bold" fo:language="pl" fo:country="PL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Standard" style:family="paragraph">
      <style:paragraph-properties fo:margin-bottom="0in"/>
      <style:text-properties fo:language="pl" fo:country="PL"/>
    </style:style>
    <style:style style:name="P178" style:parent-style-name="Standard" style:family="paragraph">
      <style:text-properties fo:color="#000000" fo:language="pl" fo:country="PL"/>
    </style:style>
    <style:style style:name="P179" style:parent-style-name="SRS-Nagłówek2" style:family="paragraph"/>
    <style:style style:name="P180" style:parent-style-name="Standard" style:family="paragraph">
      <style:text-properties fo:language="pl" fo:country="PL"/>
    </style:style>
    <style:style style:name="P181" style:parent-style-name="SRS-nagłówek1" style:family="paragraph"/>
    <style:style style:name="P182" style:parent-style-name="SRS-Nagłówek2" style:family="paragraph"/>
    <style:style style:name="P183" style:parent-style-name="Standard" style:family="paragraph">
      <style:text-properties fo:font-weight="bold" style:font-weight-asian="bold" style:font-weight-complex="bold" fo:language="pl" fo:country="PL"/>
    </style:style>
    <style:style style:name="P184" style:parent-style-name="Standard" style:family="paragraph">
      <style:text-properties fo:language="pl" fo:country="PL"/>
    </style:style>
    <style:style style:name="P185" style:parent-style-name="Standard" style:family="paragraph">
      <style:text-properties fo:language="pl" fo:country="PL"/>
    </style:style>
    <style:style style:name="P186" style:parent-style-name="Standard" style:family="paragraph">
      <style:text-properties fo:language="pl" fo:country="PL"/>
    </style:style>
    <style:style style:name="P187" style:parent-style-name="Standard" style:family="paragraph">
      <style:text-properties fo:font-weight="bold" style:font-weight-asian="bold" style:font-weight-complex="bold" fo:language="pl" fo:country="PL"/>
    </style:style>
    <style:style style:name="P188" style:parent-style-name="Normalny" style:family="paragraph">
      <style:text-properties style:font-name="Cambria, 'Palatino Linotype'" fo:font-size="11pt" style:font-size-asian="11pt"/>
    </style:style>
    <style:style style:name="P189" style:parent-style-name="Normalny" style:family="paragraph">
      <style:text-properties style:font-name="Cambria, 'Palatino Linotype'" fo:font-size="11pt" style:font-size-asian="11pt"/>
    </style:style>
    <style:style style:name="P190" style:parent-style-name="Normalny" style:family="paragraph">
      <style:text-properties style:font-name="Cambria, 'Palatino Linotype'" fo:font-size="11pt" style:font-size-asian="11pt"/>
    </style:style>
    <style:style style:name="P191" style:parent-style-name="Normalny" style:family="paragraph">
      <style:text-properties style:font-name="Cambria, 'Palatino Linotype'" fo:font-size="11pt" style:font-size-asian="11pt"/>
    </style:style>
    <style:style style:name="P192" style:parent-style-name="Normalny" style:family="paragraph">
      <style:text-properties style:font-name="Cambria, 'Palatino Linotype'" fo:font-size="11pt" style:font-size-asian="11pt"/>
    </style:style>
    <style:style style:name="P193" style:parent-style-name="Normalny" style:family="paragraph">
      <style:text-properties style:font-name="Cambria, 'Palatino Linotype'" fo:font-size="11pt" style:font-size-asian="11pt"/>
    </style:style>
    <style:style style:name="P194" style:parent-style-name="Normalny" style:family="paragraph">
      <style:text-properties style:font-name="Cambria, 'Palatino Linotype'" fo:font-size="11pt" style:font-size-asian="11pt"/>
    </style:style>
    <style:style style:name="P195" style:parent-style-name="Normalny" style:family="paragraph">
      <style:text-properties style:font-name="Cambria, 'Palatino Linotype'" fo:font-size="11pt" style:font-size-asian="11pt"/>
    </style:style>
    <style:style style:name="P196" style:parent-style-name="Normalny" style:family="paragraph">
      <style:text-properties style:font-name="Cambria, 'Palatino Linotype'" fo:font-size="11pt" style:font-size-asian="11pt"/>
    </style:style>
    <style:style style:name="P197" style:parent-style-name="Normalny" style:family="paragraph">
      <style:text-properties style:font-name="Cambria, 'Palatino Linotype'" fo:font-size="11pt" style:font-size-asian="11pt"/>
    </style:style>
    <style:style style:name="P198" style:parent-style-name="Normalny" style:family="paragraph">
      <style:text-properties style:font-name="Cambria, 'Palatino Linotype'" fo:font-size="11pt" style:font-size-asian="11pt"/>
    </style:style>
    <style:style style:name="P199" style:parent-style-name="Normalny" style:family="paragraph">
      <style:text-properties style:font-name="Cambria, 'Palatino Linotype'" fo:font-size="11pt" style:font-size-asian="11pt"/>
    </style:style>
    <style:style style:name="P200" style:parent-style-name="Normalny" style:family="paragraph">
      <style:text-properties style:font-name="Cambria, 'Palatino Linotype'" fo:font-size="11pt" style:font-size-asian="11pt"/>
    </style:style>
    <style:style style:name="P201" style:parent-style-name="Normalny" style:family="paragraph">
      <style:text-properties style:font-name="Cambria, 'Palatino Linotype'" fo:font-size="11pt" style:font-size-asian="11pt"/>
    </style:style>
    <style:style style:name="P202" style:parent-style-name="Normalny" style:family="paragraph">
      <style:text-properties style:font-name="Cambria, 'Palatino Linotype'" fo:font-size="11pt" style:font-size-asian="11pt"/>
    </style:style>
    <style:style style:name="P203" style:parent-style-name="Normalny" style:family="paragraph">
      <style:text-properties style:font-name="Cambria, 'Palatino Linotype'" fo:font-size="11pt" style:font-size-asian="11pt"/>
    </style:style>
    <style:style style:name="P204" style:parent-style-name="Normalny" style:family="paragraph">
      <style:text-properties style:font-name="Cambria, 'Palatino Linotype'" fo:font-size="11pt" style:font-size-asian="11pt"/>
    </style:style>
    <style:style style:name="P205" style:parent-style-name="Normalny" style:family="paragraph">
      <style:text-properties style:font-name="Cambria, 'Palatino Linotype'" fo:font-size="11pt" style:font-size-asian="11pt"/>
    </style:style>
    <style:style style:name="P206" style:parent-style-name="Normalny" style:family="paragraph">
      <style:text-properties style:font-name="Cambria, 'Palatino Linotype'" fo:font-size="11pt" style:font-size-asian="11pt"/>
    </style:style>
    <style:style style:name="P207" style:parent-style-name="Normalny" style:family="paragraph">
      <style:text-properties style:font-name="Cambria, 'Palatino Linotype'" fo:font-size="11pt" style:font-size-asian="11pt"/>
    </style:style>
    <style:style style:name="P208" style:parent-style-name="Normalny" style:family="paragraph">
      <style:text-properties style:font-name="Cambria, 'Palatino Linotype'" fo:font-size="11pt" style:font-size-asian="11pt"/>
    </style:style>
    <style:style style:name="P209" style:parent-style-name="Normalny" style:family="paragraph">
      <style:text-properties style:font-name="Cambria, 'Palatino Linotype'" fo:font-size="11pt" style:font-size-asian="11pt"/>
    </style:style>
    <style:style style:name="P210" style:parent-style-name="Normalny" style:family="paragraph">
      <style:text-properties style:font-name="Cambria, 'Palatino Linotype'" fo:font-size="11pt" style:font-size-asian="11pt"/>
    </style:style>
    <style:style style:name="P211" style:parent-style-name="Normalny" style:family="paragraph">
      <style:text-properties style:font-name="Cambria, 'Palatino Linotype'" fo:font-size="11pt" style:font-size-asian="11pt"/>
    </style:style>
    <style:style style:name="P212" style:parent-style-name="Normalny" style:family="paragraph">
      <style:text-properties style:font-name="Cambria, 'Palatino Linotype'" fo:font-size="11pt" style:font-size-asian="11pt"/>
    </style:style>
    <style:style style:name="P213" style:parent-style-name="Normalny" style:family="paragraph">
      <style:text-properties style:font-name="Cambria, 'Palatino Linotype'" fo:font-size="11pt" style:font-size-asian="11pt"/>
    </style:style>
    <style:style style:name="P214" style:parent-style-name="Normalny" style:family="paragraph">
      <style:text-properties style:font-name="Cambria, 'Palatino Linotype'" fo:font-size="11pt" style:font-size-asian="11pt"/>
    </style:style>
    <style:style style:name="P215" style:parent-style-name="Normalny" style:family="paragraph">
      <style:text-properties style:font-name="Cambria, 'Palatino Linotype'" fo:font-size="11pt" style:font-size-asian="11pt"/>
    </style:style>
    <style:style style:name="P216" style:parent-style-name="Normalny" style:family="paragraph">
      <style:text-properties style:font-name="Cambria, 'Palatino Linotype'" fo:font-size="11pt" style:font-size-asian="11pt"/>
    </style:style>
    <style:style style:name="P217" style:parent-style-name="Normalny" style:family="paragraph">
      <style:text-properties style:font-name="Cambria, 'Palatino Linotype'" fo:font-size="11pt" style:font-size-asian="11pt"/>
    </style:style>
    <style:style style:name="P218" style:parent-style-name="Normalny" style:family="paragraph">
      <style:text-properties style:font-name="Cambria, 'Palatino Linotype'" fo:font-size="11pt" style:font-size-asian="11pt"/>
    </style:style>
    <style:style style:name="P219" style:parent-style-name="Normalny" style:family="paragraph">
      <style:text-properties style:font-name="Cambria, 'Palatino Linotype'" fo:font-size="11pt" style:font-size-asian="11pt"/>
    </style:style>
    <style:style style:name="P220" style:parent-style-name="Normalny" style:family="paragraph">
      <style:text-properties style:font-name="Cambria, 'Palatino Linotype'" fo:font-size="11pt" style:font-size-asian="11pt"/>
    </style:style>
    <style:style style:name="P221" style:parent-style-name="Normalny" style:family="paragraph">
      <style:text-properties style:font-name="Cambria, 'Palatino Linotype'" fo:font-size="11pt" style:font-size-asian="11pt"/>
    </style:style>
    <style:style style:name="P222" style:parent-style-name="Normalny" style:family="paragraph">
      <style:text-properties style:font-name="Cambria, 'Palatino Linotype'" fo:font-size="11pt" style:font-size-asian="11pt"/>
    </style:style>
    <style:style style:name="P223" style:parent-style-name="Normalny" style:family="paragraph">
      <style:text-properties style:font-name="Cambria, 'Palatino Linotype'" fo:font-size="11pt" style:font-size-asian="11pt"/>
    </style:style>
    <style:style style:name="P224" style:parent-style-name="Normalny" style:family="paragraph">
      <style:text-properties style:font-name="Cambria, 'Palatino Linotype'" fo:font-size="11pt" style:font-size-asian="11pt"/>
    </style:style>
    <style:style style:name="P225" style:parent-style-name="Normalny" style:family="paragraph">
      <style:text-properties style:font-name="Cambria, 'Palatino Linotype'" fo:font-size="11pt" style:font-size-asian="11pt"/>
    </style:style>
    <style:style style:name="P226" style:parent-style-name="Normalny" style:family="paragraph">
      <style:text-properties style:font-name="Cambria, 'Palatino Linotype'" fo:font-size="11pt" style:font-size-asian="11pt"/>
    </style:style>
    <style:style style:name="P227" style:parent-style-name="Normalny" style:family="paragraph">
      <style:text-properties style:font-name="Cambria, 'Palatino Linotype'" fo:font-size="11pt" style:font-size-asian="11pt"/>
    </style:style>
    <style:style style:name="P228" style:parent-style-name="Normalny" style:family="paragraph">
      <style:text-properties style:font-name="Cambria, 'Palatino Linotype'" fo:font-size="11pt" style:font-size-asian="11pt"/>
    </style:style>
    <style:style style:name="P229" style:parent-style-name="Normalny" style:family="paragraph">
      <style:text-properties style:font-name="Cambria, 'Palatino Linotype'" fo:font-size="11pt" style:font-size-asian="11pt"/>
    </style:style>
    <style:style style:name="P230" style:parent-style-name="Normalny" style:family="paragraph">
      <style:text-properties style:font-name="Cambria, 'Palatino Linotype'" fo:font-size="11pt" style:font-size-asian="11pt"/>
    </style:style>
    <style:style style:name="P231" style:parent-style-name="Normalny" style:family="paragraph">
      <style:text-properties style:font-name="Cambria, 'Palatino Linotype'" fo:font-size="11pt" style:font-size-asian="11pt"/>
    </style:style>
    <style:style style:name="P232" style:parent-style-name="Normalny" style:family="paragraph">
      <style:text-properties style:font-name="Cambria, 'Palatino Linotype'" fo:font-size="11pt" style:font-size-asian="11pt"/>
    </style:style>
    <style:style style:name="P233" style:parent-style-name="Normalny" style:family="paragraph">
      <style:text-properties style:font-name="Cambria, 'Palatino Linotype'" fo:font-size="11pt" style:font-size-asian="11pt"/>
    </style:style>
    <style:style style:name="P234" style:parent-style-name="Normalny" style:family="paragraph">
      <style:text-properties style:font-name="Cambria, 'Palatino Linotype'" fo:font-size="11pt" style:font-size-asian="11pt"/>
    </style:style>
    <style:style style:name="P235" style:parent-style-name="Normalny" style:family="paragraph">
      <style:text-properties style:font-name="Cambria, 'Palatino Linotype'" fo:font-size="11pt" style:font-size-asian="11pt"/>
    </style:style>
    <style:style style:name="P236" style:parent-style-name="Normalny" style:family="paragraph">
      <style:text-properties style:font-name="Cambria, 'Palatino Linotype'" fo:font-size="11pt" style:font-size-asian="11pt"/>
    </style:style>
    <style:style style:name="P237" style:parent-style-name="Normalny" style:family="paragraph">
      <style:text-properties style:font-name="Cambria, 'Palatino Linotype'" fo:font-size="11pt" style:font-size-asian="11pt"/>
    </style:style>
    <style:style style:name="P238" style:parent-style-name="Normalny" style:family="paragraph">
      <style:text-properties style:font-name="Cambria, 'Palatino Linotype'" fo:font-size="11pt" style:font-size-asian="11pt"/>
    </style:style>
    <style:style style:name="P239" style:parent-style-name="Normalny" style:family="paragraph">
      <style:text-properties style:font-name="Cambria, 'Palatino Linotype'" fo:font-size="11pt" style:font-size-asian="11pt"/>
    </style:style>
    <style:style style:name="P240" style:parent-style-name="Normalny" style:family="paragraph">
      <style:text-properties style:font-name="Cambria, 'Palatino Linotype'" fo:font-size="11pt" style:font-size-asian="11pt"/>
    </style:style>
    <style:style style:name="P241" style:parent-style-name="Normalny" style:family="paragraph">
      <style:text-properties style:font-name="Cambria, 'Palatino Linotype'" fo:font-size="11pt" style:font-size-asian="11pt"/>
    </style:style>
    <style:style style:name="P242" style:parent-style-name="Normalny" style:family="paragraph">
      <style:text-properties style:font-name="Cambria, 'Palatino Linotype'" fo:font-size="11pt" style:font-size-asian="11pt"/>
    </style:style>
    <style:style style:name="P243" style:parent-style-name="Normalny" style:family="paragraph">
      <style:text-properties style:font-name="Cambria, 'Palatino Linotype'" fo:font-size="11pt" style:font-size-asian="11pt"/>
    </style:style>
    <style:style style:name="P244" style:parent-style-name="Normalny" style:family="paragraph">
      <style:text-properties style:font-name="Cambria, 'Palatino Linotype'" fo:font-size="11pt" style:font-size-asian="11pt"/>
    </style:style>
    <style:style style:name="P245" style:parent-style-name="Normalny" style:family="paragraph">
      <style:text-properties style:font-name="Cambria, 'Palatino Linotype'" fo:font-size="11pt" style:font-size-asian="11pt"/>
    </style:style>
    <style:style style:name="P246" style:parent-style-name="Normalny" style:family="paragraph">
      <style:text-properties style:font-name="Cambria, 'Palatino Linotype'" fo:font-size="11pt" style:font-size-asian="11pt"/>
    </style:style>
    <style:style style:name="P247" style:parent-style-name="Normalny" style:family="paragraph">
      <style:text-properties style:font-name="Cambria, 'Palatino Linotype'" fo:font-size="11pt" style:font-size-asian="11pt"/>
    </style:style>
    <style:style style:name="P248" style:parent-style-name="Normalny" style:family="paragraph">
      <style:text-properties style:font-name="Cambria, 'Palatino Linotype'" fo:font-size="11pt" style:font-size-asian="11pt"/>
    </style:style>
    <style:style style:name="P249" style:parent-style-name="Normalny" style:family="paragraph">
      <style:text-properties style:font-name="Cambria, 'Palatino Linotype'" fo:font-size="11pt" style:font-size-asian="11pt"/>
    </style:style>
    <style:style style:name="P250" style:parent-style-name="Normalny" style:family="paragraph">
      <style:text-properties style:font-name="Cambria, 'Palatino Linotype'" fo:font-size="11pt" style:font-size-asian="11pt"/>
    </style:style>
    <style:style style:name="P251" style:parent-style-name="Normalny" style:family="paragraph">
      <style:text-properties style:font-name="Cambria, 'Palatino Linotype'" fo:font-size="11pt" style:font-size-asian="11pt"/>
    </style:style>
    <style:style style:name="P252" style:parent-style-name="Normalny" style:family="paragraph">
      <style:text-properties style:font-name="Cambria, 'Palatino Linotype'" fo:font-size="11pt" style:font-size-asian="11pt"/>
    </style:style>
    <style:style style:name="P253" style:parent-style-name="Normalny" style:family="paragraph">
      <style:text-properties style:font-name="Cambria, 'Palatino Linotype'" fo:font-size="11pt" style:font-size-asian="11pt"/>
    </style:style>
    <style:style style:name="P254" style:parent-style-name="Normalny" style:family="paragraph">
      <style:text-properties style:font-name="Cambria, 'Palatino Linotype'" fo:font-size="11pt" style:font-size-asian="11pt"/>
    </style:style>
    <style:style style:name="P255" style:parent-style-name="Normalny" style:family="paragraph">
      <style:text-properties style:font-name="Cambria, 'Palatino Linotype'" fo:font-size="11pt" style:font-size-asian="11pt"/>
    </style:style>
    <style:style style:name="P256" style:parent-style-name="Normalny" style:family="paragraph">
      <style:text-properties style:font-name="Cambria, 'Palatino Linotype'" fo:font-size="11pt" style:font-size-asian="11pt"/>
    </style:style>
    <style:style style:name="P257" style:parent-style-name="Normalny" style:family="paragraph">
      <style:text-properties style:font-name="Cambria, 'Palatino Linotype'" fo:font-size="11pt" style:font-size-asian="11pt"/>
    </style:style>
    <style:style style:name="P258" style:parent-style-name="Normalny" style:family="paragraph">
      <style:text-properties style:font-name="Cambria, 'Palatino Linotype'" fo:font-size="11pt" style:font-size-asian="11pt"/>
    </style:style>
    <style:style style:name="P259" style:parent-style-name="Normalny" style:family="paragraph">
      <style:text-properties style:font-name="Cambria, 'Palatino Linotype'" fo:font-size="11pt" style:font-size-asian="11pt"/>
    </style:style>
    <style:style style:name="P260" style:parent-style-name="Normalny" style:family="paragraph">
      <style:text-properties style:font-name="Cambria, 'Palatino Linotype'" fo:font-size="11pt" style:font-size-asian="11pt"/>
    </style:style>
    <style:style style:name="P261" style:parent-style-name="Normalny" style:family="paragraph">
      <style:text-properties style:font-name="Cambria, 'Palatino Linotype'" fo:font-size="11pt" style:font-size-asian="11pt"/>
    </style:style>
    <style:style style:name="P262" style:parent-style-name="Normalny" style:family="paragraph">
      <style:text-properties style:font-name="Cambria, 'Palatino Linotype'" fo:font-size="11pt" style:font-size-asian="11pt"/>
    </style:style>
    <style:style style:name="P263" style:parent-style-name="Normalny" style:family="paragraph">
      <style:text-properties style:font-name="Cambria, 'Palatino Linotype'" fo:font-size="11pt" style:font-size-asian="11pt"/>
    </style:style>
    <style:style style:name="P264" style:parent-style-name="Normalny" style:family="paragraph">
      <style:text-properties style:font-name="Cambria, 'Palatino Linotype'" fo:font-size="11pt" style:font-size-asian="11pt"/>
    </style:style>
    <style:style style:name="P265" style:parent-style-name="Normalny" style:family="paragraph">
      <style:text-properties style:font-name="Cambria, 'Palatino Linotype'" fo:font-size="11pt" style:font-size-asian="11pt"/>
    </style:style>
    <style:style style:name="P266" style:parent-style-name="Normalny" style:family="paragraph">
      <style:text-properties style:font-name="Cambria, 'Palatino Linotype'" fo:font-size="11pt" style:font-size-asian="11pt"/>
    </style:style>
    <style:style style:name="P267" style:parent-style-name="Normalny" style:family="paragraph">
      <style:text-properties style:font-name="Cambria, 'Palatino Linotype'" fo:font-size="11pt" style:font-size-asian="11pt"/>
    </style:style>
    <style:style style:name="P268" style:parent-style-name="Normalny" style:family="paragraph">
      <style:text-properties style:font-name="Cambria, 'Palatino Linotype'" fo:font-size="11pt" style:font-size-asian="11pt"/>
    </style:style>
    <style:style style:name="P269" style:parent-style-name="Normalny" style:family="paragraph">
      <style:text-properties style:font-name="Cambria, 'Palatino Linotype'" fo:font-size="11pt" style:font-size-asian="11pt"/>
    </style:style>
    <style:style style:name="P270" style:parent-style-name="Normalny" style:family="paragraph">
      <style:text-properties style:font-name="Cambria, 'Palatino Linotype'" fo:font-size="11pt" style:font-size-asian="11pt"/>
    </style:style>
    <style:style style:name="P271" style:parent-style-name="Normalny" style:family="paragraph">
      <style:text-properties style:font-name="Cambria, 'Palatino Linotype'" fo:font-size="11pt" style:font-size-asian="11pt"/>
    </style:style>
    <style:style style:name="P272" style:parent-style-name="Normalny" style:family="paragraph">
      <style:text-properties style:font-name="Cambria, 'Palatino Linotype'" fo:font-size="11pt" style:font-size-asian="11pt"/>
    </style:style>
    <style:style style:name="P273" style:parent-style-name="Normalny" style:family="paragraph">
      <style:text-properties style:font-name="Cambria, 'Palatino Linotype'" fo:font-size="11pt" style:font-size-asian="11pt"/>
    </style:style>
    <style:style style:name="P274" style:parent-style-name="Normalny" style:family="paragraph">
      <style:text-properties style:font-name="Cambria, 'Palatino Linotype'" fo:font-size="11pt" style:font-size-asian="11pt"/>
    </style:style>
    <style:style style:name="P275" style:parent-style-name="Normalny" style:family="paragraph">
      <style:text-properties style:font-name="Cambria, 'Palatino Linotype'" fo:font-size="11pt" style:font-size-asian="11pt"/>
    </style:style>
    <style:style style:name="P276" style:parent-style-name="Normalny" style:family="paragraph">
      <style:text-properties style:font-name="Cambria, 'Palatino Linotype'" fo:font-size="11pt" style:font-size-asian="11pt"/>
    </style:style>
    <style:style style:name="P277" style:parent-style-name="Normalny" style:family="paragraph">
      <style:text-properties style:font-name="Cambria, 'Palatino Linotype'" fo:font-size="11pt" style:font-size-asian="11pt"/>
    </style:style>
    <style:style style:name="P278" style:parent-style-name="Normalny" style:family="paragraph">
      <style:text-properties style:font-name="Cambria, 'Palatino Linotype'" fo:font-size="11pt" style:font-size-asian="11pt"/>
    </style:style>
    <style:style style:name="P279" style:parent-style-name="Normalny" style:family="paragraph">
      <style:text-properties style:font-name="Cambria, 'Palatino Linotype'" fo:font-size="11pt" style:font-size-asian="11pt"/>
    </style:style>
    <style:style style:name="P280" style:parent-style-name="Normalny" style:family="paragraph">
      <style:text-properties style:font-name="Cambria, 'Palatino Linotype'" fo:font-size="11pt" style:font-size-asian="11pt"/>
    </style:style>
    <style:style style:name="P281" style:parent-style-name="Normalny" style:family="paragraph">
      <style:text-properties style:font-name="Cambria, 'Palatino Linotype'" fo:font-size="11pt" style:font-size-asian="11pt"/>
    </style:style>
    <style:style style:name="P282" style:parent-style-name="Normalny" style:family="paragraph">
      <style:text-properties style:font-name="Cambria, 'Palatino Linotype'" fo:font-size="11pt" style:font-size-asian="11pt"/>
    </style:style>
    <style:style style:name="P283" style:parent-style-name="Normalny" style:family="paragraph">
      <style:text-properties style:font-name="Cambria, 'Palatino Linotype'" fo:font-size="11pt" style:font-size-asian="11pt"/>
    </style:style>
    <style:style style:name="P284" style:parent-style-name="Normalny" style:family="paragraph">
      <style:text-properties style:font-name="Cambria, 'Palatino Linotype'" fo:font-size="11pt" style:font-size-asian="11pt"/>
    </style:style>
    <style:style style:name="P285" style:parent-style-name="Normalny" style:family="paragraph">
      <style:text-properties style:font-name="Cambria, 'Palatino Linotype'" fo:font-size="11pt" style:font-size-asian="11pt"/>
    </style:style>
    <style:style style:name="P286" style:parent-style-name="Normalny" style:family="paragraph">
      <style:text-properties style:font-name="Cambria, 'Palatino Linotype'" fo:font-size="11pt" style:font-size-asian="11pt"/>
    </style:style>
    <style:style style:name="P287" style:parent-style-name="Normalny" style:family="paragraph">
      <style:text-properties style:font-name="Cambria, 'Palatino Linotype'" fo:font-size="11pt" style:font-size-asian="11pt"/>
    </style:style>
    <style:style style:name="P288" style:parent-style-name="Normalny" style:family="paragraph">
      <style:text-properties style:font-name="Cambria, 'Palatino Linotype'" fo:font-size="11pt" style:font-size-asian="11pt"/>
    </style:style>
    <style:style style:name="P289" style:parent-style-name="Normalny" style:family="paragraph">
      <style:text-properties style:font-name="Cambria, 'Palatino Linotype'" fo:font-size="11pt" style:font-size-asian="11pt"/>
    </style:style>
    <style:style style:name="P290" style:parent-style-name="Normalny" style:family="paragraph">
      <style:text-properties style:font-name="Cambria, 'Palatino Linotype'" fo:font-size="11pt" style:font-size-asian="11pt"/>
    </style:style>
    <style:style style:name="P291" style:parent-style-name="Normalny" style:family="paragraph">
      <style:text-properties style:font-name="Cambria, 'Palatino Linotype'" fo:font-size="11pt" style:font-size-asian="11pt"/>
    </style:style>
    <style:style style:name="P292" style:parent-style-name="Normalny" style:family="paragraph">
      <style:text-properties style:font-name="Cambria, 'Palatino Linotype'" fo:font-size="11pt" style:font-size-asian="11pt"/>
    </style:style>
    <style:style style:name="P293" style:parent-style-name="Normalny" style:family="paragraph">
      <style:text-properties style:font-name="Cambria, 'Palatino Linotype'" fo:font-size="11pt" style:font-size-asian="11pt"/>
    </style:style>
    <style:style style:name="P294" style:parent-style-name="Normalny" style:family="paragraph">
      <style:text-properties style:font-name="Cambria, 'Palatino Linotype'" fo:font-size="11pt" style:font-size-asian="11pt"/>
    </style:style>
    <style:style style:name="P295" style:parent-style-name="Normalny" style:family="paragraph">
      <style:text-properties style:font-name="Cambria, 'Palatino Linotype'" fo:font-size="11pt" style:font-size-asian="11pt"/>
    </style:style>
    <style:style style:name="P296" style:parent-style-name="Normalny" style:family="paragraph">
      <style:text-properties style:font-name="Cambria, 'Palatino Linotype'" fo:font-size="11pt" style:font-size-asian="11pt"/>
    </style:style>
    <style:style style:name="P297" style:parent-style-name="Normalny" style:family="paragraph">
      <style:text-properties style:font-name="Cambria, 'Palatino Linotype'" fo:font-size="11pt" style:font-size-asian="11pt"/>
    </style:style>
    <style:style style:name="P298" style:parent-style-name="Normalny" style:family="paragraph">
      <style:text-properties style:font-name="Cambria, 'Palatino Linotype'" fo:font-size="11pt" style:font-size-asian="11pt"/>
    </style:style>
    <style:style style:name="P299" style:parent-style-name="Normalny" style:family="paragraph">
      <style:text-properties style:font-name="Cambria, 'Palatino Linotype'" fo:font-size="11pt" style:font-size-asian="11pt"/>
    </style:style>
    <style:style style:name="P300" style:parent-style-name="Normalny" style:family="paragraph">
      <style:text-properties style:font-name="Cambria, 'Palatino Linotype'" fo:font-size="11pt" style:font-size-asian="11pt"/>
    </style:style>
    <style:style style:name="P301" style:parent-style-name="Normalny" style:family="paragraph">
      <style:text-properties style:font-name="Cambria, 'Palatino Linotype'" fo:font-size="11pt" style:font-size-asian="11pt"/>
    </style:style>
    <style:style style:name="P302" style:parent-style-name="Normalny" style:family="paragraph">
      <style:text-properties style:font-name="Cambria, 'Palatino Linotype'" fo:font-size="11pt" style:font-size-asian="11pt"/>
    </style:style>
    <style:style style:name="P303" style:parent-style-name="Normalny" style:family="paragraph">
      <style:text-properties style:font-name="Cambria, 'Palatino Linotype'" fo:font-size="11pt" style:font-size-asian="11pt"/>
    </style:style>
    <style:style style:name="P304" style:parent-style-name="Normalny" style:family="paragraph">
      <style:text-properties style:font-name="Cambria, 'Palatino Linotype'" fo:font-size="11pt" style:font-size-asian="11pt"/>
    </style:style>
    <style:style style:name="P305" style:parent-style-name="Normalny" style:family="paragraph">
      <style:text-properties style:font-name="Cambria, 'Palatino Linotype'" fo:font-size="11pt" style:font-size-asian="11pt"/>
    </style:style>
    <style:style style:name="P306" style:parent-style-name="Normalny" style:family="paragraph">
      <style:text-properties style:font-name="Cambria, 'Palatino Linotype'" fo:font-size="11pt" style:font-size-asian="11pt"/>
    </style:style>
    <style:style style:name="P307" style:parent-style-name="Normalny" style:family="paragraph">
      <style:text-properties style:font-name="Cambria, 'Palatino Linotype'" fo:font-size="11pt" style:font-size-asian="11pt"/>
    </style:style>
    <style:style style:name="P308" style:parent-style-name="Normalny" style:family="paragraph">
      <style:text-properties style:font-name="Cambria, 'Palatino Linotype'" fo:font-size="11pt" style:font-size-asian="11pt"/>
    </style:style>
    <style:style style:name="P309" style:parent-style-name="Normalny" style:family="paragraph">
      <style:text-properties style:font-name="Cambria, 'Palatino Linotype'" fo:font-size="11pt" style:font-size-asian="11pt"/>
    </style:style>
    <style:style style:name="P310" style:parent-style-name="Normalny" style:family="paragraph">
      <style:text-properties style:font-name="Cambria, 'Palatino Linotype'" fo:font-size="11pt" style:font-size-asian="11pt"/>
    </style:style>
    <style:style style:name="P311" style:parent-style-name="Normalny" style:family="paragraph">
      <style:text-properties style:font-name="Cambria, 'Palatino Linotype'" fo:font-size="11pt" style:font-size-asian="11pt"/>
    </style:style>
    <style:style style:name="P312" style:parent-style-name="Normalny" style:family="paragraph">
      <style:text-properties style:font-name="Cambria, 'Palatino Linotype'" fo:font-size="11pt" style:font-size-asian="11pt"/>
    </style:style>
    <style:style style:name="P313" style:parent-style-name="Normalny" style:family="paragraph">
      <style:text-properties style:font-name="Cambria, 'Palatino Linotype'" fo:font-size="11pt" style:font-size-asian="11pt"/>
    </style:style>
    <style:style style:name="P314" style:parent-style-name="Normalny" style:family="paragraph">
      <style:text-properties style:font-name="Cambria, 'Palatino Linotype'" fo:font-size="11pt" style:font-size-asian="11pt"/>
    </style:style>
    <style:style style:name="P315" style:parent-style-name="Normalny" style:family="paragraph">
      <style:text-properties style:font-name="Cambria, 'Palatino Linotype'" fo:font-size="11pt" style:font-size-asian="11pt"/>
    </style:style>
    <style:style style:name="P316" style:parent-style-name="Normalny" style:family="paragraph">
      <style:text-properties style:font-name="Cambria, 'Palatino Linotype'" fo:font-size="11pt" style:font-size-asian="11pt"/>
    </style:style>
    <style:style style:name="P317" style:parent-style-name="Normalny" style:family="paragraph">
      <style:text-properties style:font-name="Cambria, 'Palatino Linotype'" fo:font-size="11pt" style:font-size-asian="11pt"/>
    </style:style>
    <style:style style:name="P318" style:parent-style-name="Normalny" style:family="paragraph">
      <style:text-properties style:font-name="Cambria, 'Palatino Linotype'" fo:font-size="11pt" style:font-size-asian="11pt"/>
    </style:style>
    <style:style style:name="P319" style:parent-style-name="Normalny" style:family="paragraph">
      <style:text-properties style:font-name="Cambria, 'Palatino Linotype'" fo:font-size="11pt" style:font-size-asian="11pt"/>
    </style:style>
    <style:style style:name="P320" style:parent-style-name="Normalny" style:family="paragraph">
      <style:text-properties style:font-name="Cambria, 'Palatino Linotype'" fo:font-size="11pt" style:font-size-asian="11pt"/>
    </style:style>
    <style:style style:name="P321" style:parent-style-name="Normalny" style:family="paragraph">
      <style:text-properties style:font-name="Cambria, 'Palatino Linotype'" fo:font-size="11pt" style:font-size-asian="11pt"/>
    </style:style>
    <style:style style:name="P322" style:parent-style-name="Normalny" style:family="paragraph">
      <style:text-properties style:font-name="Cambria, 'Palatino Linotype'" fo:font-size="11pt" style:font-size-asian="11pt"/>
    </style:style>
    <style:style style:name="P323" style:parent-style-name="Normalny" style:family="paragraph">
      <style:text-properties style:font-name="Cambria, 'Palatino Linotype'" fo:font-size="11pt" style:font-size-asian="11pt"/>
    </style:style>
    <style:style style:name="P324" style:parent-style-name="Normalny" style:family="paragraph">
      <style:text-properties style:font-name="Cambria, 'Palatino Linotype'" fo:font-size="11pt" style:font-size-asian="11pt"/>
    </style:style>
    <style:style style:name="P325" style:parent-style-name="Normalny" style:family="paragraph">
      <style:text-properties style:font-name="Cambria, 'Palatino Linotype'" fo:font-size="11pt" style:font-size-asian="11pt"/>
    </style:style>
    <style:style style:name="T326" style:parent-style-name="Domyślnaczcionkaakapitu" style:family="text">
      <style:text-properties style:font-name-asian="SimSun" style:font-name-complex="Arial" style:font-size-complex="12pt" fo:language="pl" fo:country="PL" style:language-complex="hi" style:country-complex="IN"/>
    </style:style>
    <style:style style:name="T327" style:parent-style-name="Domyślnaczcionkaakapitu" style:family="text">
      <style:text-properties style:font-name-asian="SimSun" style:font-name-complex="Arial" style:font-size-complex="12pt" fo:language="pl" fo:country="PL" style:language-complex="hi" style:country-complex="IN"/>
    </style:style>
    <style:style style:name="T328" style:parent-style-name="Domyślnaczcionkaakapitu" style:family="text">
      <style:text-properties style:font-name-asian="SimSun" style:font-name-complex="Arial" style:font-size-complex="12pt" fo:language="pl" fo:country="PL" style:language-complex="hi" style:country-complex="IN"/>
    </style:style>
    <style:style style:name="T329" style:parent-style-name="Domyślnaczcionkaakapitu" style:family="text">
      <style:text-properties style:font-name-asian="SimSun" style:font-name-complex="Arial" style:font-size-complex="12pt" fo:language="pl" fo:country="PL" style:language-complex="hi" style:country-complex="IN"/>
    </style:style>
    <style:style style:name="T330" style:parent-style-name="Domyślnaczcionkaakapitu" style:family="text">
      <style:text-properties style:font-name-asian="SimSun" style:font-name-complex="Arial" style:font-size-complex="12pt" fo:language="pl" fo:country="PL" style:language-complex="hi" style:country-complex="IN"/>
    </style:style>
    <style:style style:name="T331" style:parent-style-name="Domyślnaczcionkaakapitu" style:family="text">
      <style:text-properties style:font-name-asian="SimSun" style:font-name-complex="Arial" style:font-size-complex="12pt" fo:language="pl" fo:country="PL" style:language-complex="hi" style:country-complex="IN"/>
    </style:style>
    <style:style style:name="T332" style:parent-style-name="Domyślnaczcionkaakapitu" style:family="text">
      <style:text-properties style:font-name-asian="SimSun" style:font-name-complex="Arial" style:font-size-complex="12pt" fo:language="pl" fo:country="PL" style:language-complex="hi" style:country-complex="IN"/>
    </style:style>
    <style:style style:name="T333" style:parent-style-name="Domyślnaczcionkaakapitu" style:family="text">
      <style:text-properties style:font-name-asian="SimSun" style:font-name-complex="Arial" style:font-size-complex="12pt" fo:language="pl" fo:country="PL" style:language-complex="hi" style:country-complex="IN"/>
    </style:style>
    <style:style style:name="T334" style:parent-style-name="Domyślnaczcionkaakapitu" style:family="text">
      <style:text-properties style:font-name-asian="SimSun" style:font-name-complex="Arial" style:font-size-complex="12pt" fo:language="pl" fo:country="PL" style:language-complex="hi" style:country-complex="IN"/>
    </style:style>
    <style:style style:name="T335" style:parent-style-name="Domyślnaczcionkaakapitu" style:family="text">
      <style:text-properties style:font-name-asian="SimSun" style:font-name-complex="Arial" style:font-size-complex="12pt" fo:language="pl" fo:country="PL" style:language-complex="hi" style:country-complex="IN"/>
    </style:style>
    <style:style style:name="T336" style:parent-style-name="Domyślnaczcionkaakapitu" style:family="text">
      <style:text-properties style:font-name-asian="SimSun" style:font-name-complex="Arial" style:font-size-complex="12pt" fo:language="pl" fo:country="PL" style:language-complex="hi" style:country-complex="IN"/>
    </style:style>
    <style:style style:name="T337" style:parent-style-name="Domyślnaczcionkaakapitu" style:family="text">
      <style:text-properties style:font-name-asian="SimSun" style:font-name-complex="Arial" style:font-size-complex="12pt" fo:language="pl" fo:country="PL" style:language-complex="hi" style:country-complex="IN"/>
    </style:style>
    <style:style style:name="T338" style:parent-style-name="Domyślnaczcionkaakapitu" style:family="text">
      <style:text-properties style:font-name-asian="SimSun" style:font-name-complex="Arial" style:font-size-complex="12pt" fo:language="pl" fo:country="PL" style:language-complex="hi" style:country-complex="IN"/>
    </style:style>
    <style:style style:name="T339" style:parent-style-name="Domyślnaczcionkaakapitu" style:family="text">
      <style:text-properties style:font-name-asian="SimSun" style:font-name-complex="Arial" style:font-size-complex="12pt" fo:language="pl" fo:country="PL" style:language-complex="hi" style:country-complex="IN"/>
    </style:style>
    <style:style style:name="T340" style:parent-style-name="Domyślnaczcionkaakapitu" style:family="text">
      <style:text-properties style:font-name-asian="SimSun" style:font-name-complex="Arial" style:font-size-complex="12pt" fo:language="pl" fo:country="PL" style:language-complex="hi" style:country-complex="IN"/>
    </style:style>
    <style:style style:name="T341" style:parent-style-name="Domyślnaczcionkaakapitu" style:family="text">
      <style:text-properties style:font-name="Liberation Serif" style:font-name-asian="SimSun" style:font-name-complex="Arial" style:font-size-complex="12pt" fo:language="pl" fo:country="PL" style:language-complex="hi" style:country-complex="IN"/>
    </style:style>
    <style:style style:name="P342" style:parent-style-name="Standard" style:family="paragraph">
      <style:text-properties fo:font-weight="bold" style:font-weight-asian="bold" style:font-weight-complex="bold" fo:language="pl" fo:country="PL"/>
    </style:style>
    <style:style style:name="P343" style:parent-style-name="Standard" style:family="paragraph">
      <style:text-properties fo:language="pl" fo:country="PL"/>
    </style:style>
    <style:style style:name="P344" style:parent-style-name="Standard" style:family="paragraph">
      <style:text-properties fo:language="pl" fo:country="PL"/>
    </style:style>
    <style:style style:name="P345" style:parent-style-name="Standard" style:family="paragraph">
      <style:text-properties fo:language="pl" fo:country="PL"/>
    </style:style>
    <style:style style:name="P346" style:parent-style-name="Standard" style:family="paragraph">
      <style:text-properties fo:language="pl" fo:country="PL"/>
    </style:style>
    <style:style style:name="P347" style:parent-style-name="Standard" style:family="paragraph">
      <style:text-properties fo:language="pl" fo:country="PL"/>
    </style:style>
    <style:style style:name="P348" style:parent-style-name="Standard" style:family="paragraph">
      <style:text-properties fo:language="pl" fo:country="PL"/>
    </style:style>
    <style:style style:name="P349" style:parent-style-name="Standard" style:family="paragraph">
      <style:text-properties fo:language="pl" fo:country="PL"/>
    </style:style>
    <style:style style:name="P350" style:parent-style-name="Standard" style:family="paragraph">
      <style:text-properties fo:language="pl" fo:country="PL"/>
    </style:style>
    <style:style style:name="P351" style:parent-style-name="SRS-Nagłówek4" style:family="paragraph">
      <style:text-properties fo:language="pl" fo:country="PL"/>
    </style:style>
    <style:style style:name="P352" style:parent-style-name="SRS-Podrozdzial" style:family="paragraph">
      <style:text-properties fo:language="pl" fo:country="PL"/>
    </style:style>
    <style:style style:name="P353" style:parent-style-name="Standard" style:family="paragraph">
      <style:text-properties fo:language="pl" fo:country="PL"/>
    </style:style>
    <style:style style:name="P354" style:parent-style-name="Standard" style:family="paragraph">
      <style:text-properties fo:language="pl" fo:country="PL"/>
    </style:style>
    <style:style style:name="P355" style:parent-style-name="Standard" style:family="paragraph">
      <style:text-properties fo:language="pl" fo:country="PL"/>
    </style:style>
    <style:style style:name="P356" style:parent-style-name="SRS-Podrozdzial" style:family="paragraph">
      <style:text-properties fo:language="pl" fo:country="PL"/>
    </style:style>
    <style:style style:name="P357" style:parent-style-name="SRS-Nagłówek4" style:family="paragraph">
      <style:text-properties fo:language="pl" fo:country="PL"/>
    </style:style>
    <style:style style:name="P358" style:parent-style-name="Standard" style:family="paragraph">
      <style:text-properties fo:language="pl" fo:country="PL"/>
    </style:style>
    <style:style style:name="P359" style:parent-style-name="SRS-nagłówek1" style:family="paragraph"/>
    <style:style style:name="P360" style:parent-style-name="Akapitzlistą" style:family="paragraph">
      <style:text-properties fo:text-transform="uppercase" fo:color="#004D6C" fo:letter-spacing="0.0069in"/>
    </style:style>
    <style:style style:name="P361" style:parent-style-name="Standard" style:family="paragraph">
      <style:text-properties fo:language="pl" fo:country="PL"/>
    </style:style>
    <style:style style:name="P362" style:parent-style-name="Standard" style:family="paragraph">
      <style:text-properties fo:language="pl" fo:country="PL"/>
    </style:style>
    <style:style style:name="P363" style:parent-style-name="SRS-nagłówek1" style:family="paragraph"/>
    <style:style style:name="P364" style:parent-style-name="SRS-Nagłówek2" style:family="paragraph"/>
    <style:style style:name="P365" style:parent-style-name="SRS-Podrozdzial" style:family="paragraph">
      <style:text-properties fo:language="pl" fo:country="PL"/>
    </style:style>
    <style:style style:name="TableColumn367" style:family="table-column">
      <style:table-column-properties style:column-width="0.6729in" style:use-optimal-column-width="false"/>
    </style:style>
    <style:style style:name="TableColumn368" style:family="table-column">
      <style:table-column-properties style:column-width="4.9083in" style:use-optimal-column-width="false"/>
    </style:style>
    <style:style style:name="TableColumn369" style:family="table-column">
      <style:table-column-properties style:column-width="0.9173in" style:use-optimal-column-width="false"/>
    </style:style>
    <style:style style:name="Table366" style:family="table">
      <style:table-properties style:width="6.4986in" fo:margin-left="-0.0784in" table:align="left"/>
    </style:style>
    <style:style style:name="TableRow370" style:family="table-row">
      <style:table-row-properties style:min-row-height="0.2263in" style:use-optimal-row-height="false"/>
    </style:style>
    <style:style style:name="TableCell371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372" style:parent-style-name="Standard" style:family="paragraph">
      <style:paragraph-properties fo:text-align="center" fo:margin-bottom="0in"/>
      <style:text-properties fo:font-weight="bold" style:font-weight-asian="bold" fo:language="pl" fo:country="PL"/>
    </style:style>
    <style:style style:name="TableCell373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374" style:parent-style-name="Standard" style:family="paragraph">
      <style:paragraph-properties fo:text-align="center" fo:margin-bottom="0in"/>
      <style:text-properties fo:font-weight="bold" style:font-weight-asian="bold" fo:language="pl" fo:country="PL"/>
    </style:style>
    <style:style style:name="TableCell375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376" style:parent-style-name="Standard" style:family="paragraph">
      <style:paragraph-properties fo:text-align="center" fo:margin-bottom="0in"/>
      <style:text-properties fo:font-weight="bold" style:font-weight-asian="bold" fo:language="pl" fo:country="PL"/>
    </style:style>
    <style:style style:name="TableRow377" style:family="table-row">
      <style:table-row-properties style:min-row-height="0.2263in" style:use-optimal-row-height="false"/>
    </style:style>
    <style:style style:name="TableCell378" style:family="table-cell">
      <style:table-cell-properties fo:border-top="0.0069in solid #000000" fo:border-left="0.0069in solid #000000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379" style:parent-style-name="Standard" style:family="paragraph">
      <style:paragraph-properties fo:text-align="center" fo:margin-bottom="0in"/>
      <style:text-properties fo:language="pl" fo:country="PL"/>
    </style:style>
    <style:style style:name="TableCell380" style:family="table-cell">
      <style:table-cell-properties fo:border-top="0.0069in solid #000000" fo:border-left="0.0069in solid #000000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381" style:parent-style-name="Standard" style:family="paragraph">
      <style:paragraph-properties fo:margin-bottom="0in"/>
      <style:text-properties fo:language="pl" fo:country="PL"/>
    </style:style>
    <style:style style:name="P382" style:parent-style-name="Standard" style:family="paragraph">
      <style:paragraph-properties fo:margin-bottom="0in"/>
      <style:text-properties fo:language="pl" fo:country="PL"/>
    </style:style>
    <style:style style:name="P383" style:parent-style-name="Standard" style:family="paragraph">
      <style:paragraph-properties fo:margin-bottom="0in"/>
      <style:text-properties fo:language="pl" fo:country="PL"/>
    </style:style>
    <style:style style:name="P384" style:parent-style-name="Standard" style:family="paragraph">
      <style:paragraph-properties fo:margin-bottom="0in"/>
      <style:text-properties fo:language="pl" fo:country="PL"/>
    </style:style>
    <style:style style:name="P385" style:parent-style-name="Standard" style:family="paragraph">
      <style:paragraph-properties fo:margin-bottom="0in"/>
      <style:text-properties fo:language="pl" fo:country="PL"/>
    </style:style>
    <style:style style:name="P386" style:parent-style-name="Standard" style:family="paragraph">
      <style:paragraph-properties fo:margin-bottom="0in"/>
      <style:text-properties fo:language="pl" fo:country="PL"/>
    </style:style>
    <style:style style:name="P387" style:parent-style-name="Standard" style:family="paragraph">
      <style:paragraph-properties fo:margin-bottom="0in"/>
      <style:text-properties fo:language="pl" fo:country="PL"/>
    </style:style>
    <style:style style:name="P388" style:parent-style-name="Standard" style:family="paragraph">
      <style:paragraph-properties fo:margin-bottom="0in"/>
      <style:text-properties fo:language="pl" fo:country="PL"/>
    </style:style>
    <style:style style:name="TableCell38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90" style:parent-style-name="Standard" style:family="paragraph">
      <style:paragraph-properties fo:text-align="center" fo:margin-bottom="0in"/>
      <style:text-properties fo:language="pl" fo:country="PL"/>
    </style:style>
    <style:style style:name="P391" style:parent-style-name="Standard" style:family="paragraph">
      <style:text-properties fo:language="pl" fo:country="PL"/>
    </style:style>
    <style:style style:name="P392" style:parent-style-name="SRS-Nagłówek2" style:family="paragraph"/>
    <style:style style:name="P393" style:parent-style-name="SRS-Nagłówek3" style:family="paragraph"/>
    <style:style style:name="P394" style:parent-style-name="SRS-Komentarz" style:family="paragraph">
      <style:text-properties fo:font-style="normal" style:font-style-asian="normal" fo:color="#000000"/>
    </style:style>
    <style:style style:name="P395" style:parent-style-name="SRS-Nagłówek3" style:family="paragraph"/>
    <style:style style:name="P396" style:parent-style-name="Standard" style:family="paragraph">
      <style:text-properties fo:language="pl" fo:country="PL"/>
    </style:style>
    <style:style style:name="P397" style:parent-style-name="SRS-Nagłówek3" style:family="paragraph"/>
    <style:style style:name="P398" style:parent-style-name="SRS-Podrozdzial" style:family="paragraph">
      <style:text-properties fo:language="pl" fo:country="PL"/>
    </style:style>
    <style:style style:name="P399" style:parent-style-name="Standard" style:family="paragraph">
      <style:paragraph-properties fo:margin-bottom="0in"/>
      <style:text-properties fo:language="pl" fo:country="PL"/>
    </style:style>
    <style:style style:name="P400" style:parent-style-name="SRS-nagłówek1" style:family="paragraph"/>
    <style:style style:name="TableColumn402" style:family="table-column">
      <style:table-column-properties style:column-width="0.375in" style:use-optimal-column-width="false"/>
    </style:style>
    <style:style style:name="TableColumn403" style:family="table-column">
      <style:table-column-properties style:column-width="1.0784in" style:use-optimal-column-width="false"/>
    </style:style>
    <style:style style:name="TableColumn404" style:family="table-column">
      <style:table-column-properties style:column-width="5.0034in" style:use-optimal-column-width="false"/>
    </style:style>
    <style:style style:name="Table401" style:family="table">
      <style:table-properties style:width="6.4569in" fo:margin-left="-0.0784in" table:align="left"/>
    </style:style>
    <style:style style:name="TableRow405" style:family="table-row">
      <style:table-row-properties style:min-row-height="0.2444in" style:use-optimal-row-height="false"/>
    </style:style>
    <style:style style:name="TableCell406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407" style:parent-style-name="Normalny" style:family="paragraph">
      <style:paragraph-properties fo:widows="2" fo:orphans="2" fo:text-align="justify"/>
      <style:text-properties style:font-name="Cambria, 'Palatino Linotype'" style:font-name-asian="Times New Roman" style:font-name-complex="Times New Roman" fo:font-weight="bold" style:font-weight-asian="bold" style:font-weight-complex="bold" fo:font-size="11pt" style:font-size-asian="11pt" style:font-size-complex="11pt" style:language-complex="ar" style:country-complex="SA" fo:hyphenate="true"/>
    </style:style>
    <style:style style:name="TableCell408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409" style:parent-style-name="Normalny" style:family="paragraph">
      <style:paragraph-properties fo:widows="2" fo:orphans="2" fo:text-align="justify"/>
      <style:text-properties style:font-name="Cambria, 'Palatino Linotype'" style:font-name-asian="Times New Roman" style:font-name-complex="Times New Roman" fo:font-weight="bold" style:font-weight-asian="bold" fo:font-size="11pt" style:font-size-asian="11pt" style:font-size-complex="11pt" style:language-complex="ar" style:country-complex="SA" fo:hyphenate="true"/>
    </style:style>
    <style:style style:name="TableRow410" style:family="table-row">
      <style:table-row-properties style:min-row-height="0.2in" style:use-optimal-row-height="false"/>
    </style:style>
    <style:style style:name="TableCell411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412" style:parent-style-name="Normalny" style:family="paragraph">
      <style:paragraph-properties fo:widows="2" fo:orphans="2" fo:text-align="justify"/>
      <style:text-properties style:font-name="Cambria, 'Palatino Linotype'" style:font-name-asian="Times New Roman" style:font-name-complex="Times New Roman" fo:font-weight="bold" style:font-weight-asian="bold" style:font-weight-complex="bold" fo:font-size="11pt" style:font-size-asian="11pt" style:font-size-complex="11pt" style:language-complex="ar" style:country-complex="SA" fo:hyphenate="true"/>
    </style:style>
    <style:style style:name="P413" style:parent-style-name="Normalny" style:family="paragraph">
      <style:paragraph-properties fo:widows="2" fo:orphans="2" fo:text-align="justify"/>
      <style:text-properties style:font-name="Cambria, 'Palatino Linotype'" style:font-name-asian="Times New Roman" style:font-name-complex="Times New Roman" fo:font-weight="bold" style:font-weight-asian="bold" fo:font-size="11pt" style:font-size-asian="11pt" style:font-size-complex="11pt" style:language-complex="ar" style:country-complex="SA" fo:hyphenate="true"/>
    </style:style>
    <style:style style:name="TableCell414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415" style:parent-style-name="Normalny" style:family="paragraph">
      <style:paragraph-properties fo:widows="2" fo:orphans="2" style:snap-to-layout-grid="false" fo:text-align="justify" fo:margin-bottom="0.1388in"/>
      <style:text-properties style:font-name="Cambria, 'Palatino Linotype'" style:font-name-asian="Times New Roman" style:font-name-complex="Times New Roman" fo:font-weight="bold" style:font-weight-asian="bold" fo:font-size="11pt" style:font-size-asian="11pt" style:font-size-complex="11pt" style:language-complex="ar" style:country-complex="SA" fo:hyphenate="true"/>
    </style:style>
    <style:style style:name="TableRow416" style:family="table-row">
      <style:table-row-properties style:min-row-height="0.2in" style:use-optimal-row-height="false"/>
    </style:style>
    <style:style style:name="TableCell417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418" style:parent-style-name="Normalny" style:family="paragraph">
      <style:paragraph-properties fo:widows="2" fo:orphans="2" fo:text-align="justify"/>
      <style:text-properties style:font-name="Cambria, 'Palatino Linotype'" style:font-name-asian="Times New Roman" style:font-name-complex="Times New Roman" fo:font-weight="bold" style:font-weight-asian="bold" style:font-weight-complex="bold" fo:font-size="11pt" style:font-size-asian="11pt" style:font-size-complex="11pt" style:language-complex="ar" style:country-complex="SA" fo:hyphenate="true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Normalny" style:family="paragraph">
      <style:paragraph-properties fo:widows="2" fo:orphans="2" fo:text-align="justify"/>
      <style:text-properties style:font-name="Cambria, 'Palatino Linotype'" style:font-name-asian="Times New Roman" style:font-name-complex="Times New Roman" fo:font-size="11pt" style:font-size-asian="11pt" style:font-size-complex="11pt" style:language-complex="ar" style:country-complex="SA" fo:hyphenate="true"/>
    </style:style>
    <style:style style:name="TableRow421" style:family="table-row">
      <style:table-row-properties style:min-row-height="0.2in" style:use-optimal-row-height="false"/>
    </style:style>
    <style:style style:name="TableCell422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423" style:parent-style-name="Normalny" style:family="paragraph">
      <style:paragraph-properties fo:widows="2" fo:orphans="2" fo:text-align="justify"/>
      <style:text-properties style:font-name="Cambria, 'Palatino Linotype'" style:font-name-asian="Times New Roman" style:font-name-complex="Times New Roman" fo:font-weight="bold" style:font-weight-asian="bold" style:font-weight-complex="bold" fo:font-size="11pt" style:font-size-asian="11pt" style:font-size-complex="11pt" style:language-complex="ar" style:country-complex="SA" fo:hyphenate="true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Normalny" style:family="paragraph">
      <style:paragraph-properties fo:widows="2" fo:orphans="2" fo:text-align="justify" fo:margin-bottom="0.1388in"/>
      <style:text-properties style:font-name="Cambria, 'Palatino Linotype'" style:font-name-asian="Times New Roman" style:font-name-complex="Times New Roman" fo:font-size="11pt" style:font-size-asian="11pt" style:font-size-complex="11pt" style:language-complex="ar" style:country-complex="SA" fo:hyphenate="true"/>
    </style:style>
    <style:style style:name="P426" style:parent-style-name="Standard" style:family="paragraph">
      <style:text-properties fo:language="pl" fo:country="PL"/>
    </style:style>
    <style:style style:name="P427" style:parent-style-name="SRS-nagłówek1" style:family="paragraph"/>
    <style:style style:name="P428" style:parent-style-name="Standard" style:family="paragraph">
      <style:text-properties fo:language="pl" fo:country="PL"/>
    </style:style>
    <style:style style:name="P429" style:parent-style-name="SRS-nagłówek1" style:family="paragraph"/>
    <style:style style:name="P430" style:parent-style-name="Standard" style:family="paragraph">
      <style:text-properties fo:language="pl" fo:country="PL"/>
    </style:style>
    <style:style style:name="P431" style:parent-style-name="Standard" style:family="paragraph">
      <style:text-properties fo:language="pl" fo:country="PL"/>
    </style:style>
    <style:style style:name="P432" style:parent-style-name="Standard" style:family="paragraph">
      <style:text-properties fo:language="pl" fo:country="PL"/>
    </style:style>
    <style:style style:name="P433" style:parent-style-name="Standard" style:family="paragraph">
      <style:text-properties fo:language="pl" fo:country="PL"/>
    </style:style>
    <style:style style:name="P434" style:parent-style-name="Standard" style:family="paragraph">
      <style:text-properties fo:language="pl" fo:country="PL"/>
    </style:style>
    <style:style style:name="P435" style:parent-style-name="Standard" style:family="paragraph">
      <style:text-properties fo:language="pl" fo:country="PL"/>
    </style:style>
    <style:style style:name="P436" style:parent-style-name="Standard" style:family="paragraph">
      <style:text-properties fo:language="pl" fo:country="PL"/>
    </style:style>
    <style:style style:name="T437" style:parent-style-name="Domyślnaczcionkaakapitu" style:family="text">
      <style:text-properties fo:language="pl" fo:country="PL"/>
    </style:style>
    <style:style style:name="T438" style:parent-style-name="Domyślnaczcionkaakapitu" style:family="text">
      <style:text-properties fo:language="pl" fo:country="PL"/>
    </style:style>
  </office:automatic-styles>
  <office:body>
    <office:text text:use-soft-page-breaks="true">
      <text:p text:style-name="P1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SpecyFikacja Wymagań</text:p>
      <text:p text:style-name="P35">dla GRY „POLITECHNIKON”</text:p>
      <text:p text:style-name="P36">Wersja 1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Standard"><text:span text:style-name="T47">Szablon specyfikacji wymagań opisany w instrukcji pt. „Specyfikacja wymagań dla systemów informatycznych”.<text:s/></text:span><text:span text:style-name="T48">Dokument został zedytowany po wcześniejszym usunięciu komentarzy i stworzony z pomocą opracowanego przykłady na podstawie rzeczywistej specyfikacji systemu ADE oraz jego dokumentacji, według szablonu i instrukcji pt. „Specyfikacja wymagań dla systemów info</text:span><text:span text:style-name="T49">rmatycznych”.</text:span></text:p>
      <text:p text:style-name="P50">Autorzy szablonu: Jakub Jurkiewicz, Mirosław Ochodek, Bartosz Walter</text:p>
      <text:p text:style-name="P51">Autorzy zedytowanej wersji: Paweł Dudzik</text:p>
      <text:p text:style-name="P52"/>
      <text:p text:style-name="P53">Historia zmian dokumentu</text:p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Osoba</text:p>
          </table:table-cell>
          <table:table-cell table:style-name="TableCell62">
            <text:p text:style-name="P63">Data</text:p>
          </table:table-cell>
          <table:table-cell table:style-name="TableCell64">
            <text:p text:style-name="P65">Komentarz</text:p>
          </table:table-cell>
          <table:table-cell table:style-name="TableCell66">
            <text:p text:style-name="P67">Wersja</text:p>
          </table:table-cell>
        </table:table-row>
        <table:table-row table:style-name="TableRow68">
          <table:table-cell table:style-name="TableCell69">
            <text:p text:style-name="P70">Paweł Dudzik</text:p>
          </table:table-cell>
          <table:table-cell table:style-name="TableCell71">
            <text:p text:style-name="P72">04.03.2017</text:p>
          </table:table-cell>
          <table:table-cell table:style-name="TableCell73">
            <text:p text:style-name="P74">Pierwsza wersja</text:p>
          </table:table-cell>
          <table:table-cell table:style-name="TableCell75">
            <text:p text:style-name="P76">1.0</text:p>
          </table:table-cell>
        </table:table-row>
      </table:table>
      <text:p text:style-name="P77"/>
      <text:p text:style-name="P78">Spis treści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9"><text:a xlink:href="#__RefHeading___Toc243717245" office:target-frame-name="_top" xlink:show="replace"><text:span text:style-name="T80">1.Wprowadzenie</text:span><text:span text:style-name="T81"><text:tab/>4</text:span></text:a></text:p>
          <text:p text:style-name="P82"><text:a xlink:href="#__RefHeading___Toc243717246" office:target-frame-name="_top" xlink:show="replace">1.1.Cel dokumentu<text:tab/>4</text:a></text:p>
          <text:p text:style-name="P83"><text:a xlink:href="#__RefHeading___Toc243717247" office:target-frame-name="_top" xlink:show="replace">1.2.Przyjęte zasady w dokumencie<text:tab/>4</text:a></text:p>
          <text:p text:style-name="P84"><text:a xlink:href="#__RefHeading___Toc243717248" office:target-frame-name="_top" xlink:show="replace">1.3.Zakres produktu<text:tab/>4</text:a></text:p>
          <text:p text:style-name="P85"><text:a xlink:href="#__RefHeading___Toc243717250" office:target-frame-name="_top" xlink:show="replace"><text:span text:style-name="T86">2.Opis ogólny</text:span><text:span text:style-name="T87"><text:tab/>5</text:span></text:a></text:p>
          <text:p text:style-name="P88"><text:a xlink:href="#__RefHeading___Toc243717251" office:target-frame-name="_top" xlink:show="replace">2.1.Opis produktu<text:tab/>5</text:a></text:p>
          <text:p text:style-name="P89"><text:a xlink:href="#__RefHeading___Toc243717255" office:target-frame-name="_top" xlink:show="replace">2.2.Założenia i zależności<text:tab/>8</text:a></text:p>
          <text:p text:style-name="P90"><text:a xlink:href="#__RefHeading___Toc670_2051658391" office:target-frame-name="_top" xlink:show="replace"><text:span text:style-name="T91">Założenia</text:span><text:span text:style-name="T92"><text:tab/>8</text:span></text:a></text:p>
          <text:p text:style-name="P93"><text:a xlink:href="#__RefHeading___Toc672_2051658391" office:target-frame-name="_top" xlink:show="replace"><text:span text:style-name="T94">Zależności</text:span><text:span text:style-name="T95"><text:tab/>8</text:span></text:a></text:p>
          <text:p text:style-name="P96"><text:a xlink:href="#__RefHeading___Toc243717261" office:target-frame-name="_top" xlink:show="replace"><text:span text:style-name="T97">3.Wymagania funkcjonalne</text:span><text:span text:style-name="T98"><text:tab/>9</text:span></text:a></text:p>
          <text:p text:style-name="P99"><text:a xlink:href="#__RefHeading___Toc243717262" office:target-frame-name="_top" xlink:show="replace">3.1.Opis i priorytet<text:tab/>9</text:a></text:p>
          <text:p text:style-name="P100"><text:a xlink:href="#__RefHeading___Toc243717266" office:target-frame-name="_top" xlink:show="replace"><text:span text:style-name="T101">4.Charakterystyka interfejsów</text:span><text:span text:style-name="T102"><text:tab/>10</text:span></text:a></text:p>
          <text:p text:style-name="P103"><text:a xlink:href="#__RefHeading___Toc243717267" office:target-frame-name="_top" xlink:show="replace">4.1.Interfejs użytkownika<text:tab/>10</text:a></text:p>
          <text:p text:style-name="P104"><text:a xlink:href="#__RefHeading___Toc243717268" office:target-frame-name="_top" xlink:show="replace">4.2.Interfejsy zewnętrzne<text:tab/>10</text:a></text:p>
          <text:p text:style-name="P105"><text:a xlink:href="#__RefHeading___Toc243717269" office:target-frame-name="_top" xlink:show="replace"><text:span text:style-name="T106">4.2.1.Interfejsy sprzętowe</text:span><text:span text:style-name="T107"><text:tab/>10</text:span></text:a></text:p>
          <text:p text:style-name="P108"><text:a xlink:href="#__RefHeading___Toc243717270" office:target-frame-name="_top" xlink:show="replace"><text:span text:style-name="T109">4.2.2.Interfejsy programistyczne</text:span><text:span text:style-name="T110"><text:tab/>10</text:span></text:a></text:p>
          <text:p text:style-name="P111"><text:a xlink:href="#__RefHeading___Toc243717271" office:target-frame-name="_top" xlink:show="replace"><text:span text:style-name="T112">4.2.3.Interfejsy komunikacyjne</text:span><text:span text:style-name="T113"><text:tab/>10</text:span></text:a></text:p>
          <text:p text:style-name="P114"><text:a xlink:href="#__RefHeading___Toc243717272" office:target-frame-name="_top" xlink:show="replace"><text:span text:style-name="T115">5.Wymagania pozafunkcjonalne</text:span><text:span text:style-name="T116"><text:tab/>11</text:span></text:a></text:p>
          <text:p text:style-name="P117"><text:a xlink:href="#__RefHeading___Toc243717273" office:target-frame-name="_top" xlink:show="replace"><text:span text:style-name="T118">6.Inne wymagania</text:span><text:span text:style-name="T119"><text:tab/>12</text:span></text:a></text:p>
          <text:p text:style-name="P120">7.<text:a xlink:href="#__RefHeading___Toc243717274" office:target-frame-name="_top" xlink:show="replace"><text:span text:style-name="T121">Dodatek A: Słownik pojęć i terminów</text:span><text:span text:style-name="T122"><text:tab/>13</text:span></text:a></text:p>
        </text:index-body>
      </text:table-of-content>
      <text:list text:style-name="WW8Num101">
        <text:list-item text:start-value="1">
          <text:p text:style-name="P123"><text:bookmark-start text:name="__RefHeading___Toc243717245"/>Wprowadzenie<text:bookmark-end text:name="__RefHeading___Toc243717245"/></text:p>
          <text:list text:continue-numbering="true">
            <text:list-item>
              <text:p text:style-name="P124"><text:bookmark-start text:name="__RefHeading___Toc243717246"/>Cel dokumentu<text:bookmark-end text:name="__RefHeading___Toc243717246"/></text:p>
            </text:list-item>
          </text:list>
        </text:list-item>
      </text:list>
      <text:p text:style-name="P125">W dokumencie przedstawiono<text:s/>wymagania dla desktopowej gry komputerowej o nazwie Politechnikon.</text:p>
      <text:p text:style-name="P126">Dokument przeznaczony jest głównie dla przedstawicieli wytwórców oprogramowania (uczestników procesu przetargowego).</text:p>
      <text:list text:style-name="WW8Num101" text:continue-numbering="true">
        <text:list-item>
          <text:list>
            <text:list-item>
              <text:p text:style-name="P127"><text:bookmark-start text:name="__RefHeading___Toc243717247"/>Przyjęte zasady w dokumencie<text:bookmark-end text:name="__RefHeading___Toc243717247"/></text:p>
            </text:list-item>
          </text:list>
        </text:list-item>
      </text:list>
      <text:p text:style-name="P128">Śledzenie zmian dokumentu:</text:p>
      <text:p text:style-name="P129">Historia zmian<text:s/>dokumentu znajduje się w tabeli na 2 stronie specyfikacji. Historia zmian przedstawiona jest w odwrotnym do chronologicznego porządku (ostatnie zmiany, góra tabelki).</text:p>
      <text:p text:style-name="P130">Specyficzne wymagania funkcjonalne</text:p>
      <text:p text:style-name="P131">Dodatkowe wymagania funkcjonalne zostaną opisane z wykorzystaniem tabeli przedstawionej poniżej.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</table:table-columns>
        <table:table-header-rows>
          <table:table-row table:style-name="TableRow136">
            <table:table-cell table:style-name="TableCell137">
              <text:p text:style-name="P138">ID</text:p>
            </table:table-cell>
            <table:table-cell table:style-name="TableCell139">
              <text:p text:style-name="P140">Wymaganie</text:p>
            </table:table-cell>
            <table:table-cell table:style-name="TableCell141">
              <text:p text:style-name="P142">Priorytet</text:p>
            </table:table-cell>
          </table:table-row>
        </table:table-header-rows>
        <table:table-row table:style-name="TableRow143">
          <table:table-cell table:style-name="TableCell144">
            <text:p text:style-name="P145">&lt;id&gt;</text:p>
          </table:table-cell>
          <table:table-cell table:style-name="TableCell146">
            <text:p text:style-name="P147">&lt;treść reguły&gt;</text:p>
          </table:table-cell>
          <table:table-cell table:style-name="TableCell148">
            <text:p text:style-name="P149">&lt;priorytet&gt;</text:p>
          </table:table-cell>
        </table:table-row>
      </table:table>
      <text:p text:style-name="P150"/>
      <text:p text:style-name="P151">Wymagania pozafunkcjonalne:</text:p>
      <text:p text:style-name="P152">Poszczególne wymagania pozafunkcjonalne będą zapisane przy użycia wzorca umieszczonego poniżej.</text:p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ID:</text:p>
          </table:table-cell>
          <table:table-cell table:style-name="TableCell160" table:number-columns-spanned="2">
            <text:p text:style-name="P161">&lt;identyfikator&gt;</text:p>
          </table:table-cell>
          <table:covered-table-cell/>
        </table:table-row>
        <table:table-row table:style-name="TableRow162">
          <table:table-cell table:style-name="TableCell163" table:number-columns-spanned="2">
            <text:p text:style-name="P164">Nazwa:</text:p>
            <text:p text:style-name="P165"/>
          </table:table-cell>
          <table:covered-table-cell/>
          <table:table-cell table:style-name="TableCell166">
            <text:p text:style-name="P167">&lt;nazwa wymagania pozafunkcjonalnego&gt;</text:p>
          </table:table-cell>
        </table:table-row>
        <table:table-row table:style-name="TableRow168">
          <table:table-cell table:style-name="TableCell169" table:number-columns-spanned="2">
            <text:p text:style-name="P170">Priorytet:</text:p>
          </table:table-cell>
          <table:covered-table-cell/>
          <table:table-cell table:style-name="TableCell171">
            <text:p text:style-name="P172">&lt;priorytet wymagania&gt;</text:p>
          </table:table-cell>
        </table:table-row>
        <table:table-row table:style-name="TableRow173">
          <table:table-cell table:style-name="TableCell174" table:number-columns-spanned="2">
            <text:p text:style-name="P175">Opis:</text:p>
          </table:table-cell>
          <table:covered-table-cell/>
          <table:table-cell table:style-name="TableCell176">
            <text:p text:style-name="P177">&lt;pełna treść wymagania&gt;</text:p>
          </table:table-cell>
        </table:table-row>
      </table:table>
      <text:p text:style-name="P178"/>
      <text:list text:style-name="WW8Num101" text:continue-numbering="true">
        <text:list-item>
          <text:list>
            <text:list-item>
              <text:p text:style-name="P179"><text:bookmark-start text:name="__RefHeading___Toc243717248"/>Zakres produktu<text:bookmark-end text:name="__RefHeading___Toc243717248"/></text:p>
            </text:list-item>
          </text:list>
        </text:list-item>
      </text:list>
      <text:p text:style-name="P180">Celem przedsięwzięcia jest stworzenie produktu, który będzie później dystrybuowany w sklepach internetowych, np. Indiegala.com.</text:p>
      <text:list text:style-name="WW8Num101" text:continue-numbering="true">
        <text:list-item>
          <text:p text:style-name="P181"><text:bookmark-start text:name="__RefHeading___Toc243717250"/>Opis<text:s/>ogólny<text:bookmark-end text:name="__RefHeading___Toc243717250"/></text:p>
          <text:list text:continue-numbering="true">
            <text:list-item>
              <text:p text:style-name="P182"><text:bookmark-start text:name="__RefHeading___Toc243717251"/>opis produktu<text:bookmark-end text:name="__RefHeading___Toc243717251"/></text:p>
            </text:list-item>
          </text:list>
        </text:list-item>
      </text:list>
      <text:p text:style-name="P183">Opis silnika:</text:p>
      <text:p text:style-name="P184"><text:tab/>Stworzony silnik jest autorski i został napisany w języku C# z wykorzystaniem biblioteki OpenTK.</text:p>
      <text:p text:style-name="P185"><text:tab/>Na tle innych silników wyróżnia go prostota implementacji gier.</text:p>
      <text:p text:style-name="P186"><text:tab/>W celu ukazania możliwości tego silnika stworzyliśmy grę<text:s/>o nazwie Politechnikon.</text:p>
      <text:p text:style-name="P187">Scenariusz gry:</text:p>
      <text:p text:style-name="P188">1. Gracz wybiera przycisk "Rozpocznij nową grę"</text:p>
      <text:p text:style-name="P189">2. Gracz nazywa postać.</text:p>
      <text:p text:style-name="P190">3. Postać pojawia się na losowo wygenerowanej mapie z zakrytymi polami.</text:p>
      <text:p text:style-name="P191">3.A Nie jest to piąta, dziesiąta, piętnasta ani dwudziesta mapa dla<text:s/>danej postaci.</text:p>
      <text:p text:style-name="P192"><text:tab/>3.A.1 Gracz wybiera myszką jedno z pól sąsiadujących z już odkrytym polem.</text:p>
      <text:p text:style-name="P193"><text:tab/><text:tab/>3.A.1.A Odkryte pole jest puste.</text:p>
      <text:p text:style-name="P194"><text:tab/><text:tab/><text:tab/>3.A.1.A.1 Przejdź do kroku 3.A.1.</text:p>
      <text:p text:style-name="P195"><text:tab/><text:tab/>3.A.1.B Odkryte pole zawiera przedmiot.</text:p>
      <text:p text:style-name="P196"><text:tab/><text:tab/><text:tab/>3.A.1.B.A Gracz podnosi przedmiot</text:p>
      <text:p text:style-name="P197"><text:tab/><text:tab/><text:tab/><text:tab/>3.A.1.B.A.1 Przedmiot trafia do plecaka postaci.</text:p>
      <text:p text:style-name="P198"><text:tab/><text:tab/><text:tab/><text:tab/>3.A.1.B.A.2 Przejdź do kroku 3.A.1.</text:p>
      <text:p text:style-name="P199"><text:tab/><text:tab/><text:tab/>3.A.1.B.B Gracz ignoruje przedmiot.</text:p>
      <text:p text:style-name="P200"><text:tab/><text:tab/><text:tab/><text:tab/>3.A.1.B.B.1 Przedmiot pozostaje na odkrytym polu.</text:p>
      <text:p text:style-name="P201"><text:tab/><text:tab/><text:tab/><text:tab/>3.A.1.B.B.2 Przejdź do kroku 3.A.1.</text:p>
      <text:p text:style-name="P202"><text:tab/><text:tab/>3.A.1.C Odkryte pole zawiera przeciwnika</text:p>
      <text:p text:style-name="P203"><text:tab/><text:tab/><text:tab/>3.A.1.C.A Gracz ignoruje przeciwnika</text:p>
      <text:p text:style-name="P204"><text:tab/><text:tab/><text:tab/><text:tab/>3.A.1.C.A.1 Przeciwnik pozostaje na odkrytym polu.</text:p>
      <text:p text:style-name="P205"><text:tab/><text:tab/><text:tab/><text:tab/>3.A.1.C.A.2 Przejdź do kroku 3.A.1.</text:p>
      <text:p text:style-name="P206"><text:tab/><text:tab/><text:tab/>3.A.1.C.B Gracz wybiera walkę z przeciwnikiem.</text:p>
      <text:p text:style-name="P207"><text:tab/><text:tab/><text:tab/><text:tab/>3.A.1.C.B.1 Ruch gracza.</text:p>
      <text:p text:style-name="P208"><text:tab/><text:tab/><text:tab/><text:tab/><text:tab/>3.A.1.C.B.1.A Gracz atakuje przeciwnika</text:p>
      <text:p text:style-name="P209"><text:tab/><text:tab/><text:tab/><text:tab/><text:tab/><text:tab/>3.A.1.C.B.1.A.A Przeciwnik nie umiera</text:p>
      <text:p text:style-name="P210"><text:tab/><text:tab/><text:tab/><text:tab/><text:tab/><text:tab/><text:tab/>3.A.1.C.B.1.A.A.1 Przejdź do kroku<text:s/><text:tab/><text:tab/><text:tab/><text:tab/><text:tab/><text:tab/><text:tab/><text:tab/>3.A.1.C.B.A</text:p>
      <text:p text:style-name="P211"><text:tab/><text:tab/><text:tab/><text:tab/><text:tab/><text:tab/>3.A.1.C.B.1.A.B Przeciwnik umiera</text:p>
      <text:p text:style-name="P212"><text:tab/><text:tab/><text:tab/><text:tab/><text:tab/><text:tab/><text:tab/>3.A.1.C.B.1.A.B.1 Postać otrzymuje<text:s/><text:tab/><text:tab/><text:tab/><text:tab/><text:tab/><text:tab/><text:tab/><text:tab/>nagrodę za pokonanie przeciwnika</text:p>
      <text:p text:style-name="P213"><text:tab/><text:tab/><text:tab/><text:tab/><text:tab/><text:tab/><text:tab/>3.A.1.C.B.1.A.B.2<text:s/>Przejdź do kroku<text:s/><text:tab/><text:tab/><text:tab/><text:tab/><text:tab/><text:tab/><text:tab/><text:tab/>3.A.1.</text:p>
      <text:p text:style-name="P214"><text:tab/><text:tab/><text:tab/><text:tab/><text:tab/>3.A.1.C.B.1.B Gracz używa przedmiotu z plecaka</text:p>
      <text:p text:style-name="P215"><text:tab/><text:tab/><text:tab/><text:tab/>3.A.1.C.B.2 Ruch przeciwnika.</text:p>
      <text:p text:style-name="P216"><text:tab/><text:tab/><text:tab/><text:tab/><text:tab/>3.A.1.C.B.2.1 Przeciwnik atakuje gracza</text:p>
      <text:p text:style-name="P217"><text:tab/><text:tab/><text:tab/><text:tab/><text:tab/><text:tab/>3.A.1.C.B.2.1.A Gracz nie ginie</text:p>
      <text:p text:style-name="P218"><text:tab/><text:tab/><text:tab/><text:tab/><text:tab/><text:tab/><text:tab/>3.A.1.C.B.2.1.A.1 Przejdź do kroku<text:s/><text:tab/><text:tab/><text:tab/><text:tab/><text:tab/><text:tab/><text:tab/><text:tab/><text:tab/>3.A.1.C.B.1</text:p>
      <text:p text:style-name="P219"><text:tab/><text:tab/><text:tab/><text:tab/><text:tab/><text:tab/>3.A.1.C.B.2.1.B Gracz ginie</text:p>
      <text:p text:style-name="P220"><text:tab/><text:tab/><text:tab/><text:tab/><text:tab/><text:tab/><text:tab/>3.A.1.C.B.2.1.B.1 Koniec gry. Zostaje<text:s/><text:tab/><text:tab/><text:tab/><text:tab/><text:tab/><text:tab/><text:tab/><text:tab/>wyświetlone menu.</text:p>
      <text:p text:style-name="P221"><text:tab/><text:tab/>3.A.1.D Odkryte pole zawiera klucz</text:p>
      <text:p text:style-name="P222"><text:tab/><text:tab/><text:tab/>3.A.1.D.1 w interfejsie pojawia się informacja o posiadaniu klucza<text:s/><text:tab/><text:tab/><text:tab/><text:tab/>przez postać.</text:p>
      <text:p text:style-name="P223"><text:tab/><text:tab/>3.A.1.E Odkryte pole zawiera drzwi</text:p>
      <text:p text:style-name="P224"><text:tab/><text:tab/><text:tab/>3.A.1.E.A Gracz posiada klucz</text:p>
      <text:p text:style-name="P225"><text:tab/><text:tab/><text:tab/><text:tab/>3.A.1.E.A.A Gracz otwiera drzwi</text:p>
      <text:p text:style-name="P226"><text:tab/><text:tab/><text:tab/><text:tab/><text:tab/>3.A.1.E.A.A Przejdź do kroku 3</text:p>
      <text:p text:style-name="P227"><text:tab/><text:tab/><text:tab/><text:tab/>3.A.1.E.A.B Gracz ignoruje drzwi</text:p>
      <text:p text:style-name="P228"><text:tab/><text:tab/><text:tab/>3.A.1.E.B Gracz nie posiada klucza</text:p>
      <text:p text:style-name="P229"><text:tab/><text:tab/><text:tab/><text:tab/>3.A.1.E.B.1 Przejdź do kroku 3.A.1.</text:p>
      <text:p text:style-name="P230">3.B Jest to piąta, dziesiąta albo piętnasta mapa dla danej postaci.</text:p>
      <text:p text:style-name="P231"><text:tab/>3.B.1 Gracz wybiera myszką jedno z pól sąsiadujących z już odkrytym polem.</text:p>
      <text:p text:style-name="P232"><text:tab/><text:tab/>3.B.1.A Odkryte pole jest puste.</text:p>
      <text:p text:style-name="P233"><text:tab/><text:tab/><text:tab/>3.B.1.A.1 Przejdź do kroku 3.B.1.</text:p>
      <text:p text:style-name="P234"><text:tab/><text:tab/>3.B.1.B Odkryte pole zawiera przedmiot.</text:p>
      <text:p text:style-name="P235"><text:tab/><text:tab/><text:tab/>3.B.1.B.A Gracz podnosi przedmiot</text:p>
      <text:p text:style-name="P236"><text:tab/><text:tab/><text:tab/><text:tab/>3.B.1.B.A.1 Przedmiot trafia do plecaka postaci.</text:p>
      <text:p text:style-name="P237"><text:tab/><text:tab/><text:tab/><text:tab/>3.B.1.B.A.2 Przejdź do kroku 3.B.1.</text:p>
      <text:p text:style-name="P238"><text:tab/><text:tab/><text:tab/>3.B.1.B.B Gracz ignoruje przedmiot.</text:p>
      <text:p text:style-name="P239"><text:tab/><text:tab/><text:tab/><text:tab/>3.B.1.B.B.1 Przedmiot pozostaje na odkrytym polu.</text:p>
      <text:p text:style-name="P240"><text:tab/><text:tab/><text:tab/><text:tab/>3.B.1.B.B.2 Przejdź do kroku 3.B.1.</text:p>
      <text:p text:style-name="P241"><text:tab/><text:tab/>3.B.1.C Odkryte pole zawiera przeciwnika</text:p>
      <text:p text:style-name="P242"><text:tab/><text:tab/><text:tab/>3.B.1.C.A Gracz ignoruje przeciwnika</text:p>
      <text:p text:style-name="P243"><text:tab/><text:tab/><text:tab/><text:tab/>3.B.1.C.A.1 Przeciwnik pozostaje na odkrytym polu.</text:p>
      <text:p text:style-name="P244"><text:tab/><text:tab/><text:tab/><text:tab/>3.B.1.C.A.2 Przejdź do kroku 3.B.1.</text:p>
      <text:p text:style-name="P245"><text:tab/><text:tab/><text:tab/>3.B.1.C.B Gracz wybiera walkę z przeciwnikiem.</text:p>
      <text:p text:style-name="P246"><text:tab/><text:tab/><text:tab/><text:tab/>3.B.1.C.B.1 Ruch gracza.</text:p>
      <text:p text:style-name="P247"><text:tab/><text:tab/><text:tab/><text:tab/><text:tab/>3.B.1.C.B.1.A Gracz atakuje przeciwnika</text:p>
      <text:p text:style-name="P248"><text:tab/><text:tab/><text:tab/><text:tab/><text:tab/><text:tab/>3.B.1.C.B.1.A.A Przeciwnik nie umiera</text:p>
      <text:p text:style-name="P249"><text:tab/><text:tab/><text:tab/><text:tab/><text:tab/><text:tab/><text:tab/>3.B.1.C.B.1.A.A.1 Przejdź do kroku<text:s/><text:tab/><text:tab/><text:tab/><text:tab/><text:tab/><text:tab/><text:tab/><text:tab/>3.B.1.C.B.2</text:p>
      <text:p text:style-name="P250"><text:tab/><text:tab/><text:tab/><text:tab/><text:tab/><text:tab/>3.B.1.C.B.1.A.B Przeciwnik umiera</text:p>
      <text:p text:style-name="P251"><text:tab/><text:tab/><text:tab/><text:tab/><text:tab/><text:tab/><text:tab/>3.B.1.C.B.1.A.B.1 Postać otrzymuje<text:s/><text:tab/><text:tab/><text:tab/><text:tab/><text:tab/><text:tab/><text:tab/><text:tab/>nagrodę za<text:s/>pokonanie przeciwnika</text:p>
      <text:p text:style-name="P252"><text:tab/><text:tab/><text:tab/><text:tab/><text:tab/><text:tab/><text:tab/>3.B.1.C.B.1.A.B.2 Przejdź do kroku<text:s/><text:tab/><text:tab/><text:tab/><text:tab/><text:tab/><text:tab/><text:tab/><text:tab/><text:tab/>3.B.1.</text:p>
      <text:p text:style-name="P253"><text:tab/><text:tab/><text:tab/><text:tab/><text:tab/>3.B.1.C.B.1.B Gracz używa przedmiotu z plecaka</text:p>
      <text:p text:style-name="P254"><text:tab/><text:tab/><text:tab/><text:tab/>3.B.1.C.B.2 Ruch przeciwnika.</text:p>
      <text:p text:style-name="P255"><text:tab/><text:tab/><text:tab/><text:tab/><text:tab/>3.B.1.C.B.2.1 Przeciwnik atakuje gracza</text:p>
      <text:p text:style-name="P256"><text:tab/><text:tab/><text:tab/><text:tab/><text:tab/><text:tab/>3.B.1.C.B.2.1.A Gracz nie ginie</text:p>
      <text:p text:style-name="P257"><text:tab/><text:tab/><text:tab/><text:tab/><text:tab/><text:tab/><text:tab/>3.B.1.C.B.2.1.A.1 Przejdź do kroku<text:s/><text:tab/><text:tab/><text:tab/><text:tab/><text:tab/><text:tab/><text:tab/><text:tab/><text:tab/>3.B.1.C.B.1</text:p>
      <text:p text:style-name="P258"><text:tab/><text:tab/><text:tab/><text:tab/><text:tab/><text:tab/>3.B.1.C.B.2.1.B Gracz ginie</text:p>
      <text:p text:style-name="P259"><text:tab/><text:tab/><text:tab/><text:tab/><text:tab/><text:tab/><text:tab/>3.B.1.C.B.2.1.B.1 Koniec gry. Zostaje<text:s/><text:tab/><text:tab/><text:tab/><text:tab/><text:tab/><text:tab/><text:tab/><text:tab/>wyświetlone menu.</text:p>
      <text:p text:style-name="P260"><text:tab/><text:tab/>3.B.1.D Odkryte pole zawiera specjalnego przeciwnika</text:p>
      <text:p text:style-name="P261"><text:tab/><text:tab/><text:tab/>3.B.1.D.A Gracz ignoruje przeciwnika</text:p>
      <text:p text:style-name="P262"><text:tab/><text:tab/><text:tab/><text:tab/>3.B.1.D.A.1 Przeciwnik pozostaje na odkrytym polu.</text:p>
      <text:p text:style-name="P263"><text:tab/><text:tab/><text:tab/><text:tab/>3.B.1.D.A.2 Przejdź do kroku 3.B.1.</text:p>
      <text:p text:style-name="P264"><text:tab/><text:tab/><text:tab/>3.B.1.D.B Gracz wybiera walkę ze specjalnym przeciwnikiem.</text:p>
      <text:p text:style-name="P265"><text:tab/><text:tab/><text:tab/><text:tab/>3.B.1.D.B.1 Ruch gracza.</text:p>
      <text:p text:style-name="P266"><text:tab/><text:tab/><text:tab/><text:tab/><text:tab/>3.B.1.D.B.1.A Gracz atakuje przeciwnika</text:p>
      <text:p text:style-name="P267"><text:tab/><text:tab/><text:tab/><text:tab/><text:tab/><text:tab/>3.B.1.D.B.1.A.A Przeciwnik nie umiera</text:p>
      <text:p text:style-name="P268"><text:tab/><text:tab/><text:tab/><text:tab/><text:tab/><text:tab/><text:tab/>3.B.1.D.B.1.A.A.1 Przejdź do kroku<text:s/><text:tab/><text:tab/><text:tab/><text:tab/><text:tab/><text:tab/><text:tab/><text:tab/>3.B.1.D.B.2</text:p>
      <text:p text:style-name="P269"><text:tab/><text:tab/><text:tab/><text:tab/><text:tab/><text:tab/>3.B.1.D.B.1.A.B Przeciwnik umiera</text:p>
      <text:p text:style-name="P270"><text:tab/><text:tab/><text:tab/><text:tab/><text:tab/><text:tab/><text:tab/>3.B.1.D.B.1.A.B.1 Postać otrzymuje<text:s/><text:tab/><text:tab/><text:tab/><text:tab/><text:tab/><text:tab/><text:tab/><text:tab/>nagrodę za pokonanie przeciwnika</text:p>
      <text:p text:style-name="P271"><text:tab/><text:tab/><text:tab/><text:tab/><text:tab/><text:tab/><text:tab/>3.B.1.D.B.1.A.B.2 Przejdź do kroku 3.</text:p>
      <text:p text:style-name="P272"><text:tab/><text:tab/><text:tab/><text:tab/><text:tab/>3.B.1.D.B.1.B Gracz używa przedmiotu z plecaka</text:p>
      <text:p text:style-name="P273"><text:tab/><text:tab/><text:tab/><text:tab/>3.B.1.D.B.2 Ruch przeciwnika.</text:p>
      <text:p text:style-name="P274"><text:tab/><text:tab/><text:tab/><text:tab/><text:tab/>3.B.1.D.B.2.1 Przeciwnik atakuje gracza</text:p>
      <text:p text:style-name="P275"><text:tab/><text:tab/><text:tab/><text:tab/><text:tab/><text:tab/>3.B.1.D.B.2.1.A Gracz nie ginie</text:p>
      <text:p text:style-name="P276"><text:tab/><text:tab/><text:tab/><text:tab/><text:tab/><text:tab/><text:tab/>3.B.1.D.B.2.1.A.1 Przejdź do kroku<text:s/><text:tab/><text:tab/><text:tab/><text:tab/><text:tab/><text:tab/><text:tab/><text:tab/><text:tab/>3.B.1.D.B.1</text:p>
      <text:p text:style-name="P277"><text:tab/><text:tab/><text:tab/><text:tab/><text:tab/><text:tab/>3.B.1.D.B.2.1.B Gracz<text:s/>ginie</text:p>
      <text:p text:style-name="P278"><text:tab/><text:tab/><text:tab/><text:tab/><text:tab/><text:tab/><text:tab/>3.B.1.D.B.2.1.B.1 Koniec gry. Zostaje<text:s/><text:tab/><text:tab/><text:tab/><text:tab/><text:tab/><text:tab/><text:tab/><text:tab/>wyświetlone menu.</text:p>
      <text:p text:style-name="P279">3.C Jest to dwudziesta mapa dla danej postaci.</text:p>
      <text:p text:style-name="P280"><text:tab/>3.C.1 Gracz wybiera myszką jedno z pól sąsiadujących z już odkrytym polem.</text:p>
      <text:p text:style-name="P281"><text:tab/><text:tab/>3.C.1.A Odkryte pole jest puste.</text:p>
      <text:p text:style-name="P282"><text:tab/><text:tab/><text:tab/>3.C.1.A.1 Przejdź<text:s/>do kroku 3.C.1.</text:p>
      <text:p text:style-name="P283"><text:tab/><text:tab/>3.C.1.B Odkryte pole zawiera przedmiot.</text:p>
      <text:p text:style-name="P284"><text:tab/><text:tab/><text:tab/>3.C.1.B.A Gracz podnosi przedmiot</text:p>
      <text:p text:style-name="P285"><text:tab/><text:tab/><text:tab/><text:tab/>3.C.1.B.A.1 Przedmiot trafia do plecaka postaci.</text:p>
      <text:p text:style-name="P286"><text:tab/><text:tab/><text:tab/><text:tab/>3.C.1.B.A.2 Przejdź do kroku 3.C.1.</text:p>
      <text:p text:style-name="P287"><text:tab/><text:tab/><text:tab/>3.C.1.B.B Gracz ignoruje przedmiot.</text:p>
      <text:p text:style-name="P288"><text:tab/><text:tab/><text:tab/><text:tab/>3.C.1.B.B.1 Przedmiot pozostaje na odkrytym polu.</text:p>
      <text:p text:style-name="P289"><text:tab/><text:tab/><text:tab/><text:tab/>3.C.1.B.B.2 Przejdź do kroku 3.C.1.</text:p>
      <text:p text:style-name="P290"><text:tab/><text:tab/>3.C.1.C Odkryte pole zawiera przeciwnika</text:p>
      <text:p text:style-name="P291"><text:tab/><text:tab/><text:tab/>3.C.1.C.A Gracz ignoruje przeciwnika</text:p>
      <text:p text:style-name="P292"><text:tab/><text:tab/><text:tab/><text:tab/>3.C.1.C.A.1 Przeciwnik pozostaje na odkrytym polu.</text:p>
      <text:p text:style-name="P293"><text:tab/><text:tab/><text:tab/><text:tab/>3.C.1.C.A.2 Przejdź do kroku 3.C.1.</text:p>
      <text:p text:style-name="P294"><text:tab/><text:tab/><text:tab/>3.C.1.C.B<text:s/>Gracz wybiera walkę z przeciwnikiem.</text:p>
      <text:p text:style-name="P295"><text:tab/><text:tab/><text:tab/><text:tab/>3.C.1.C.B.1 Ruch gracza.</text:p>
      <text:p text:style-name="P296"><text:tab/><text:tab/><text:tab/><text:tab/><text:tab/>3.C.1.C.B.1.A Gracz atakuje przeciwnika</text:p>
      <text:p text:style-name="P297"><text:tab/><text:tab/><text:tab/><text:tab/><text:tab/><text:tab/>3.C.1.C.B.1.A.A Przeciwnik nie umiera</text:p>
      <text:p text:style-name="P298"><text:tab/><text:tab/><text:tab/><text:tab/><text:tab/><text:tab/><text:tab/>3.C.1.C.B.1.A.A.1 Przejdź do kroku<text:s/><text:tab/><text:tab/><text:tab/><text:tab/><text:tab/><text:tab/><text:tab/><text:tab/>3.C.1.C.B.2</text:p>
      <text:p text:style-name="P299"><text:tab/><text:tab/><text:tab/><text:tab/><text:tab/><text:tab/>3.C.1.C.B.1.A.B Przeciwnik umiera</text:p>
      <text:p text:style-name="P300"><text:tab/><text:tab/><text:tab/><text:tab/><text:tab/><text:tab/><text:tab/>3.C.1.C.B.1.A.B.1 Postać otrzymuje<text:s/><text:tab/><text:tab/><text:tab/><text:tab/><text:tab/><text:tab/><text:tab/><text:tab/>nagrodę za pokonanie przeciwnika</text:p>
      <text:p text:style-name="P301"><text:tab/><text:tab/><text:tab/><text:tab/><text:tab/><text:tab/><text:tab/>3.C.1.C.B.1.A.B.2 Przejdź do kroku<text:s/><text:tab/><text:tab/><text:tab/><text:tab/><text:tab/><text:tab/><text:tab/><text:tab/><text:tab/>3.C.1.</text:p>
      <text:p text:style-name="P302"><text:tab/><text:tab/><text:tab/><text:tab/><text:tab/>3.C.1.C.B.1.B Gracz używa przedmiotu z plecaka</text:p>
      <text:p text:style-name="P303"><text:tab/><text:tab/><text:tab/><text:tab/>3.C.1.C.B.2 Ruch przeciwnika.</text:p>
      <text:p text:style-name="P304"><text:tab/><text:tab/><text:tab/><text:tab/><text:tab/>3.C.1.C.B.2.1 Przeciwnik atakuje gracza</text:p>
      <text:p text:style-name="P305"><text:tab/><text:tab/><text:tab/><text:tab/><text:tab/><text:tab/>3.C.1.C.B.2.1.A Gracz nie ginie</text:p>
      <text:p text:style-name="P306"><text:tab/><text:tab/><text:tab/><text:tab/><text:tab/><text:tab/><text:tab/>3.C.1.C.B.2.1.A.1 Przejdź do kroku<text:s/><text:tab/><text:tab/><text:tab/><text:tab/><text:tab/><text:tab/><text:tab/><text:tab/><text:tab/>3.C.1.C.B.1</text:p>
      <text:p text:style-name="P307"><text:tab/><text:tab/><text:tab/><text:tab/><text:tab/><text:tab/>3.C.1.C.B.2.1.B Gracz ginie</text:p>
      <text:p text:style-name="P308"><text:tab/><text:tab/><text:tab/><text:tab/><text:tab/><text:tab/><text:tab/>3.C.1.C.B.2.1.B.1 Koniec gry. Zostaje<text:s/><text:tab/><text:tab/><text:tab/><text:tab/><text:tab/><text:tab/><text:tab/><text:tab/>wyświetlone menu.</text:p>
      <text:p text:style-name="P309"><text:tab/><text:tab/>3.C.1.D Odkryte pole zawiera<text:s/>specjalnego przeciwnika</text:p>
      <text:p text:style-name="P310"><text:tab/><text:tab/><text:tab/>3.C.1.D.A Gracz ignoruje przeciwnika</text:p>
      <text:p text:style-name="P311"><text:tab/><text:tab/><text:tab/><text:tab/>3.C.1.D.A.1 Przeciwnik pozostaje na odkrytym polu.</text:p>
      <text:p text:style-name="P312"><text:tab/><text:tab/><text:tab/><text:tab/>3.C.1.D.A.2 Przejdź do kroku 3.C.1.</text:p>
      <text:p text:style-name="P313"><text:tab/><text:tab/><text:tab/>3.C.1.D.B Gracz wybiera walkę ze specjalnym przeciwnikiem.</text:p>
      <text:p text:style-name="P314"><text:tab/><text:tab/><text:tab/><text:tab/>3.C.1.D.B.1 Ruch gracza.</text:p>
      <text:p text:style-name="P315"><text:tab/><text:tab/><text:tab/><text:tab/><text:tab/>3.C.1.D.B.1.A Gracz atakuje przeciwnika</text:p>
      <text:p text:style-name="P316"><text:tab/><text:tab/><text:tab/><text:tab/><text:tab/><text:tab/>3.C.1.D.B.1.A.A Przeciwnik nie umiera</text:p>
      <text:p text:style-name="P317"><text:tab/><text:tab/><text:tab/><text:tab/><text:tab/><text:tab/><text:tab/>3.C.1.D.B.1.A.A.1 Przejdź do kroku<text:s/><text:tab/><text:tab/><text:tab/><text:tab/><text:tab/><text:tab/><text:tab/><text:tab/>3.C.1.D.B.2</text:p>
      <text:p text:style-name="P318"><text:tab/><text:tab/><text:tab/><text:tab/><text:tab/><text:tab/>3.C.1.D.B.1.A.B Przeciwnik umiera</text:p>
      <text:p text:style-name="P319"><text:tab/><text:tab/><text:tab/><text:tab/><text:tab/><text:tab/><text:tab/>3.C.1.D.B.1.A.B.1 Koniec gry. Zostaje<text:s/><text:tab/><text:tab/><text:tab/><text:tab/><text:tab/><text:tab/><text:tab/><text:tab/>wyświetlona informacja o<text:s/><text:tab/><text:tab/><text:tab/><text:tab/><text:tab/><text:tab/><text:tab/><text:tab/><text:tab/>pomyślnym ukończeniu gry.</text:p>
      <text:p text:style-name="P320"><text:tab/><text:tab/><text:tab/><text:tab/><text:tab/>3.C.1.D.B.1.B Gracz używa przedmiotu z plecaka</text:p>
      <text:p text:style-name="P321"><text:tab/><text:tab/><text:tab/><text:tab/>3.C.1.D.B.2 Ruch przeciwnika.</text:p>
      <text:p text:style-name="P322"><text:tab/><text:tab/><text:tab/><text:tab/><text:tab/>3.C.1.D.B.2.1 Przeciwnik atakuje gracza</text:p>
      <text:p text:style-name="P323"><text:tab/><text:tab/><text:tab/><text:tab/><text:tab/><text:tab/>3.C.1.D.B.2.1.A Gracz nie ginie</text:p>
      <text:p text:style-name="P324"><text:tab/><text:tab/><text:tab/><text:tab/><text:tab/><text:tab/><text:tab/>3.C.1.D.B.2.1.A.1 Przejdź do kroku<text:s/><text:tab/><text:tab/><text:tab/><text:tab/><text:tab/><text:tab/><text:tab/><text:tab/><text:tab/>3.C.1.D.B.1</text:p>
      <text:p text:style-name="P325"><text:tab/><text:tab/><text:tab/><text:tab/><text:tab/><text:tab/>3.C.1.D.B.2.1.B Gracz ginie</text:p>
      <text:p text:style-name="Standard"><text:span text:style-name="T326"><text:tab/></text:span><text:span text:style-name="T327"><text:tab/></text:span><text:span text:style-name="T328"><text:tab/></text:span><text:span text:style-name="T329"><text:tab/></text:span><text:span text:style-name="T330"><text:tab/></text:span><text:span text:style-name="T331"><text:tab/></text:span><text:span text:style-name="T332"><text:tab/>3.C.1.D.B.2.1.B.1 Koniec gry. Zostaje<text:s/></text:span><text:span text:style-name="T333"><text:tab/></text:span><text:span text:style-name="T334"><text:tab/></text:span><text:span text:style-name="T335"><text:tab/></text:span><text:span text:style-name="T336"><text:tab/></text:span><text:span text:style-name="T337"><text:tab/></text:span><text:span text:style-name="T338"><text:tab/></text:span><text:span text:style-name="T339"><text:tab/></text:span><text:span text:style-name="T340"><text:tab/>wyświetlone menu.</text:span><text:span text:style-name="T341"><text:tab/></text:span></text:p>
      <text:p text:style-name="P342">Opis gry:</text:p>
      <text:p text:style-name="P343"><text:tab/>Po wybraniu przez gracza przycisku "Nowa gra" gracz ma możliwość nazwania swojej postaci. Po wykonaniu tej czynności<text:s/>pojawia się mapa składająca się ze stu pól (w proporcjach 10x10) z postacią umiejscowioną na jednym z pól. Wszystkie inne pola są zakryte. Gracz za pomocą myszki odkrywa kolejne pola (porusza postacią) - gra umożliwia odkrycie tylko tych pól, które sąsiadują z już odkrytymi polami.<text:s/></text:p>
      <text:p text:style-name="P344"><text:tab/>Odkryte pole może być puste, zawierać przeciwnika, przedmiot, klucz lub drzwi. W przypadku odkrycia przeciwnika gracz ma wybór zignorować go lub z nim walczyć.<text:s/></text:p>
      <text:p text:style-name="P345"><text:tab/>W przypadku odkrycia przedmiotu, gracz może zignorować przedmiot<text:s/>lub go podnieść.<text:s/></text:p>
      <text:p text:style-name="P346"><text:tab/>W przypadku odnalezienia klucza, w interfejsie pojawia się napis informujący o posiadaniu klucza przez postać.<text:s/></text:p>
      <text:p text:style-name="P347"><text:tab/>W przypadku napotkania drzwi, gracz ma możliwość je zignorować lub użyć ich jako przejścia do kolejnej planszy, jeżeli gracz<text:s/>jest w posiadaniu klucza.</text:p>
      <text:p text:style-name="P348"><text:tab/>Gra składa się z 20 poziomów - 20 map. Piąta, dziesiąta, piętnasta i dwudziesta mapa nie będzie zawierać klucza - zamiast niego gracz będzie mógł napotkać specjalnego przeciwnika, którego pokonanie zapewni przejście do kolejnego<text:s/>poziomu (mapy).</text:p>
      <text:p text:style-name="P349"><text:tab/>Gracz przegrywa, jeśli jego postać zginie, co dzieje się, gdy jej życie osiągnie liczbę zero.<text:s/></text:p>
      <text:p text:style-name="P350"><text:tab/>Gracz wygrywa, jeśli pokona przeciwnika specjalnego na dwudziestej mapie.</text:p>
      <text:h text:style-name="P351" text:outline-level="4"><text:bookmark-start text:name="__RefHeading___Toc670_2051658391"/>Założenia<text:bookmark-end text:name="__RefHeading___Toc670_2051658391"/></text:h>
      <text:p text:style-name="P352">Platforma sprzętowa</text:p>
      <text:p text:style-name="P353">Zakłada się, że klient powinien<text:s/>posiadać system z rodziny Windows, minimum Windows XP. Sprzęt powinien posiadać minimum:</text:p>
      <text:p text:style-name="P354">1GB pamięci RAM</text:p>
      <text:p text:style-name="P355">procesor Intel Pentium 4 2GHz lub nowszy</text:p>
      <text:p text:style-name="P356"/>
      <text:h text:style-name="P357" text:outline-level="4"><text:bookmark-start text:name="__RefHeading___Toc672_2051658391"/>Zależności<text:bookmark-end text:name="__RefHeading___Toc672_2051658391"/></text:h>
      <text:p text:style-name="P358"><text:bookmark-start text:name="__RefHeading___Toc243717256"/><text:bookmark-end text:name="__RefHeading___Toc243717256"/>VC Redist 2013<text:s/>dla 32 bitowych systemów</text:p>
      <text:list text:style-name="WW8Num101" text:continue-numbering="true">
        <text:list-item>
          <text:p text:style-name="P359"><text:bookmark-start text:name="__RefHeading___Toc243717261"/>Wymagania funkcjonalne<text:bookmark-end text:name="__RefHeading___Toc243717261"/></text:p>
          <text:list text:continue-numbering="true">
            <text:list-item>
              <text:p text:style-name="P360">OPIS I PRIORYTET</text:p>
            </text:list-item>
          </text:list>
        </text:list-item>
      </text:list>
      <text:p text:style-name="P361">Silnik musi zapewnić funkcjonalność pozwalającą na renderowanie grafiki 2D, odczytywanie plików XML, generowanie tekstu na ekranie, obsługę myszy i klawiatury, a także przechwytywanie oraz obsługę zdarzeń i wyjątków.</text:p>
      <text:p text:style-name="P362">Priorytet: Wysoki</text:p>
      <text:list text:style-name="WW8Num101" text:continue-numbering="true">
        <text:list-item>
          <text:p text:style-name="P363"><text:bookmark-start text:name="__RefHeading___Toc243717266"/>Charakterystyka interfejsów<text:bookmark-end text:name="__RefHeading___Toc243717266"/></text:p>
          <text:list text:continue-numbering="true">
            <text:list-item>
              <text:p text:style-name="P364"><text:bookmark-start text:name="__RefHeading___Toc243717267"/>Interfejs użytkownika<text:bookmark-end text:name="__RefHeading___Toc243717267"/></text:p>
            </text:list-item>
          </text:list>
        </text:list-item>
      </text:list>
      <text:p text:style-name="P365">Wymagania odnośnie interfejsu użytkownika:</text:p>
      <table:table table:style-name="Table366">
        <table:table-columns>
          <table:table-column table:style-name="TableColumn367"/>
          <table:table-column table:style-name="TableColumn368"/>
          <table:table-column table:style-name="TableColumn369"/>
        </table:table-columns>
        <table:table-header-rows>
          <table:table-row table:style-name="TableRow370">
            <table:table-cell table:style-name="TableCell371">
              <text:p text:style-name="P372">ID</text:p>
            </table:table-cell>
            <table:table-cell table:style-name="TableCell373">
              <text:p text:style-name="P374">Wymaganie</text:p>
            </table:table-cell>
            <table:table-cell table:style-name="TableCell375">
              <text:p text:style-name="P376">Priorytet</text:p>
            </table:table-cell>
          </table:table-row>
        </table:table-header-rows>
        <table:table-row table:style-name="TableRow377">
          <table:table-cell table:style-name="TableCell378">
            <text:p text:style-name="P379">IU1</text:p>
          </table:table-cell>
          <table:table-cell table:style-name="TableCell380">
            <text:p text:style-name="P381">Gra powinna zawierać interfejs użytkownika, który wykorzystuje możliwości silnika:</text:p>
            <text:list text:style-name="WW8Num45" text:continue-numbering="true">
              <text:list-item>
                <text:p text:style-name="P382">4 przyciski (nowa gra, zapisz, wczytaj i zakończ),</text:p>
              </text:list-item>
              <text:list-item>
                <text:p text:style-name="P383">6 pasków stanu postaci (życie, obrona, XP, klucz, poziom, złoto),</text:p>
              </text:list-item>
              <text:list-item>
                <text:p text:style-name="P384">okno<text:s/>ataku, które zawiera miejsce na ekwipunek postaci (broń, zbroję i buty),</text:p>
              </text:list-item>
              <text:list-item>
                <text:p text:style-name="P385">okno plecaka postaci, które wskazuje na zdobyte przez nas przedmioty,</text:p>
              </text:list-item>
              <text:list-item>
                <text:p text:style-name="P386">okno z miksturami postaci,</text:p>
              </text:list-item>
              <text:list-item>
                <text:p text:style-name="P387">okno służące do odczytu komunikatów z gry.</text:p>
              </text:list-item>
            </text:list>
            <text:p text:style-name="P388"/>
          </table:table-cell>
          <table:table-cell table:style-name="TableCell389">
            <text:p text:style-name="P390">Wysoki</text:p>
          </table:table-cell>
        </table:table-row>
      </table:table>
      <text:p text:style-name="P391"/>
      <text:list text:style-name="WW8Num101" text:continue-numbering="true">
        <text:list-item>
          <text:list>
            <text:list-item>
              <text:p text:style-name="P392"><text:bookmark-start text:name="__RefHeading___Toc243717268"/>Interfejsy zewnętrzne<text:bookmark-end text:name="__RefHeading___Toc243717268"/></text:p>
              <text:list text:continue-numbering="true">
                <text:list-item>
                  <text:p text:style-name="P393"><text:bookmark-start text:name="__RefHeading___Toc243717269"/>Interfejsy<text:s/>sprzętowe<text:bookmark-end text:name="__RefHeading___Toc243717269"/></text:p>
                </text:list-item>
              </text:list>
            </text:list-item>
          </text:list>
        </text:list-item>
      </text:list>
      <text:p text:style-name="P394">Nie dotyczy</text:p>
      <text:list text:style-name="WW8Num101" text:continue-numbering="true">
        <text:list-item>
          <text:list>
            <text:list-item>
              <text:list>
                <text:list-item>
                  <text:p text:style-name="P395"><text:bookmark-start text:name="__RefHeading___Toc243717270"/>Interfejsy programistyczne<text:bookmark-end text:name="__RefHeading___Toc243717270"/></text:p>
                </text:list-item>
              </text:list>
            </text:list-item>
          </text:list>
        </text:list-item>
      </text:list>
      <text:p text:style-name="P396">Gra, która bazuje na stworzonym silniku, wykorzystuję klasę abstrakcyjną Object.</text:p>
      <text:list text:style-name="WW8Num101" text:continue-numbering="true">
        <text:list-item>
          <text:list>
            <text:list-item>
              <text:list>
                <text:list-item>
                  <text:p text:style-name="P397"><text:bookmark-start text:name="__RefHeading___Toc243717271"/>Interfejsy komunikacyjne<text:bookmark-end text:name="__RefHeading___Toc243717271"/></text:p>
                </text:list-item>
              </text:list>
            </text:list-item>
          </text:list>
        </text:list-item>
      </text:list>
      <text:p text:style-name="P398">Obsługiwane formaty plików:</text:p>
      <text:p text:style-name="P399">Gra musi umożliwić przyjmowanie, przechowywanie i prezentację dokumentów<text:s/>elementarnych w formacie XML.</text:p>
      <text:list text:style-name="WW8Num101" text:continue-numbering="true">
        <text:list-item>
          <text:p text:style-name="P400"><text:bookmark-start text:name="__RefHeading___Toc243717272"/>Wymagania pozafunkcjonalne<text:bookmark-end text:name="__RefHeading___Toc243717272"/></text:p>
        </text:list-item>
      </text:list>
      <table:table table:style-name="Table401">
        <table:table-columns>
          <table:table-column table:style-name="TableColumn402"/>
          <table:table-column table:style-name="TableColumn403"/>
          <table:table-column table:style-name="TableColumn404"/>
        </table:table-columns>
        <table:table-row table:style-name="TableRow405">
          <table:table-cell table:style-name="TableCell406">
            <text:p text:style-name="P407">ID:</text:p>
          </table:table-cell>
          <table:table-cell table:style-name="TableCell408" table:number-columns-spanned="2">
            <text:p text:style-name="P409">NFR-FUN-DOKŁ-1</text:p>
          </table:table-cell>
          <table:covered-table-cell/>
        </table:table-row>
        <table:table-row table:style-name="TableRow410">
          <table:table-cell table:style-name="TableCell411" table:number-columns-spanned="2">
            <text:p text:style-name="P412">Nazwa:</text:p>
            <text:p text:style-name="P413"/>
          </table:table-cell>
          <table:covered-table-cell/>
          <table:table-cell table:style-name="TableCell414">
            <text:p text:style-name="P415">Wymagania pozafunkcjonalne silnika</text:p>
          </table:table-cell>
        </table:table-row>
        <table:table-row table:style-name="TableRow416">
          <table:table-cell table:style-name="TableCell417" table:number-columns-spanned="2">
            <text:p text:style-name="P418">Priorytet:</text:p>
          </table:table-cell>
          <table:covered-table-cell/>
          <table:table-cell table:style-name="TableCell419">
            <text:p text:style-name="P420">Wysoki</text:p>
          </table:table-cell>
        </table:table-row>
        <table:table-row table:style-name="TableRow421">
          <table:table-cell table:style-name="TableCell422" table:number-columns-spanned="2">
            <text:p text:style-name="P423">Opis:</text:p>
          </table:table-cell>
          <table:covered-table-cell/>
          <table:table-cell table:style-name="TableCell424">
            <text:p text:style-name="P425">Silnik musi zapewnić skalowanie, rekonfigurację, osadzanie nowych usług bez zakłócania pracy innych aplikacji</text:p>
          </table:table-cell>
        </table:table-row>
      </table:table>
      <text:p text:style-name="P426"/>
      <text:list text:style-name="WW8Num101" text:continue-numbering="true">
        <text:list-item>
          <text:p text:style-name="P427"><text:bookmark-start text:name="__RefHeading___Toc243717273"/>Inne wymagania<text:bookmark-end text:name="__RefHeading___Toc243717273"/></text:p>
        </text:list-item>
      </text:list>
      <text:p text:style-name="P428">Nie zdefiniowano.</text:p>
      <text:list text:style-name="WW8Num101" text:continue-numbering="true">
        <text:list-item>
          <text:p text:style-name="P429"><text:bookmark-start text:name="__RefHeading___Toc243717274"/>Dodatek A: Słownik pojęć i terminów<text:bookmark-end text:name="__RefHeading___Toc243717274"/></text:p>
        </text:list-item>
      </text:list>
      <text:p text:style-name="SRS-termin">Gracz</text:p>
      <text:p text:style-name="P430">Osoba sterująca aplikacją, w tym także sterująca poczynaniami postaci, wydając jej poszczególne polecenia za pomocą myszy.</text:p>
      <text:p text:style-name="SRS-termin">Pole</text:p>
      <text:p text:style-name="P431">Element gry o wielkości 50 na 50 pikseli, wiele pól<text:s/>składa się na mapę, po której porusza się postać. Pole może być puste, zawierać przeciwnika, przedmiot, klucz lub drzwi. Pole może być zasłonięte, ukrywając zawartość lub odsłonięte przez gracza.</text:p>
      <text:p text:style-name="SRS-termin">Mapa (poziom)</text:p>
      <text:p text:style-name="P432">Element gry składający się ze stu pól z<text:s/>losowo wygenerowaną zawartością każdego pola.</text:p>
      <text:p text:style-name="SRS-termin">Drzwi</text:p>
      <text:p text:style-name="P433">Obiekt, który umożliwia awansowanie do kolejnego poziomu gry.</text:p>
      <text:p text:style-name="SRS-termin">Klucz</text:p>
      <text:p text:style-name="P434">Przedmiot losowo umiejscowiony na jednym zakrytym polu. Jest wymagany do skorzystania z obiektu Drzwi.</text:p>
      <text:p text:style-name="SRS-termin">Przeciwnik specjalny</text:p>
      <text:p text:style-name="P435">Przeciwnik który pojawia się na piątej, dziesiątej, piętnastej i dwudziestej mapie. Jego pokonanie umożliwia przejście do kolejnej mapy.</text:p>
      <text:p text:style-name="SRS-termin">Życie</text:p>
      <text:p text:style-name="P436">Wyznacznik zdrowia postaci. Jeśli spadnie do zera to postać umiera.</text:p>
      <text:p text:style-name="SRS-termin">XP</text:p>
      <text:p text:style-name="Standard"><text:span text:style-name="T437">Wartość określająca zdobyte przez postać gracza doświa</text:span><text:span text:style-name="T438">dczenie, które przykładowo otrzymujemy za pokonanie przeciwnik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mbria, 'Palatino Linotype'" svg:font-family="Cambria, 'Palatino Linotype'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NewRomanPS-ItalicMT" svg:font-family="TimesNewRomanPS-ItalicM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spisutreści1" style:display-name="Nagłówek spisu treści1" style:family="paragraph" style:parent-style-name="Nagłówek1" style:next-style-name="Standard" style:default-outline-level="1">
      <style:text-properties fo:hyphenate="true"/>
    </style:style>
    <style:style style:name="SRS-Nagłówek2" style:display-name="SRS-Nagłówek 2" style:family="paragraph" style:parent-style-name="Nagłówek5" style:next-style-name="Standard" style:default-outline-level="2">
      <style:text-properties fo:language="pl" fo:country="PL" fo:hyphenate="true"/>
    </style:style>
    <style:style style:name="SRS-Nagłówek3" style:display-name="SRS-Nagłówek 3" style:family="paragraph" style:parent-style-name="SRS-Nagłówek2" style:next-style-name="Standard" style:default-outline-level="3">
      <style:text-properties fo:hyphenate="true"/>
    </style:style>
    <style:style style:name="SRS-Nagłówek4" style:display-name="SRS-Nagłówek 4" style:family="paragraph" style:parent-style-name="Nagłówek9" style:next-style-name="Standard" style:default-outline-level="4">
      <style:paragraph-properties fo:text-align="start"/>
      <style:text-properties fo:hyphenate="true"/>
    </style:style>
    <style:style style:name="Normalny" style:display-name="Normalny" style:family="paragraph">
      <style:text-properties fo:hyphenate="false"/>
    </style:style>
    <style:style style:name="Nagłówek1" style:display-name="Nagłówek 1" style:family="paragraph" style:parent-style-name="Standard" style:next-style-name="Standard" style:default-outline-level="1">
      <style:paragraph-properties fo:border-top="none" fo:border-left="none" fo:border-bottom="0.0312in double #0075A2" style:border-line-width-bottom="0.0104in 0.0104in 0.0104in" fo:border-right="none" fo:padding-top="0in" fo:padding-left="0in" fo:padding-bottom="0.0138in" fo:padding-right="0in" style:shadow="none" fo:text-align="center" fo:margin-top="0.2777in"/>
      <style:text-properties fo:text-transform="uppercase" fo:color="#004E6C" fo:letter-spacing="0.0138in" fo:font-size="14pt" style:font-size-asian="14pt" style:font-size-complex="14pt" fo:hyphenate="true"/>
    </style:style>
    <style:style style:name="Nagłówek2" style:display-name="Nagłówek 2" style:family="paragraph" style:parent-style-name="Standard" style:next-style-name="Standard" style:default-outline-level="2">
      <style:paragraph-properties fo:border-top="none" fo:border-left="none" fo:border-bottom="0.0069in solid #004D6C" fo:border-right="none" fo:padding-top="0in" fo:padding-left="0in" fo:padding-bottom="0.0138in" fo:padding-right="0in" style:shadow="none" fo:text-align="center" fo:margin-top="0.2777in"/>
      <style:text-properties fo:text-transform="uppercase" fo:color="#004E6C" fo:letter-spacing="0.0104in" fo:font-size="12pt" style:font-size-asian="12pt" style:font-size-complex="12pt" fo:hyphenate="true"/>
    </style:style>
    <style:style style:name="Nagłówek3" style:display-name="Nagłówek 3" style:family="paragraph" style:parent-style-name="Standard" style:next-style-name="Standard" style:default-outline-level="3">
      <style:paragraph-properties fo:border-top="0.0069in dotted #004D6C" fo:border-left="none" fo:border-bottom="0.0069in dotted #004D6C" fo:border-right="none" fo:padding-top="0.0138in" fo:padding-left="0in" fo:padding-bottom="0.0138in" fo:padding-right="0in" style:shadow="none" fo:text-align="center" fo:margin-top="0.2083in"/>
      <style:text-properties fo:text-transform="uppercase" fo:color="#004D6C" fo:font-size="12pt" style:font-size-asian="12pt" style:font-size-complex="12pt" fo:hyphenate="true"/>
    </style:style>
    <style:style style:name="Nagłówek4" style:display-name="Nagłówek 4" style:family="paragraph" style:parent-style-name="Standard" style:next-style-name="Standard" style:default-outline-level="4">
      <style:paragraph-properties fo:border-top="none" fo:border-left="none" fo:border-bottom="0.0069in dotted #0075A2" fo:border-right="none" fo:padding-top="0in" fo:padding-left="0in" fo:padding-bottom="0.0138in" fo:padding-right="0in" style:shadow="none" fo:margin-bottom="0.0833in"/>
      <style:text-properties fo:text-transform="uppercase" fo:color="#004D6C" fo:letter-spacing="0.0069in" fo:hyphenate="true"/>
    </style:style>
    <style:style style:name="Nagłówek5" style:display-name="Nagłówek 5" style:family="paragraph" style:parent-style-name="Standard" style:next-style-name="Standard" style:default-outline-level="5">
      <style:paragraph-properties fo:margin-top="0.2222in" fo:margin-bottom="0.0833in"/>
      <style:text-properties fo:text-transform="uppercase" fo:color="#004D6C" fo:letter-spacing="0.0069in" fo:hyphenate="true"/>
    </style:style>
    <style:style style:name="Nagłówek6" style:display-name="Nagłówek 6" style:family="paragraph" style:parent-style-name="Standard" style:next-style-name="Standard" style:default-outline-level="6">
      <style:paragraph-properties fo:margin-bottom="0.0833in"/>
      <style:text-properties fo:text-transform="uppercase" fo:color="#0075A2" fo:letter-spacing="0.0069in" fo:hyphenate="true"/>
    </style:style>
    <style:style style:name="Nagłówek7" style:display-name="Nagłówek 7" style:family="paragraph" style:parent-style-name="Standard" style:next-style-name="Standard" style:default-outline-level="7">
      <style:paragraph-properties fo:text-align="center" fo:margin-bottom="0.0833in"/>
      <style:text-properties fo:font-style="italic" style:font-style-asian="italic" style:font-style-complex="italic" fo:text-transform="uppercase" fo:color="#0075A2" fo:letter-spacing="0.0069in" fo:hyphenate="true"/>
    </style:style>
    <style:style style:name="Nagłówek8" style:display-name="Nagłówek 8" style:family="paragraph" style:parent-style-name="Standard" style:next-style-name="Standard" style:default-outline-level="8">
      <style:paragraph-properties fo:text-align="center" fo:margin-bottom="0.0833in"/>
      <style:text-properties fo:text-transform="uppercase" fo:letter-spacing="0.0069in" fo:font-size="10pt" style:font-size-asian="10pt" style:font-size-complex="10pt" fo:hyphenate="true"/>
    </style:style>
    <style:style style:name="Nagłówek9" style:display-name="Nagłówek 9" style:family="paragraph" style:parent-style-name="Standard" style:next-style-name="Standard" style:default-outline-level="9">
      <style:paragraph-properties fo:text-align="center" fo:margin-bottom="0.0833in"/>
      <style:text-properties fo:font-style="italic" style:font-style-asian="italic" style:font-style-complex="italic" fo:text-transform="uppercase" fo:letter-spacing="0.0069in" fo:font-size="10pt" style:font-size-asian="10pt" style:font-size-complex="10pt" fo:hyphenate="tru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 fo:text-align="justify" fo:margin-bottom="0.1388in"/>
      <style:text-properties style:font-name="Cambria, 'Palatino Linotype'" style:font-name-asian="Times New Roman" style:font-name-complex="Times New Roman" fo:font-size="11pt" style:font-size-asian="11pt" style:font-size-complex="11pt" fo:language="en" fo:country="US" style:language-complex="ar" style:country-complex="SA" fo:hyphenate="true"/>
    </style:style>
    <style:style style:name="Heading" style:display-name="Heading" style:family="paragraph" style:parent-style-name="Standard" style:next-style-name="Standard">
      <style:paragraph-properties fo:border-top="0.0034in dotted #004E6C" fo:border-left="none" fo:border-bottom="0.0034in dotted #004E6C" fo:border-right="none" fo:padding-top="0.0138in" fo:padding-left="0in" fo:padding-bottom="0.0833in" fo:padding-right="0in" style:shadow="none" fo:text-align="center" fo:margin-top="0.3472in" fo:margin-bottom="0.2083in"/>
      <style:text-properties fo:text-transform="uppercase" fo:color="#004E6C" fo:letter-spacing="0.0347in" fo:font-size="22pt" style:font-size-asian="22pt" style:font-size-complex="22pt" fo:hyphenate="true"/>
    </style:style>
    <style:style style:name="Textbody" style:display-name="Text body" style:family="paragraph" style:parent-style-name="Standard">
      <style:paragraph-properties style:punctuation-wrap="simple" style:text-autospace="none" fo:margin-bottom="0in" style:line-height-at-least="0.1666in" fo:margin-left="0.4923in">
        <style:tab-stops/>
      </style:paragraph-properties>
      <style:text-properties style:font-name="Arial" style:font-name-asian="Arial" style:font-name-complex="Arial" fo:color="#000000" fo:letter-spacing="-0.0034in" fo:font-size="10pt" style:font-size-asian="10pt" style:font-size-complex="10pt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 style:next-style-name="Standard">
      <style:text-properties fo:text-transform="uppercase" fo:letter-spacing="0.0069in" fo:font-size="9pt" style:font-size-asian="9pt" style:font-size-complex="9pt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true"/>
    </style:style>
    <style:style style:name="Cytatintensywny1" style:display-name="Cytat intensywny1" style:family="paragraph" style:parent-style-name="Standard" style:next-style-name="Standard">
      <style:paragraph-properties fo:border-top="0.0034in dotted #004E6C" fo:border-left="none" fo:border-bottom="0.0034in dotted #004E6C" fo:border-right="none" fo:padding-top="0.1388in" fo:padding-left="0in" fo:padding-bottom="0.0555in" fo:padding-right="0in" style:shadow="none" fo:margin-top="0.1111in" fo:line-height="125%" fo:margin-left="1in" fo:margin-right="1in">
        <style:tab-stops/>
      </style:paragraph-properties>
      <style:text-properties fo:text-transform="uppercase" fo:color="#004D6C" fo:letter-spacing="0.0034in" fo:font-size="10pt" style:font-size-asian="10pt" style:font-size-complex="10pt" fo:hyphenate="true"/>
    </style:style>
    <style:style style:name="Podtytuł" style:display-name="Podtytuł" style:family="paragraph" style:parent-style-name="Standard" style:next-style-name="Standard">
      <style:paragraph-properties fo:text-align="center" fo:margin-bottom="0.3888in"/>
      <style:text-properties fo:text-transform="uppercase" fo:letter-spacing="0.0138in" fo:font-size="9pt" style:font-size-asian="9pt" style:font-size-complex="9pt" fo:hyphenate="true"/>
    </style:style>
    <style:style style:name="Bezodstępów1" style:display-name="Bez odstępów1" style:family="paragraph" style:parent-style-name="Standard">
      <style:paragraph-properties fo:margin-bottom="0in"/>
      <style:text-properties fo:hyphenate="true"/>
    </style:style>
    <style:style style:name="Akapitzlistą1" style:display-name="Akapit z listą1" style:family="paragraph" style:parent-style-name="Standard">
      <style:paragraph-properties fo:margin-left="0.5in">
        <style:tab-stops/>
      </style:paragraph-properties>
      <style:text-properties fo:hyphenate="true"/>
    </style:style>
    <style:style style:name="Cytat1" style:display-name="Cytat1" style:family="paragraph" style:parent-style-name="Standard" style:next-style-name="Standard">
      <style:text-properties fo:font-style="italic" style:font-style-asian="italic" style:font-style-complex="italic" fo:hyphenate="true"/>
    </style:style>
    <style:style style:name="Sds" style:display-name="Sds" style:family="paragraph" style:parent-style-name="Standard" style:next-style-name="Standard">
      <style:paragraph-properties style:punctuation-wrap="simple" style:text-autospace="none" fo:margin-top="0.3333in" fo:margin-bottom="0.0833in"/>
      <style:text-properties style:font-name="Arial" style:font-name-asian="Arial" style:font-name-complex="Arial" fo:font-weight="bold" style:font-weight-asian="bold" fo:color="#000000" fo:letter-spacing="-0.0034in" fo:font-size="14pt" style:font-size-asian="14pt" style:font-size-complex="10pt" fo:language="pl" fo:country="PL" fo:hyphenate="true"/>
    </style:style>
    <style:style style:name="Nagłówek" style:display-name="Nagłówek" style:family="paragraph" style:parent-style-name="Standard">
      <style:paragraph-properties fo:margin-bottom="0in"/>
      <style:text-properties fo:hyphenate="true"/>
    </style:style>
    <style:style style:name="Stopka" style:display-name="Stopka" style:family="paragraph" style:parent-style-name="Standard">
      <style:paragraph-properties fo:margin-bottom="0in"/>
      <style:text-properties fo:hyphenate="true"/>
    </style:style>
    <style:style style:name="CCCEA446CAF17FE5F1444D9BD" style:display-name="4098208CCCEA446CAF17FE5F1444D9BD" style:family="paragraph">
      <style:paragraph-properties fo:widows="2" fo:orphans="2" fo:margin-bottom="0.1388in" fo:line-height="115%"/>
      <style:text-properties style:font-name="Calibri" style:font-name-asian="Times New Roman" style:font-name-complex="Calibri" fo:font-size="11pt" style:font-size-asian="11pt" style:font-size-complex="11pt" fo:language="en" fo:country="US" style:language-complex="ar" style:country-complex="SA" fo:hyphenate="false"/>
    </style:style>
    <style:style style:name="Tekstdymka" style:display-name="Tekst dymka" style:family="paragraph" style:parent-style-name="Standard">
      <style:paragraph-properties fo:margin-bottom="0in"/>
      <style:text-properties style:font-name="Tahoma" style:font-name-asian="Tahoma" style:font-name-complex="Tahoma" fo:font-size="8pt" style:font-size-asian="8pt" style:font-size-complex="8pt" fo:hyphenate="true"/>
    </style:style>
    <style:style style:name="Contents1" style:display-name="Contents 1" style:family="paragraph" style:parent-style-name="Standard" style:next-style-name="Standard">
      <style:paragraph-properties fo:margin-bottom="0.0694in"/>
      <style:text-properties fo:hyphenate="true"/>
    </style:style>
    <style:style style:name="Contents3" style:display-name="Contents 3" style:family="paragraph" style:parent-style-name="Standard" style:next-style-name="Standard">
      <style:paragraph-properties fo:margin-bottom="0.0694in" fo:margin-left="0.3055in">
        <style:tab-stops/>
      </style:paragraph-properties>
      <style:text-properties fo:hyphenate="true"/>
    </style:style>
    <style:style style:name="Contents2" style:display-name="Contents 2" style:family="paragraph" style:parent-style-name="Standard" style:next-style-name="Standard">
      <style:paragraph-properties fo:margin-bottom="0.0694in" fo:line-height="115%" fo:margin-left="0.1527in">
        <style:tab-stops/>
      </style:paragraph-properties>
      <style:text-properties fo:language="pl" fo:country="PL" fo:hyphenate="true"/>
    </style:style>
    <style:style style:name="Contents4" style:display-name="Contents 4" style:family="paragraph" style:parent-style-name="Standard" style:next-style-name="Standard">
      <style:paragraph-properties fo:margin-bottom="0.0694in" fo:margin-left="0.4583in">
        <style:tab-stops/>
      </style:paragraph-properties>
      <style:text-properties fo:hyphenate="true"/>
    </style:style>
    <style:style style:name="Akapitsds" style:display-name="Akapit sds" style:family="paragraph" style:parent-style-name="Standard">
      <style:paragraph-properties fo:margin-bottom="0in" fo:margin-left="0.3937in">
        <style:tab-stops/>
      </style:paragraph-properties>
      <style:text-properties style:font-name="Arial" style:font-name-asian="Arial" style:font-name-complex="Arial" fo:font-size="10pt" style:font-size-asian="10pt" style:font-size-complex="12pt" fo:hyphenate="false"/>
    </style:style>
    <style:style style:name="Contents5" style:display-name="Contents 5" style:family="paragraph" style:parent-style-name="Standard" style:next-style-name="Standard">
      <style:paragraph-properties fo:margin-bottom="0.0694in" fo:margin-left="0.6111in">
        <style:tab-stops/>
      </style:paragraph-properties>
      <style:text-properties fo:hyphenate="true"/>
    </style:style>
    <style:style style:name="Contents9" style:display-name="Contents 9" style:family="paragraph" style:parent-style-name="Standard" style:next-style-name="Standard">
      <style:paragraph-properties fo:margin-bottom="0.0694in" fo:margin-left="1.2222in">
        <style:tab-stops/>
      </style:paragraph-properties>
      <style:text-properties fo:hyphenate="true"/>
    </style:style>
    <style:style style:name="NormalnyWeb" style:display-name="Normalny (Web)" style:family="paragraph" style:parent-style-name="Standard">
      <style:paragraph-properties fo:margin-top="0.1944in" fo:margin-bottom="0.1944in"/>
      <style:text-properties style:font-name="Times New Roman" fo:font-size="12pt" style:font-size-asian="12pt" style:font-size-complex="12pt" fo:language="pl" fo:country="PL" fo:hyphenate="true"/>
    </style:style>
    <style:style style:name="HTML-wstępniesformatowany" style:display-name="HTML - wstępnie sformatowany" style:family="paragraph" style:parent-style-name="Standard">
      <style:paragraph-properties fo:margin-bottom="0in"/>
      <style:text-properties style:font-name="Courier New" style:font-name-asian="Courier New" style:font-name-complex="Courier New" fo:font-size="10pt" style:font-size-asian="10pt" style:font-size-complex="10pt" fo:language="pl" fo:country="PL" fo:hyphenate="true"/>
    </style:style>
    <style:style style:name="static" style:display-name="static" style:family="paragraph" style:parent-style-name="Standard">
      <style:paragraph-properties fo:margin-top="0.1944in" fo:margin-bottom="0.1944in"/>
      <style:text-properties style:font-name="Times New Roman" fo:font-size="12pt" style:font-size-asian="12pt" style:font-size-complex="12pt" fo:language="pl" fo:country="PL" fo:hyphenate="true"/>
    </style:style>
    <style:style style:name="SRS-nagłówek1" style:display-name="SRS-nagłówek 1" style:family="paragraph" style:parent-style-name="Nagłówek4" style:default-outline-level="1">
      <style:paragraph-properties fo:widows="0" fo:orphans="0" fo:break-before="page" fo:text-align="start"/>
      <style:text-properties style:font-name="Liberation Serif" style:font-name-asian="SimSun" style:font-name-complex="Arial" fo:font-size="12pt" style:font-size-asian="12pt" style:font-size-complex="12pt" fo:language="pl" fo:country="PL" style:language-complex="hi" style:country-complex="IN" fo:hyphenate="true"/>
    </style:style>
    <style:style style:name="SRS-Dodatek" style:display-name="SRS-Dodatek" style:family="paragraph" style:parent-style-name="SRS-nagłówek1" style:list-style-name="WW8Num101" style:default-outline-level="1">
      <style:text-properties fo:hyphenate="true"/>
    </style:style>
    <style:style style:name="Tekstpodstawowyzwcięciem" style:display-name="Tekst podstawowy z wcięciem" style:family="paragraph" style:parent-style-name="Textbody">
      <style:paragraph-properties style:punctuation-wrap="hanging" style:text-autospace="ideograph-alpha" style:vertical-align="auto" fo:margin-bottom="0.0833in" fo:line-height="100%" fo:margin-left="0in" fo:text-indent="0.1458in">
        <style:tab-stops/>
      </style:paragraph-properties>
      <style:text-properties style:font-name="Cambria, 'Palatino Linotype'" style:font-name-asian="Cambria, 'Palatino Linotype'" style:font-name-complex="Cambria, 'Palatino Linotype'" fo:letter-spacing="normal" fo:font-size="11pt" style:font-size-asian="11pt" style:font-size-complex="11pt" fo:hyphenate="tru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true"/>
    </style:style>
    <style:style style:name="Tekstpodstawowyzwcięciem2" style:display-name="Tekst podstawowy z wcięciem 2" style:family="paragraph" style:parent-style-name="Textbodyindent">
      <style:paragraph-properties fo:text-indent="0.1458in"/>
      <style:text-properties fo:hyphenate="true"/>
    </style:style>
    <style:style style:name="SRS-Podrozdzial" style:display-name="SRS-Podrozdzial" style:family="paragraph" style:parent-style-name="Standard">
      <style:paragraph-properties fo:margin-bottom="0in"/>
      <style:text-properties fo:font-weight="bold" style:font-weight-asian="bold" fo:color="#0075A2" fo:hyphenate="true"/>
    </style:style>
    <style:style style:name="Endnote" style:display-name="Endnote" style:family="paragraph" style:parent-style-name="Standard">
      <style:text-properties fo:font-size="10pt" style:font-size-asian="10pt" style:font-size-complex="10pt" fo:hyphenate="true"/>
    </style:style>
    <style:style style:name="TableContentsuser" style:display-name="Table Contents (user)" style:family="paragraph" style:parent-style-name="Standard">
      <style:paragraph-properties text:number-lines="false" fo:text-align="start" fo:margin-bottom="0in"/>
      <style:text-properties style:font-name="Times New Roman" fo:font-size="12pt" style:font-size-asian="12pt" style:font-size-complex="12pt" fo:hyphenate="false"/>
    </style:style>
    <style:style style:name="Cytatintensywny" style:display-name="Cytat intensywny" style:family="paragraph" style:parent-style-name="Standard" style:next-style-name="Standard">
      <style:paragraph-properties fo:border-top="0.0034in dotted #004E6C" fo:border-left="none" fo:border-bottom="0.0034in dotted #004E6C" fo:border-right="none" fo:padding-top="0.1388in" fo:padding-left="0in" fo:padding-bottom="0.0555in" fo:padding-right="0in" style:shadow="none" fo:margin-top="0.1111in" fo:line-height="125%" fo:margin-left="1in" fo:margin-right="1in">
        <style:tab-stops/>
      </style:paragraph-properties>
      <style:text-properties fo:text-transform="uppercase" fo:color="#004D6C" fo:letter-spacing="0.0034in" fo:font-size="10pt" style:font-size-asian="10pt" style:font-size-complex="10pt" fo:language="pl" fo:country="PL" fo:hyphenate="true"/>
    </style:style>
    <style:style style:name="Bezodstępów" style:display-name="Bez odstępów" style:family="paragraph" style:parent-style-name="Standard">
      <style:paragraph-properties fo:margin-bottom="0in"/>
      <style:text-properties fo:language="pl" fo:country="PL" fo:hyphenate="tru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language="pl" fo:country="PL" fo:hyphenate="true"/>
    </style:style>
    <style:style style:name="Cytat" style:display-name="Cytat" style:family="paragraph" style:parent-style-name="Standard" style:next-style-name="Standard">
      <style:text-properties fo:font-style="italic" style:font-style-asian="italic" style:font-style-complex="italic" fo:language="pl" fo:country="PL" fo:hyphenate="true"/>
    </style:style>
    <style:style style:name="SRS-termin" style:display-name="SRS-termin" style:family="paragraph" style:parent-style-name="Standard" style:next-style-name="Standard">
      <style:paragraph-properties fo:margin-bottom="0in"/>
      <style:text-properties fo:font-weight="bold" style:font-weight-asian="bold" fo:language="pl" fo:country="PL" fo:hyphenate="true"/>
    </style:style>
    <style:style style:name="SRS-Komentarz" style:display-name="SRS-Komentarz" style:family="paragraph" style:parent-style-name="Standard">
      <style:text-properties fo:font-style="italic" style:font-style-asian="italic" fo:color="#999999" fo:language="pl" fo:country="PL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true"/>
    </style:style>
    <style:style style:name="Tytuł" style:display-name="Tytuł" style:family="paragraph" style:parent-style-name="Heading" style:next-style-name="Textbody">
      <style:text-properties fo:font-weight="bold" style:font-weight-asian="bold" style:font-weight-complex="bold" fo:font-size="28pt" style:font-size-asian="28pt" style:font-size-complex="28pt" fo:hyphenate="true"/>
    </style:style>
    <style:style style:name="WW8Num1z0" style:display-name="WW8Num1z0" style:family="text">
      <style:text-properties style:font-name-complex="Times New Roman" fo:font-weight="normal" style:font-weight-asian="norma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/>
    <style:style style:name="WW8Num11z1" style:display-name="WW8Num11z1" style:family="text"/>
    <style:style style:name="WW8Num11z2" style:display-name="WW8Num11z2" style:family="text"/>
    <style:style style:name="WW8Num11z3" style:display-name="WW8Num11z3" style:family="text"/>
    <style:style style:name="WW8Num11z4" style:display-name="WW8Num11z4" style:family="text"/>
    <style:style style:name="WW8Num11z5" style:display-name="WW8Num11z5" style:family="text"/>
    <style:style style:name="WW8Num11z6" style:display-name="WW8Num11z6" style:family="text"/>
    <style:style style:name="WW8Num11z7" style:display-name="WW8Num11z7" style:family="text"/>
    <style:style style:name="WW8Num11z8" style:display-name="WW8Num11z8" style:family="text"/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/>
    <style:style style:name="WW8Num13z1" style:display-name="WW8Num13z1" style:family="text"/>
    <style:style style:name="WW8Num13z2" style:display-name="WW8Num13z2" style:family="text"/>
    <style:style style:name="WW8Num13z3" style:display-name="WW8Num13z3" style:family="text"/>
    <style:style style:name="WW8Num13z4" style:display-name="WW8Num13z4" style:family="text"/>
    <style:style style:name="WW8Num13z5" style:display-name="WW8Num13z5" style:family="text"/>
    <style:style style:name="WW8Num13z6" style:display-name="WW8Num13z6" style:family="text"/>
    <style:style style:name="WW8Num13z7" style:display-name="WW8Num13z7" style:family="text"/>
    <style:style style:name="WW8Num13z8" style:display-name="WW8Num13z8" style:family="text"/>
    <style:style style:name="WW8Num14z0" style:display-name="WW8Num14z0" style:family="text"/>
    <style:style style:name="WW8Num14z1" style:display-name="WW8Num14z1" style:family="text"/>
    <style:style style:name="WW8Num14z2" style:display-name="WW8Num14z2" style:family="text"/>
    <style:style style:name="WW8Num14z3" style:display-name="WW8Num14z3" style:family="text"/>
    <style:style style:name="WW8Num14z4" style:display-name="WW8Num14z4" style:family="text"/>
    <style:style style:name="WW8Num14z5" style:display-name="WW8Num14z5" style:family="text"/>
    <style:style style:name="WW8Num14z6" style:display-name="WW8Num14z6" style:family="text"/>
    <style:style style:name="WW8Num14z7" style:display-name="WW8Num14z7" style:family="text"/>
    <style:style style:name="WW8Num14z8" style:display-name="WW8Num14z8" style:family="text"/>
    <style:style style:name="WW8Num15z0" style:display-name="WW8Num15z0" style:family="text"/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/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WW8Num17z0" style:display-name="WW8Num17z0" style:family="text"/>
    <style:style style:name="WW8Num17z1" style:display-name="WW8Num17z1" style:family="text"/>
    <style:style style:name="WW8Num17z2" style:display-name="WW8Num17z2" style:family="text"/>
    <style:style style:name="WW8Num17z3" style:display-name="WW8Num17z3" style:family="text"/>
    <style:style style:name="WW8Num17z4" style:display-name="WW8Num17z4" style:family="text"/>
    <style:style style:name="WW8Num17z5" style:display-name="WW8Num17z5" style:family="text"/>
    <style:style style:name="WW8Num17z6" style:display-name="WW8Num17z6" style:family="text"/>
    <style:style style:name="WW8Num17z7" style:display-name="WW8Num17z7" style:family="text"/>
    <style:style style:name="WW8Num17z8" style:display-name="WW8Num17z8" style:family="text"/>
    <style:style style:name="WW8Num18z0" style:display-name="WW8Num18z0" style:family="text"/>
    <style:style style:name="WW8Num18z1" style:display-name="WW8Num18z1" style:family="text"/>
    <style:style style:name="WW8Num18z2" style:display-name="WW8Num18z2" style:family="text"/>
    <style:style style:name="WW8Num18z3" style:display-name="WW8Num18z3" style:family="text"/>
    <style:style style:name="WW8Num18z4" style:display-name="WW8Num18z4" style:family="text"/>
    <style:style style:name="WW8Num18z5" style:display-name="WW8Num18z5" style:family="text"/>
    <style:style style:name="WW8Num18z6" style:display-name="WW8Num18z6" style:family="text"/>
    <style:style style:name="WW8Num18z7" style:display-name="WW8Num18z7" style:family="text"/>
    <style:style style:name="WW8Num18z8" style:display-name="WW8Num18z8" style:family="text"/>
    <style:style style:name="WW8Num19z0" style:display-name="WW8Num19z0" style:family="text"/>
    <style:style style:name="WW8Num19z1" style:display-name="WW8Num19z1" style:family="text"/>
    <style:style style:name="WW8Num19z2" style:display-name="WW8Num19z2" style:family="text"/>
    <style:style style:name="WW8Num19z3" style:display-name="WW8Num19z3" style:family="text"/>
    <style:style style:name="WW8Num19z4" style:display-name="WW8Num19z4" style:family="text"/>
    <style:style style:name="WW8Num19z5" style:display-name="WW8Num19z5" style:family="text"/>
    <style:style style:name="WW8Num19z6" style:display-name="WW8Num19z6" style:family="text"/>
    <style:style style:name="WW8Num19z7" style:display-name="WW8Num19z7" style:family="text"/>
    <style:style style:name="WW8Num19z8" style:display-name="WW8Num19z8" style:family="text"/>
    <style:style style:name="WW8Num20z0" style:display-name="WW8Num20z0" style:family="text"/>
    <style:style style:name="WW8Num20z1" style:display-name="WW8Num20z1" style:family="text"/>
    <style:style style:name="WW8Num20z2" style:display-name="WW8Num20z2" style:family="text"/>
    <style:style style:name="WW8Num20z3" style:display-name="WW8Num20z3" style:family="text"/>
    <style:style style:name="WW8Num20z4" style:display-name="WW8Num20z4" style:family="text"/>
    <style:style style:name="WW8Num20z5" style:display-name="WW8Num20z5" style:family="text"/>
    <style:style style:name="WW8Num20z6" style:display-name="WW8Num20z6" style:family="text"/>
    <style:style style:name="WW8Num20z7" style:display-name="WW8Num20z7" style:family="text"/>
    <style:style style:name="WW8Num20z8" style:display-name="WW8Num20z8" style:family="text"/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WW8Num23z0" style:display-name="WW8Num23z0" style:family="text"/>
    <style:style style:name="WW8Num23z1" style:display-name="WW8Num23z1" style:family="text"/>
    <style:style style:name="WW8Num23z2" style:display-name="WW8Num23z2" style:family="text"/>
    <style:style style:name="WW8Num23z3" style:display-name="WW8Num23z3" style:family="text"/>
    <style:style style:name="WW8Num23z4" style:display-name="WW8Num23z4" style:family="text"/>
    <style:style style:name="WW8Num23z5" style:display-name="WW8Num23z5" style:family="text"/>
    <style:style style:name="WW8Num23z6" style:display-name="WW8Num23z6" style:family="text"/>
    <style:style style:name="WW8Num23z7" style:display-name="WW8Num23z7" style:family="text"/>
    <style:style style:name="WW8Num23z8" style:display-name="WW8Num23z8" style:family="text"/>
    <style:style style:name="WW8Num24z0" style:display-name="WW8Num24z0" style:family="text"/>
    <style:style style:name="WW8Num24z1" style:display-name="WW8Num24z1" style:family="text"/>
    <style:style style:name="WW8Num24z2" style:display-name="WW8Num24z2" style:family="text"/>
    <style:style style:name="WW8Num24z3" style:display-name="WW8Num24z3" style:family="text"/>
    <style:style style:name="WW8Num24z4" style:display-name="WW8Num24z4" style:family="text"/>
    <style:style style:name="WW8Num24z5" style:display-name="WW8Num24z5" style:family="text"/>
    <style:style style:name="WW8Num24z6" style:display-name="WW8Num24z6" style:family="text"/>
    <style:style style:name="WW8Num24z7" style:display-name="WW8Num24z7" style:family="text"/>
    <style:style style:name="WW8Num24z8" style:display-name="WW8Num24z8" style:family="text"/>
    <style:style style:name="WW8Num25z0" style:display-name="WW8Num25z0" style:family="text">
      <style:text-properties fo:font-weight="normal" style:font-weight-asian="normal"/>
    </style:style>
    <style:style style:name="WW8Num25z1" style:display-name="WW8Num25z1" style:family="text"/>
    <style:style style:name="WW8Num25z2" style:display-name="WW8Num25z2" style:family="text"/>
    <style:style style:name="WW8Num25z3" style:display-name="WW8Num25z3" style:family="text"/>
    <style:style style:name="WW8Num25z4" style:display-name="WW8Num25z4" style:family="text"/>
    <style:style style:name="WW8Num25z5" style:display-name="WW8Num25z5" style:family="text"/>
    <style:style style:name="WW8Num25z6" style:display-name="WW8Num25z6" style:family="text"/>
    <style:style style:name="WW8Num25z7" style:display-name="WW8Num25z7" style:family="text"/>
    <style:style style:name="WW8Num25z8" style:display-name="WW8Num25z8" style:family="text"/>
    <style:style style:name="WW8Num26z0" style:display-name="WW8Num26z0" style:family="text"/>
    <style:style style:name="WW8Num26z1" style:display-name="WW8Num26z1" style:family="text"/>
    <style:style style:name="WW8Num26z2" style:display-name="WW8Num26z2" style:family="text"/>
    <style:style style:name="WW8Num26z3" style:display-name="WW8Num26z3" style:family="text"/>
    <style:style style:name="WW8Num26z4" style:display-name="WW8Num26z4" style:family="text"/>
    <style:style style:name="WW8Num26z5" style:display-name="WW8Num26z5" style:family="text"/>
    <style:style style:name="WW8Num26z6" style:display-name="WW8Num26z6" style:family="text"/>
    <style:style style:name="WW8Num26z7" style:display-name="WW8Num26z7" style:family="text"/>
    <style:style style:name="WW8Num26z8" style:display-name="WW8Num26z8" style:family="text"/>
    <style:style style:name="WW8Num27z0" style:display-name="WW8Num27z0" style:family="text"/>
    <style:style style:name="WW8Num27z1" style:display-name="WW8Num27z1" style:family="text"/>
    <style:style style:name="WW8Num27z2" style:display-name="WW8Num27z2" style:family="text"/>
    <style:style style:name="WW8Num27z3" style:display-name="WW8Num27z3" style:family="text"/>
    <style:style style:name="WW8Num27z4" style:display-name="WW8Num27z4" style:family="text"/>
    <style:style style:name="WW8Num27z5" style:display-name="WW8Num27z5" style:family="text"/>
    <style:style style:name="WW8Num27z6" style:display-name="WW8Num27z6" style:family="text"/>
    <style:style style:name="WW8Num27z7" style:display-name="WW8Num27z7" style:family="text"/>
    <style:style style:name="WW8Num27z8" style:display-name="WW8Num27z8" style:family="text"/>
    <style:style style:name="WW8Num28z0" style:display-name="WW8Num28z0" style:family="text"/>
    <style:style style:name="WW8Num28z1" style:display-name="WW8Num28z1" style:family="text"/>
    <style:style style:name="WW8Num28z2" style:display-name="WW8Num28z2" style:family="text"/>
    <style:style style:name="WW8Num28z3" style:display-name="WW8Num28z3" style:family="text"/>
    <style:style style:name="WW8Num28z4" style:display-name="WW8Num28z4" style:family="text"/>
    <style:style style:name="WW8Num28z5" style:display-name="WW8Num28z5" style:family="text"/>
    <style:style style:name="WW8Num28z6" style:display-name="WW8Num28z6" style:family="text"/>
    <style:style style:name="WW8Num28z7" style:display-name="WW8Num28z7" style:family="text"/>
    <style:style style:name="WW8Num28z8" style:display-name="WW8Num28z8" style:family="text"/>
    <style:style style:name="WW8Num29z0" style:display-name="WW8Num29z0" style:family="text">
      <style:text-properties style:font-name="Symbol" style:font-name-asian="Symbol" style:font-name-complex="Symbol"/>
    </style:style>
    <style:style style:name="WW8Num29z3" style:display-name="WW8Num29z3" style:family="text"/>
    <style:style style:name="WW8Num29z4" style:display-name="WW8Num29z4" style:family="text"/>
    <style:style style:name="WW8Num29z5" style:display-name="WW8Num29z5" style:family="text"/>
    <style:style style:name="WW8Num29z6" style:display-name="WW8Num29z6" style:family="text"/>
    <style:style style:name="WW8Num29z7" style:display-name="WW8Num29z7" style:family="text"/>
    <style:style style:name="WW8Num29z8" style:display-name="WW8Num29z8" style:family="text"/>
    <style:style style:name="WW8Num30z0" style:display-name="WW8Num30z0" style:family="text"/>
    <style:style style:name="WW8Num30z1" style:display-name="WW8Num30z1" style:family="text"/>
    <style:style style:name="WW8Num30z2" style:display-name="WW8Num30z2" style:family="text"/>
    <style:style style:name="WW8Num30z3" style:display-name="WW8Num30z3" style:family="text"/>
    <style:style style:name="WW8Num30z4" style:display-name="WW8Num30z4" style:family="text"/>
    <style:style style:name="WW8Num30z5" style:display-name="WW8Num30z5" style:family="text"/>
    <style:style style:name="WW8Num30z6" style:display-name="WW8Num30z6" style:family="text"/>
    <style:style style:name="WW8Num30z7" style:display-name="WW8Num30z7" style:family="text"/>
    <style:style style:name="WW8Num30z8" style:display-name="WW8Num30z8" style:family="text"/>
    <style:style style:name="WW8Num31z0" style:display-name="WW8Num31z0" style:family="text">
      <style:text-properties style:font-name="Symbol" style:font-name-asian="Symbol" style:font-name-complex="Symbol"/>
    </style:style>
    <style:style style:name="WW8Num31z1" style:display-name="WW8Num31z1" style:family="text"/>
    <style:style style:name="WW8Num31z2" style:display-name="WW8Num31z2" style:family="text"/>
    <style:style style:name="WW8Num31z3" style:display-name="WW8Num31z3" style:family="text"/>
    <style:style style:name="WW8Num31z4" style:display-name="WW8Num31z4" style:family="text"/>
    <style:style style:name="WW8Num31z5" style:display-name="WW8Num31z5" style:family="text"/>
    <style:style style:name="WW8Num31z6" style:display-name="WW8Num31z6" style:family="text"/>
    <style:style style:name="WW8Num31z7" style:display-name="WW8Num31z7" style:family="text"/>
    <style:style style:name="WW8Num31z8" style:display-name="WW8Num31z8" style:family="text"/>
    <style:style style:name="WW8Num32z0" style:display-name="WW8Num32z0" style:family="text"/>
    <style:style style:name="WW8Num32z1" style:display-name="WW8Num32z1" style:family="text"/>
    <style:style style:name="WW8Num32z2" style:display-name="WW8Num32z2" style:family="text"/>
    <style:style style:name="WW8Num32z3" style:display-name="WW8Num32z3" style:family="text"/>
    <style:style style:name="WW8Num32z4" style:display-name="WW8Num32z4" style:family="text"/>
    <style:style style:name="WW8Num32z5" style:display-name="WW8Num32z5" style:family="text"/>
    <style:style style:name="WW8Num32z6" style:display-name="WW8Num32z6" style:family="text"/>
    <style:style style:name="WW8Num32z7" style:display-name="WW8Num32z7" style:family="text"/>
    <style:style style:name="WW8Num32z8" style:display-name="WW8Num32z8" style:family="text"/>
    <style:style style:name="WW8Num33z0" style:display-name="WW8Num33z0" style:family="text"/>
    <style:style style:name="WW8Num33z1" style:display-name="WW8Num33z1" style:family="text"/>
    <style:style style:name="WW8Num33z2" style:display-name="WW8Num33z2" style:family="text"/>
    <style:style style:name="WW8Num33z3" style:display-name="WW8Num33z3" style:family="text"/>
    <style:style style:name="WW8Num33z4" style:display-name="WW8Num33z4" style:family="text"/>
    <style:style style:name="WW8Num33z5" style:display-name="WW8Num33z5" style:family="text"/>
    <style:style style:name="WW8Num33z6" style:display-name="WW8Num33z6" style:family="text"/>
    <style:style style:name="WW8Num33z7" style:display-name="WW8Num33z7" style:family="text"/>
    <style:style style:name="WW8Num33z8" style:display-name="WW8Num33z8" style:family="text"/>
    <style:style style:name="WW8Num34z0" style:display-name="WW8Num34z0" style:family="text"/>
    <style:style style:name="WW8Num34z1" style:display-name="WW8Num34z1" style:family="text"/>
    <style:style style:name="WW8Num34z2" style:display-name="WW8Num34z2" style:family="text"/>
    <style:style style:name="WW8Num34z3" style:display-name="WW8Num34z3" style:family="text"/>
    <style:style style:name="WW8Num34z4" style:display-name="WW8Num34z4" style:family="text"/>
    <style:style style:name="WW8Num34z5" style:display-name="WW8Num34z5" style:family="text"/>
    <style:style style:name="WW8Num34z6" style:display-name="WW8Num34z6" style:family="text"/>
    <style:style style:name="WW8Num34z7" style:display-name="WW8Num34z7" style:family="text"/>
    <style:style style:name="WW8Num34z8" style:display-name="WW8Num34z8" style:family="text"/>
    <style:style style:name="WW8Num35z0" style:display-name="WW8Num35z0" style:family="text">
      <style:text-properties style:font-name="Symbol" style:font-name-asian="Symbol" style:font-name-complex="Symbol"/>
    </style:style>
    <style:style style:name="WW8Num35z1" style:display-name="WW8Num35z1" style:family="text"/>
    <style:style style:name="WW8Num35z2" style:display-name="WW8Num35z2" style:family="text"/>
    <style:style style:name="WW8Num35z3" style:display-name="WW8Num35z3" style:family="text"/>
    <style:style style:name="WW8Num35z4" style:display-name="WW8Num35z4" style:family="text"/>
    <style:style style:name="WW8Num35z5" style:display-name="WW8Num35z5" style:family="text"/>
    <style:style style:name="WW8Num35z6" style:display-name="WW8Num35z6" style:family="text"/>
    <style:style style:name="WW8Num35z7" style:display-name="WW8Num35z7" style:family="text"/>
    <style:style style:name="WW8Num35z8" style:display-name="WW8Num35z8" style:family="text"/>
    <style:style style:name="WW8Num36z0" style:display-name="WW8Num36z0" style:family="text"/>
    <style:style style:name="WW8Num36z1" style:display-name="WW8Num36z1" style:family="text"/>
    <style:style style:name="WW8Num36z2" style:display-name="WW8Num36z2" style:family="text"/>
    <style:style style:name="WW8Num36z3" style:display-name="WW8Num36z3" style:family="text"/>
    <style:style style:name="WW8Num36z4" style:display-name="WW8Num36z4" style:family="text"/>
    <style:style style:name="WW8Num36z5" style:display-name="WW8Num36z5" style:family="text"/>
    <style:style style:name="WW8Num36z6" style:display-name="WW8Num36z6" style:family="text"/>
    <style:style style:name="WW8Num36z7" style:display-name="WW8Num36z7" style:family="text"/>
    <style:style style:name="WW8Num36z8" style:display-name="WW8Num36z8" style:family="text"/>
    <style:style style:name="WW8Num37z0" style:display-name="WW8Num37z0" style:family="text"/>
    <style:style style:name="WW8Num37z1" style:display-name="WW8Num37z1" style:family="text"/>
    <style:style style:name="WW8Num37z2" style:display-name="WW8Num37z2" style:family="text"/>
    <style:style style:name="WW8Num37z3" style:display-name="WW8Num37z3" style:family="text"/>
    <style:style style:name="WW8Num37z4" style:display-name="WW8Num37z4" style:family="text"/>
    <style:style style:name="WW8Num37z5" style:display-name="WW8Num37z5" style:family="text"/>
    <style:style style:name="WW8Num37z6" style:display-name="WW8Num37z6" style:family="text"/>
    <style:style style:name="WW8Num37z7" style:display-name="WW8Num37z7" style:family="text"/>
    <style:style style:name="WW8Num37z8" style:display-name="WW8Num37z8" style:family="text"/>
    <style:style style:name="WW8Num38z0" style:display-name="WW8Num38z0" style:family="text">
      <style:text-properties style:font-name="Symbol" style:font-name-asian="Symbol" style:font-name-complex="Symbol"/>
    </style:style>
    <style:style style:name="WW8Num38z1" style:display-name="WW8Num38z1" style:family="text">
      <style:text-properties style:font-name="Courier New" style:font-name-asian="Courier New" style:font-name-complex="Courier New"/>
    </style:style>
    <style:style style:name="WW8Num38z2" style:display-name="WW8Num38z2" style:family="text">
      <style:text-properties style:font-name="Wingdings" style:font-name-asian="Wingdings" style:font-name-complex="Wingdings"/>
    </style:style>
    <style:style style:name="WW8Num39z0" style:display-name="WW8Num39z0" style:family="text"/>
    <style:style style:name="WW8Num39z1" style:display-name="WW8Num39z1" style:family="text"/>
    <style:style style:name="WW8Num39z2" style:display-name="WW8Num39z2" style:family="text"/>
    <style:style style:name="WW8Num39z3" style:display-name="WW8Num39z3" style:family="text"/>
    <style:style style:name="WW8Num39z4" style:display-name="WW8Num39z4" style:family="text"/>
    <style:style style:name="WW8Num39z5" style:display-name="WW8Num39z5" style:family="text"/>
    <style:style style:name="WW8Num39z6" style:display-name="WW8Num39z6" style:family="text"/>
    <style:style style:name="WW8Num39z7" style:display-name="WW8Num39z7" style:family="text"/>
    <style:style style:name="WW8Num39z8" style:display-name="WW8Num39z8" style:family="text"/>
    <style:style style:name="WW8Num40z0" style:display-name="WW8Num40z0" style:family="text"/>
    <style:style style:name="WW8Num40z1" style:display-name="WW8Num40z1" style:family="text"/>
    <style:style style:name="WW8Num40z2" style:display-name="WW8Num40z2" style:family="text"/>
    <style:style style:name="WW8Num40z3" style:display-name="WW8Num40z3" style:family="text"/>
    <style:style style:name="WW8Num40z4" style:display-name="WW8Num40z4" style:family="text"/>
    <style:style style:name="WW8Num40z5" style:display-name="WW8Num40z5" style:family="text"/>
    <style:style style:name="WW8Num40z6" style:display-name="WW8Num40z6" style:family="text"/>
    <style:style style:name="WW8Num40z7" style:display-name="WW8Num40z7" style:family="text"/>
    <style:style style:name="WW8Num40z8" style:display-name="WW8Num40z8" style:family="text"/>
    <style:style style:name="WW8Num41z0" style:display-name="WW8Num41z0" style:family="text">
      <style:text-properties style:font-name="Symbol" style:font-name-asian="Symbol" style:font-name-complex="Symbol"/>
    </style:style>
    <style:style style:name="WW8Num41z1" style:display-name="WW8Num41z1" style:family="text">
      <style:text-properties style:font-name="Courier New" style:font-name-asian="Courier New" style:font-name-complex="Courier New"/>
    </style:style>
    <style:style style:name="WW8Num41z2" style:display-name="WW8Num41z2" style:family="text">
      <style:text-properties style:font-name="Wingdings" style:font-name-asian="Wingdings" style:font-name-complex="Wingdings"/>
    </style:style>
    <style:style style:name="WW8Num42z0" style:display-name="WW8Num42z0" style:family="text"/>
    <style:style style:name="WW8Num42z1" style:display-name="WW8Num42z1" style:family="text"/>
    <style:style style:name="WW8Num42z2" style:display-name="WW8Num42z2" style:family="text"/>
    <style:style style:name="WW8Num42z3" style:display-name="WW8Num42z3" style:family="text"/>
    <style:style style:name="WW8Num42z4" style:display-name="WW8Num42z4" style:family="text"/>
    <style:style style:name="WW8Num42z5" style:display-name="WW8Num42z5" style:family="text"/>
    <style:style style:name="WW8Num42z6" style:display-name="WW8Num42z6" style:family="text"/>
    <style:style style:name="WW8Num42z7" style:display-name="WW8Num42z7" style:family="text"/>
    <style:style style:name="WW8Num42z8" style:display-name="WW8Num42z8" style:family="text"/>
    <style:style style:name="WW8Num43z0" style:display-name="WW8Num43z0" style:family="text"/>
    <style:style style:name="WW8Num43z1" style:display-name="WW8Num43z1" style:family="text"/>
    <style:style style:name="WW8Num43z2" style:display-name="WW8Num43z2" style:family="text"/>
    <style:style style:name="WW8Num43z3" style:display-name="WW8Num43z3" style:family="text"/>
    <style:style style:name="WW8Num43z4" style:display-name="WW8Num43z4" style:family="text"/>
    <style:style style:name="WW8Num43z5" style:display-name="WW8Num43z5" style:family="text"/>
    <style:style style:name="WW8Num43z6" style:display-name="WW8Num43z6" style:family="text"/>
    <style:style style:name="WW8Num43z7" style:display-name="WW8Num43z7" style:family="text"/>
    <style:style style:name="WW8Num43z8" style:display-name="WW8Num43z8" style:family="text"/>
    <style:style style:name="WW8Num44z0" style:display-name="WW8Num44z0" style:family="text">
      <style:text-properties style:font-name="Courier New" style:font-name-asian="Courier New" style:font-name-complex="Courier New"/>
    </style:style>
    <style:style style:name="WW8Num44z2" style:display-name="WW8Num44z2" style:family="text">
      <style:text-properties style:font-name="Wingdings" style:font-name-asian="Wingdings" style:font-name-complex="Wingdings"/>
    </style:style>
    <style:style style:name="WW8Num44z3" style:display-name="WW8Num44z3" style:family="text">
      <style:text-properties style:font-name="Symbol" style:font-name-asian="Symbol" style:font-name-complex="Symbol"/>
    </style:style>
    <style:style style:name="WW8Num45z0" style:display-name="WW8Num45z0" style:family="text"/>
    <style:style style:name="WW8Num45z1" style:display-name="WW8Num45z1" style:family="text"/>
    <style:style style:name="WW8Num45z2" style:display-name="WW8Num45z2" style:family="text"/>
    <style:style style:name="WW8Num45z3" style:display-name="WW8Num45z3" style:family="text"/>
    <style:style style:name="WW8Num45z4" style:display-name="WW8Num45z4" style:family="text"/>
    <style:style style:name="WW8Num45z5" style:display-name="WW8Num45z5" style:family="text"/>
    <style:style style:name="WW8Num45z6" style:display-name="WW8Num45z6" style:family="text"/>
    <style:style style:name="WW8Num45z7" style:display-name="WW8Num45z7" style:family="text"/>
    <style:style style:name="WW8Num45z8" style:display-name="WW8Num45z8" style:family="text"/>
    <style:style style:name="WW8Num46z0" style:display-name="WW8Num46z0" style:family="text"/>
    <style:style style:name="WW8Num46z1" style:display-name="WW8Num46z1" style:family="text"/>
    <style:style style:name="WW8Num46z2" style:display-name="WW8Num46z2" style:family="text"/>
    <style:style style:name="WW8Num46z3" style:display-name="WW8Num46z3" style:family="text"/>
    <style:style style:name="WW8Num46z4" style:display-name="WW8Num46z4" style:family="text"/>
    <style:style style:name="WW8Num46z5" style:display-name="WW8Num46z5" style:family="text"/>
    <style:style style:name="WW8Num46z6" style:display-name="WW8Num46z6" style:family="text"/>
    <style:style style:name="WW8Num46z7" style:display-name="WW8Num46z7" style:family="text"/>
    <style:style style:name="WW8Num46z8" style:display-name="WW8Num46z8" style:family="text"/>
    <style:style style:name="WW8Num47z0" style:display-name="WW8Num47z0" style:family="text"/>
    <style:style style:name="WW8Num47z1" style:display-name="WW8Num47z1" style:family="text"/>
    <style:style style:name="WW8Num47z2" style:display-name="WW8Num47z2" style:family="text"/>
    <style:style style:name="WW8Num47z3" style:display-name="WW8Num47z3" style:family="text"/>
    <style:style style:name="WW8Num47z4" style:display-name="WW8Num47z4" style:family="text"/>
    <style:style style:name="WW8Num47z5" style:display-name="WW8Num47z5" style:family="text"/>
    <style:style style:name="WW8Num47z6" style:display-name="WW8Num47z6" style:family="text"/>
    <style:style style:name="WW8Num47z7" style:display-name="WW8Num47z7" style:family="text"/>
    <style:style style:name="WW8Num47z8" style:display-name="WW8Num47z8" style:family="text"/>
    <style:style style:name="WW8Num48z0" style:display-name="WW8Num48z0" style:family="text"/>
    <style:style style:name="WW8Num48z1" style:display-name="WW8Num48z1" style:family="text"/>
    <style:style style:name="WW8Num48z2" style:display-name="WW8Num48z2" style:family="text"/>
    <style:style style:name="WW8Num48z3" style:display-name="WW8Num48z3" style:family="text"/>
    <style:style style:name="WW8Num48z4" style:display-name="WW8Num48z4" style:family="text"/>
    <style:style style:name="WW8Num48z5" style:display-name="WW8Num48z5" style:family="text"/>
    <style:style style:name="WW8Num48z6" style:display-name="WW8Num48z6" style:family="text"/>
    <style:style style:name="WW8Num48z7" style:display-name="WW8Num48z7" style:family="text"/>
    <style:style style:name="WW8Num48z8" style:display-name="WW8Num48z8" style:family="text"/>
    <style:style style:name="WW8Num49z0" style:display-name="WW8Num49z0" style:family="text"/>
    <style:style style:name="WW8Num49z1" style:display-name="WW8Num49z1" style:family="text"/>
    <style:style style:name="WW8Num49z2" style:display-name="WW8Num49z2" style:family="text"/>
    <style:style style:name="WW8Num49z3" style:display-name="WW8Num49z3" style:family="text"/>
    <style:style style:name="WW8Num49z4" style:display-name="WW8Num49z4" style:family="text"/>
    <style:style style:name="WW8Num49z5" style:display-name="WW8Num49z5" style:family="text"/>
    <style:style style:name="WW8Num49z6" style:display-name="WW8Num49z6" style:family="text"/>
    <style:style style:name="WW8Num49z7" style:display-name="WW8Num49z7" style:family="text"/>
    <style:style style:name="WW8Num49z8" style:display-name="WW8Num49z8" style:family="text"/>
    <style:style style:name="WW8Num50z0" style:display-name="WW8Num50z0" style:family="text"/>
    <style:style style:name="WW8Num50z1" style:display-name="WW8Num50z1" style:family="text"/>
    <style:style style:name="WW8Num50z2" style:display-name="WW8Num50z2" style:family="text"/>
    <style:style style:name="WW8Num50z3" style:display-name="WW8Num50z3" style:family="text"/>
    <style:style style:name="WW8Num50z4" style:display-name="WW8Num50z4" style:family="text"/>
    <style:style style:name="WW8Num50z5" style:display-name="WW8Num50z5" style:family="text"/>
    <style:style style:name="WW8Num50z6" style:display-name="WW8Num50z6" style:family="text"/>
    <style:style style:name="WW8Num50z7" style:display-name="WW8Num50z7" style:family="text"/>
    <style:style style:name="WW8Num50z8" style:display-name="WW8Num50z8" style:family="text"/>
    <style:style style:name="WW8Num51z0" style:display-name="WW8Num51z0" style:family="text"/>
    <style:style style:name="WW8Num51z1" style:display-name="WW8Num51z1" style:family="text"/>
    <style:style style:name="WW8Num51z2" style:display-name="WW8Num51z2" style:family="text"/>
    <style:style style:name="WW8Num51z3" style:display-name="WW8Num51z3" style:family="text"/>
    <style:style style:name="WW8Num51z4" style:display-name="WW8Num51z4" style:family="text"/>
    <style:style style:name="WW8Num51z5" style:display-name="WW8Num51z5" style:family="text"/>
    <style:style style:name="WW8Num51z6" style:display-name="WW8Num51z6" style:family="text"/>
    <style:style style:name="WW8Num51z7" style:display-name="WW8Num51z7" style:family="text"/>
    <style:style style:name="WW8Num51z8" style:display-name="WW8Num51z8" style:family="text"/>
    <style:style style:name="WW8Num52z0" style:display-name="WW8Num52z0" style:family="text"/>
    <style:style style:name="WW8Num52z1" style:display-name="WW8Num52z1" style:family="text"/>
    <style:style style:name="WW8Num52z2" style:display-name="WW8Num52z2" style:family="text"/>
    <style:style style:name="WW8Num52z3" style:display-name="WW8Num52z3" style:family="text"/>
    <style:style style:name="WW8Num52z4" style:display-name="WW8Num52z4" style:family="text"/>
    <style:style style:name="WW8Num52z5" style:display-name="WW8Num52z5" style:family="text"/>
    <style:style style:name="WW8Num52z6" style:display-name="WW8Num52z6" style:family="text"/>
    <style:style style:name="WW8Num52z7" style:display-name="WW8Num52z7" style:family="text"/>
    <style:style style:name="WW8Num52z8" style:display-name="WW8Num52z8" style:family="text"/>
    <style:style style:name="WW8Num53z0" style:display-name="WW8Num53z0" style:family="text"/>
    <style:style style:name="WW8Num53z1" style:display-name="WW8Num53z1" style:family="text"/>
    <style:style style:name="WW8Num53z2" style:display-name="WW8Num53z2" style:family="text"/>
    <style:style style:name="WW8Num53z3" style:display-name="WW8Num53z3" style:family="text"/>
    <style:style style:name="WW8Num53z4" style:display-name="WW8Num53z4" style:family="text"/>
    <style:style style:name="WW8Num53z5" style:display-name="WW8Num53z5" style:family="text"/>
    <style:style style:name="WW8Num53z6" style:display-name="WW8Num53z6" style:family="text"/>
    <style:style style:name="WW8Num53z7" style:display-name="WW8Num53z7" style:family="text"/>
    <style:style style:name="WW8Num53z8" style:display-name="WW8Num53z8" style:family="text"/>
    <style:style style:name="WW8Num54z0" style:display-name="WW8Num54z0" style:family="text"/>
    <style:style style:name="WW8Num54z1" style:display-name="WW8Num54z1" style:family="text"/>
    <style:style style:name="WW8Num54z2" style:display-name="WW8Num54z2" style:family="text"/>
    <style:style style:name="WW8Num54z3" style:display-name="WW8Num54z3" style:family="text"/>
    <style:style style:name="WW8Num54z4" style:display-name="WW8Num54z4" style:family="text"/>
    <style:style style:name="WW8Num54z5" style:display-name="WW8Num54z5" style:family="text"/>
    <style:style style:name="WW8Num54z6" style:display-name="WW8Num54z6" style:family="text"/>
    <style:style style:name="WW8Num54z7" style:display-name="WW8Num54z7" style:family="text"/>
    <style:style style:name="WW8Num54z8" style:display-name="WW8Num54z8" style:family="text"/>
    <style:style style:name="WW8Num55z0" style:display-name="WW8Num55z0" style:family="text"/>
    <style:style style:name="WW8Num55z1" style:display-name="WW8Num55z1" style:family="text"/>
    <style:style style:name="WW8Num55z2" style:display-name="WW8Num55z2" style:family="text"/>
    <style:style style:name="WW8Num55z3" style:display-name="WW8Num55z3" style:family="text"/>
    <style:style style:name="WW8Num55z4" style:display-name="WW8Num55z4" style:family="text"/>
    <style:style style:name="WW8Num55z5" style:display-name="WW8Num55z5" style:family="text"/>
    <style:style style:name="WW8Num55z6" style:display-name="WW8Num55z6" style:family="text"/>
    <style:style style:name="WW8Num55z7" style:display-name="WW8Num55z7" style:family="text"/>
    <style:style style:name="WW8Num55z8" style:display-name="WW8Num55z8" style:family="text"/>
    <style:style style:name="WW8Num56z0" style:display-name="WW8Num56z0" style:family="text"/>
    <style:style style:name="WW8Num56z1" style:display-name="WW8Num56z1" style:family="text"/>
    <style:style style:name="WW8Num56z2" style:display-name="WW8Num56z2" style:family="text"/>
    <style:style style:name="WW8Num56z3" style:display-name="WW8Num56z3" style:family="text"/>
    <style:style style:name="WW8Num56z4" style:display-name="WW8Num56z4" style:family="text"/>
    <style:style style:name="WW8Num56z5" style:display-name="WW8Num56z5" style:family="text"/>
    <style:style style:name="WW8Num56z6" style:display-name="WW8Num56z6" style:family="text"/>
    <style:style style:name="WW8Num56z7" style:display-name="WW8Num56z7" style:family="text"/>
    <style:style style:name="WW8Num56z8" style:display-name="WW8Num56z8" style:family="text"/>
    <style:style style:name="WW8Num57z0" style:display-name="WW8Num57z0" style:family="text"/>
    <style:style style:name="WW8Num57z1" style:display-name="WW8Num57z1" style:family="text"/>
    <style:style style:name="WW8Num57z2" style:display-name="WW8Num57z2" style:family="text"/>
    <style:style style:name="WW8Num57z3" style:display-name="WW8Num57z3" style:family="text"/>
    <style:style style:name="WW8Num57z4" style:display-name="WW8Num57z4" style:family="text"/>
    <style:style style:name="WW8Num57z5" style:display-name="WW8Num57z5" style:family="text"/>
    <style:style style:name="WW8Num57z6" style:display-name="WW8Num57z6" style:family="text"/>
    <style:style style:name="WW8Num57z7" style:display-name="WW8Num57z7" style:family="text"/>
    <style:style style:name="WW8Num57z8" style:display-name="WW8Num57z8" style:family="text"/>
    <style:style style:name="WW8Num58z0" style:display-name="WW8Num58z0" style:family="text"/>
    <style:style style:name="WW8Num58z1" style:display-name="WW8Num58z1" style:family="text"/>
    <style:style style:name="WW8Num58z2" style:display-name="WW8Num58z2" style:family="text"/>
    <style:style style:name="WW8Num58z3" style:display-name="WW8Num58z3" style:family="text"/>
    <style:style style:name="WW8Num58z4" style:display-name="WW8Num58z4" style:family="text"/>
    <style:style style:name="WW8Num58z5" style:display-name="WW8Num58z5" style:family="text"/>
    <style:style style:name="WW8Num58z6" style:display-name="WW8Num58z6" style:family="text"/>
    <style:style style:name="WW8Num58z7" style:display-name="WW8Num58z7" style:family="text"/>
    <style:style style:name="WW8Num58z8" style:display-name="WW8Num58z8" style:family="text"/>
    <style:style style:name="WW8Num59z0" style:display-name="WW8Num59z0" style:family="text"/>
    <style:style style:name="WW8Num59z1" style:display-name="WW8Num59z1" style:family="text"/>
    <style:style style:name="WW8Num59z2" style:display-name="WW8Num59z2" style:family="text"/>
    <style:style style:name="WW8Num59z3" style:display-name="WW8Num59z3" style:family="text"/>
    <style:style style:name="WW8Num59z4" style:display-name="WW8Num59z4" style:family="text"/>
    <style:style style:name="WW8Num59z5" style:display-name="WW8Num59z5" style:family="text"/>
    <style:style style:name="WW8Num59z6" style:display-name="WW8Num59z6" style:family="text"/>
    <style:style style:name="WW8Num59z7" style:display-name="WW8Num59z7" style:family="text"/>
    <style:style style:name="WW8Num59z8" style:display-name="WW8Num59z8" style:family="text"/>
    <style:style style:name="WW8Num60z0" style:display-name="WW8Num60z0" style:family="text"/>
    <style:style style:name="WW8Num60z1" style:display-name="WW8Num60z1" style:family="text"/>
    <style:style style:name="WW8Num60z2" style:display-name="WW8Num60z2" style:family="text"/>
    <style:style style:name="WW8Num60z3" style:display-name="WW8Num60z3" style:family="text"/>
    <style:style style:name="WW8Num60z4" style:display-name="WW8Num60z4" style:family="text"/>
    <style:style style:name="WW8Num60z5" style:display-name="WW8Num60z5" style:family="text"/>
    <style:style style:name="WW8Num60z6" style:display-name="WW8Num60z6" style:family="text"/>
    <style:style style:name="WW8Num60z7" style:display-name="WW8Num60z7" style:family="text"/>
    <style:style style:name="WW8Num60z8" style:display-name="WW8Num60z8" style:family="text"/>
    <style:style style:name="WW8Num61z0" style:display-name="WW8Num61z0" style:family="text"/>
    <style:style style:name="WW8Num61z1" style:display-name="WW8Num61z1" style:family="text"/>
    <style:style style:name="WW8Num61z2" style:display-name="WW8Num61z2" style:family="text"/>
    <style:style style:name="WW8Num61z3" style:display-name="WW8Num61z3" style:family="text"/>
    <style:style style:name="WW8Num61z4" style:display-name="WW8Num61z4" style:family="text"/>
    <style:style style:name="WW8Num61z5" style:display-name="WW8Num61z5" style:family="text"/>
    <style:style style:name="WW8Num61z6" style:display-name="WW8Num61z6" style:family="text"/>
    <style:style style:name="WW8Num61z7" style:display-name="WW8Num61z7" style:family="text"/>
    <style:style style:name="WW8Num61z8" style:display-name="WW8Num61z8" style:family="text"/>
    <style:style style:name="WW8Num62z0" style:display-name="WW8Num62z0" style:family="text"/>
    <style:style style:name="WW8Num62z1" style:display-name="WW8Num62z1" style:family="text"/>
    <style:style style:name="WW8Num62z2" style:display-name="WW8Num62z2" style:family="text"/>
    <style:style style:name="WW8Num62z3" style:display-name="WW8Num62z3" style:family="text"/>
    <style:style style:name="WW8Num62z4" style:display-name="WW8Num62z4" style:family="text"/>
    <style:style style:name="WW8Num62z5" style:display-name="WW8Num62z5" style:family="text"/>
    <style:style style:name="WW8Num62z6" style:display-name="WW8Num62z6" style:family="text"/>
    <style:style style:name="WW8Num62z7" style:display-name="WW8Num62z7" style:family="text"/>
    <style:style style:name="WW8Num62z8" style:display-name="WW8Num62z8" style:family="text"/>
    <style:style style:name="WW8Num63z0" style:display-name="WW8Num63z0" style:family="text"/>
    <style:style style:name="WW8Num63z1" style:display-name="WW8Num63z1" style:family="text"/>
    <style:style style:name="WW8Num63z2" style:display-name="WW8Num63z2" style:family="text"/>
    <style:style style:name="WW8Num63z3" style:display-name="WW8Num63z3" style:family="text"/>
    <style:style style:name="WW8Num63z4" style:display-name="WW8Num63z4" style:family="text"/>
    <style:style style:name="WW8Num63z5" style:display-name="WW8Num63z5" style:family="text"/>
    <style:style style:name="WW8Num63z6" style:display-name="WW8Num63z6" style:family="text"/>
    <style:style style:name="WW8Num63z7" style:display-name="WW8Num63z7" style:family="text"/>
    <style:style style:name="WW8Num63z8" style:display-name="WW8Num63z8" style:family="text"/>
    <style:style style:name="WW8Num64z0" style:display-name="WW8Num64z0" style:family="text">
      <style:text-properties style:font-name="Symbol" style:font-name-asian="Symbol" style:font-name-complex="Symbol"/>
    </style:style>
    <style:style style:name="WW8Num64z1" style:display-name="WW8Num64z1" style:family="text">
      <style:text-properties style:font-name="Courier New" style:font-name-asian="Courier New" style:font-name-complex="Courier New"/>
    </style:style>
    <style:style style:name="WW8Num64z2" style:display-name="WW8Num64z2" style:family="text">
      <style:text-properties style:font-name="Wingdings" style:font-name-asian="Wingdings" style:font-name-complex="Wingdings"/>
    </style:style>
    <style:style style:name="WW8Num65z0" style:display-name="WW8Num65z0" style:family="text"/>
    <style:style style:name="WW8Num65z1" style:display-name="WW8Num65z1" style:family="text"/>
    <style:style style:name="WW8Num65z2" style:display-name="WW8Num65z2" style:family="text"/>
    <style:style style:name="WW8Num65z3" style:display-name="WW8Num65z3" style:family="text"/>
    <style:style style:name="WW8Num65z4" style:display-name="WW8Num65z4" style:family="text"/>
    <style:style style:name="WW8Num65z5" style:display-name="WW8Num65z5" style:family="text"/>
    <style:style style:name="WW8Num65z6" style:display-name="WW8Num65z6" style:family="text"/>
    <style:style style:name="WW8Num65z7" style:display-name="WW8Num65z7" style:family="text"/>
    <style:style style:name="WW8Num65z8" style:display-name="WW8Num65z8" style:family="text"/>
    <style:style style:name="WW8Num66z0" style:display-name="WW8Num66z0" style:family="text"/>
    <style:style style:name="WW8Num66z1" style:display-name="WW8Num66z1" style:family="text"/>
    <style:style style:name="WW8Num66z2" style:display-name="WW8Num66z2" style:family="text"/>
    <style:style style:name="WW8Num66z3" style:display-name="WW8Num66z3" style:family="text"/>
    <style:style style:name="WW8Num66z4" style:display-name="WW8Num66z4" style:family="text"/>
    <style:style style:name="WW8Num66z5" style:display-name="WW8Num66z5" style:family="text"/>
    <style:style style:name="WW8Num66z6" style:display-name="WW8Num66z6" style:family="text"/>
    <style:style style:name="WW8Num66z7" style:display-name="WW8Num66z7" style:family="text"/>
    <style:style style:name="WW8Num66z8" style:display-name="WW8Num66z8" style:family="text"/>
    <style:style style:name="WW8Num67z0" style:display-name="WW8Num67z0" style:family="text"/>
    <style:style style:name="WW8Num67z1" style:display-name="WW8Num67z1" style:family="text"/>
    <style:style style:name="WW8Num67z2" style:display-name="WW8Num67z2" style:family="text"/>
    <style:style style:name="WW8Num67z3" style:display-name="WW8Num67z3" style:family="text"/>
    <style:style style:name="WW8Num67z4" style:display-name="WW8Num67z4" style:family="text"/>
    <style:style style:name="WW8Num67z5" style:display-name="WW8Num67z5" style:family="text"/>
    <style:style style:name="WW8Num67z6" style:display-name="WW8Num67z6" style:family="text"/>
    <style:style style:name="WW8Num67z7" style:display-name="WW8Num67z7" style:family="text"/>
    <style:style style:name="WW8Num67z8" style:display-name="WW8Num67z8" style:family="text"/>
    <style:style style:name="WW8Num68z0" style:display-name="WW8Num68z0" style:family="text"/>
    <style:style style:name="WW8Num68z1" style:display-name="WW8Num68z1" style:family="text"/>
    <style:style style:name="WW8Num68z2" style:display-name="WW8Num68z2" style:family="text"/>
    <style:style style:name="WW8Num68z3" style:display-name="WW8Num68z3" style:family="text"/>
    <style:style style:name="WW8Num68z4" style:display-name="WW8Num68z4" style:family="text"/>
    <style:style style:name="WW8Num68z5" style:display-name="WW8Num68z5" style:family="text"/>
    <style:style style:name="WW8Num68z6" style:display-name="WW8Num68z6" style:family="text"/>
    <style:style style:name="WW8Num68z7" style:display-name="WW8Num68z7" style:family="text"/>
    <style:style style:name="WW8Num68z8" style:display-name="WW8Num68z8" style:family="text"/>
    <style:style style:name="WW8Num69z0" style:display-name="WW8Num69z0" style:family="text"/>
    <style:style style:name="WW8Num69z1" style:display-name="WW8Num69z1" style:family="text"/>
    <style:style style:name="WW8Num69z2" style:display-name="WW8Num69z2" style:family="text"/>
    <style:style style:name="WW8Num69z3" style:display-name="WW8Num69z3" style:family="text"/>
    <style:style style:name="WW8Num69z4" style:display-name="WW8Num69z4" style:family="text"/>
    <style:style style:name="WW8Num69z5" style:display-name="WW8Num69z5" style:family="text"/>
    <style:style style:name="WW8Num69z6" style:display-name="WW8Num69z6" style:family="text"/>
    <style:style style:name="WW8Num69z7" style:display-name="WW8Num69z7" style:family="text"/>
    <style:style style:name="WW8Num69z8" style:display-name="WW8Num69z8" style:family="text"/>
    <style:style style:name="WW8Num70z0" style:display-name="WW8Num70z0" style:family="text"/>
    <style:style style:name="WW8Num70z1" style:display-name="WW8Num70z1" style:family="text"/>
    <style:style style:name="WW8Num70z2" style:display-name="WW8Num70z2" style:family="text"/>
    <style:style style:name="WW8Num70z3" style:display-name="WW8Num70z3" style:family="text"/>
    <style:style style:name="WW8Num70z4" style:display-name="WW8Num70z4" style:family="text"/>
    <style:style style:name="WW8Num70z5" style:display-name="WW8Num70z5" style:family="text"/>
    <style:style style:name="WW8Num70z6" style:display-name="WW8Num70z6" style:family="text"/>
    <style:style style:name="WW8Num70z7" style:display-name="WW8Num70z7" style:family="text"/>
    <style:style style:name="WW8Num70z8" style:display-name="WW8Num70z8" style:family="text"/>
    <style:style style:name="WW8Num71z0" style:display-name="WW8Num71z0" style:family="text"/>
    <style:style style:name="WW8Num71z1" style:display-name="WW8Num71z1" style:family="text"/>
    <style:style style:name="WW8Num71z2" style:display-name="WW8Num71z2" style:family="text"/>
    <style:style style:name="WW8Num71z3" style:display-name="WW8Num71z3" style:family="text"/>
    <style:style style:name="WW8Num71z4" style:display-name="WW8Num71z4" style:family="text"/>
    <style:style style:name="WW8Num71z5" style:display-name="WW8Num71z5" style:family="text"/>
    <style:style style:name="WW8Num71z6" style:display-name="WW8Num71z6" style:family="text"/>
    <style:style style:name="WW8Num71z7" style:display-name="WW8Num71z7" style:family="text"/>
    <style:style style:name="WW8Num71z8" style:display-name="WW8Num71z8" style:family="text"/>
    <style:style style:name="WW8Num72z0" style:display-name="WW8Num72z0" style:family="text"/>
    <style:style style:name="WW8Num72z1" style:display-name="WW8Num72z1" style:family="text"/>
    <style:style style:name="WW8Num72z2" style:display-name="WW8Num72z2" style:family="text"/>
    <style:style style:name="WW8Num72z3" style:display-name="WW8Num72z3" style:family="text"/>
    <style:style style:name="WW8Num72z4" style:display-name="WW8Num72z4" style:family="text"/>
    <style:style style:name="WW8Num72z5" style:display-name="WW8Num72z5" style:family="text"/>
    <style:style style:name="WW8Num72z6" style:display-name="WW8Num72z6" style:family="text"/>
    <style:style style:name="WW8Num72z7" style:display-name="WW8Num72z7" style:family="text"/>
    <style:style style:name="WW8Num72z8" style:display-name="WW8Num72z8" style:family="text"/>
    <style:style style:name="WW8Num73z0" style:display-name="WW8Num73z0" style:family="text"/>
    <style:style style:name="WW8Num73z1" style:display-name="WW8Num73z1" style:family="text"/>
    <style:style style:name="WW8Num73z2" style:display-name="WW8Num73z2" style:family="text"/>
    <style:style style:name="WW8Num73z3" style:display-name="WW8Num73z3" style:family="text"/>
    <style:style style:name="WW8Num73z4" style:display-name="WW8Num73z4" style:family="text"/>
    <style:style style:name="WW8Num73z5" style:display-name="WW8Num73z5" style:family="text"/>
    <style:style style:name="WW8Num73z6" style:display-name="WW8Num73z6" style:family="text"/>
    <style:style style:name="WW8Num73z7" style:display-name="WW8Num73z7" style:family="text"/>
    <style:style style:name="WW8Num73z8" style:display-name="WW8Num73z8" style:family="text"/>
    <style:style style:name="WW8Num74z0" style:display-name="WW8Num74z0" style:family="text"/>
    <style:style style:name="WW8Num74z1" style:display-name="WW8Num74z1" style:family="text"/>
    <style:style style:name="WW8Num74z2" style:display-name="WW8Num74z2" style:family="text"/>
    <style:style style:name="WW8Num74z3" style:display-name="WW8Num74z3" style:family="text"/>
    <style:style style:name="WW8Num74z4" style:display-name="WW8Num74z4" style:family="text"/>
    <style:style style:name="WW8Num74z5" style:display-name="WW8Num74z5" style:family="text"/>
    <style:style style:name="WW8Num74z6" style:display-name="WW8Num74z6" style:family="text"/>
    <style:style style:name="WW8Num74z7" style:display-name="WW8Num74z7" style:family="text"/>
    <style:style style:name="WW8Num74z8" style:display-name="WW8Num74z8" style:family="text"/>
    <style:style style:name="WW8Num75z0" style:display-name="WW8Num75z0" style:family="text"/>
    <style:style style:name="WW8Num75z1" style:display-name="WW8Num75z1" style:family="text"/>
    <style:style style:name="WW8Num75z2" style:display-name="WW8Num75z2" style:family="text"/>
    <style:style style:name="WW8Num75z3" style:display-name="WW8Num75z3" style:family="text"/>
    <style:style style:name="WW8Num75z4" style:display-name="WW8Num75z4" style:family="text"/>
    <style:style style:name="WW8Num75z5" style:display-name="WW8Num75z5" style:family="text"/>
    <style:style style:name="WW8Num75z6" style:display-name="WW8Num75z6" style:family="text"/>
    <style:style style:name="WW8Num75z7" style:display-name="WW8Num75z7" style:family="text"/>
    <style:style style:name="WW8Num75z8" style:display-name="WW8Num75z8" style:family="text"/>
    <style:style style:name="WW8Num76z0" style:display-name="WW8Num76z0" style:family="text"/>
    <style:style style:name="WW8Num76z1" style:display-name="WW8Num76z1" style:family="text"/>
    <style:style style:name="WW8Num76z2" style:display-name="WW8Num76z2" style:family="text"/>
    <style:style style:name="WW8Num76z3" style:display-name="WW8Num76z3" style:family="text"/>
    <style:style style:name="WW8Num76z4" style:display-name="WW8Num76z4" style:family="text"/>
    <style:style style:name="WW8Num76z5" style:display-name="WW8Num76z5" style:family="text"/>
    <style:style style:name="WW8Num76z6" style:display-name="WW8Num76z6" style:family="text"/>
    <style:style style:name="WW8Num76z7" style:display-name="WW8Num76z7" style:family="text"/>
    <style:style style:name="WW8Num76z8" style:display-name="WW8Num76z8" style:family="text"/>
    <style:style style:name="WW8Num77z0" style:display-name="WW8Num77z0" style:family="text"/>
    <style:style style:name="WW8Num77z1" style:display-name="WW8Num77z1" style:family="text"/>
    <style:style style:name="WW8Num77z2" style:display-name="WW8Num77z2" style:family="text"/>
    <style:style style:name="WW8Num77z3" style:display-name="WW8Num77z3" style:family="text"/>
    <style:style style:name="WW8Num77z4" style:display-name="WW8Num77z4" style:family="text"/>
    <style:style style:name="WW8Num77z5" style:display-name="WW8Num77z5" style:family="text"/>
    <style:style style:name="WW8Num77z6" style:display-name="WW8Num77z6" style:family="text"/>
    <style:style style:name="WW8Num77z7" style:display-name="WW8Num77z7" style:family="text"/>
    <style:style style:name="WW8Num77z8" style:display-name="WW8Num77z8" style:family="text"/>
    <style:style style:name="WW8Num78z0" style:display-name="WW8Num78z0" style:family="text"/>
    <style:style style:name="WW8Num78z1" style:display-name="WW8Num78z1" style:family="text"/>
    <style:style style:name="WW8Num78z2" style:display-name="WW8Num78z2" style:family="text"/>
    <style:style style:name="WW8Num78z3" style:display-name="WW8Num78z3" style:family="text"/>
    <style:style style:name="WW8Num78z4" style:display-name="WW8Num78z4" style:family="text"/>
    <style:style style:name="WW8Num78z5" style:display-name="WW8Num78z5" style:family="text"/>
    <style:style style:name="WW8Num78z6" style:display-name="WW8Num78z6" style:family="text"/>
    <style:style style:name="WW8Num78z7" style:display-name="WW8Num78z7" style:family="text"/>
    <style:style style:name="WW8Num78z8" style:display-name="WW8Num78z8" style:family="text"/>
    <style:style style:name="WW8Num79z0" style:display-name="WW8Num79z0" style:family="text"/>
    <style:style style:name="WW8Num79z1" style:display-name="WW8Num79z1" style:family="text"/>
    <style:style style:name="WW8Num79z2" style:display-name="WW8Num79z2" style:family="text"/>
    <style:style style:name="WW8Num79z3" style:display-name="WW8Num79z3" style:family="text"/>
    <style:style style:name="WW8Num79z4" style:display-name="WW8Num79z4" style:family="text"/>
    <style:style style:name="WW8Num79z5" style:display-name="WW8Num79z5" style:family="text"/>
    <style:style style:name="WW8Num79z6" style:display-name="WW8Num79z6" style:family="text"/>
    <style:style style:name="WW8Num79z7" style:display-name="WW8Num79z7" style:family="text"/>
    <style:style style:name="WW8Num79z8" style:display-name="WW8Num79z8" style:family="text"/>
    <style:style style:name="WW8Num80z0" style:display-name="WW8Num80z0" style:family="text"/>
    <style:style style:name="WW8Num80z1" style:display-name="WW8Num80z1" style:family="text"/>
    <style:style style:name="WW8Num80z2" style:display-name="WW8Num80z2" style:family="text"/>
    <style:style style:name="WW8Num80z3" style:display-name="WW8Num80z3" style:family="text"/>
    <style:style style:name="WW8Num80z4" style:display-name="WW8Num80z4" style:family="text"/>
    <style:style style:name="WW8Num80z5" style:display-name="WW8Num80z5" style:family="text"/>
    <style:style style:name="WW8Num80z6" style:display-name="WW8Num80z6" style:family="text"/>
    <style:style style:name="WW8Num80z7" style:display-name="WW8Num80z7" style:family="text"/>
    <style:style style:name="WW8Num80z8" style:display-name="WW8Num80z8" style:family="text"/>
    <style:style style:name="WW8Num81z0" style:display-name="WW8Num81z0" style:family="text"/>
    <style:style style:name="WW8Num81z1" style:display-name="WW8Num81z1" style:family="text"/>
    <style:style style:name="WW8Num81z2" style:display-name="WW8Num81z2" style:family="text"/>
    <style:style style:name="WW8Num81z3" style:display-name="WW8Num81z3" style:family="text"/>
    <style:style style:name="WW8Num81z4" style:display-name="WW8Num81z4" style:family="text"/>
    <style:style style:name="WW8Num81z5" style:display-name="WW8Num81z5" style:family="text"/>
    <style:style style:name="WW8Num81z6" style:display-name="WW8Num81z6" style:family="text"/>
    <style:style style:name="WW8Num81z7" style:display-name="WW8Num81z7" style:family="text"/>
    <style:style style:name="WW8Num81z8" style:display-name="WW8Num81z8" style:family="text"/>
    <style:style style:name="WW8Num82z0" style:display-name="WW8Num82z0" style:family="text"/>
    <style:style style:name="WW8Num82z1" style:display-name="WW8Num82z1" style:family="text"/>
    <style:style style:name="WW8Num82z2" style:display-name="WW8Num82z2" style:family="text"/>
    <style:style style:name="WW8Num82z3" style:display-name="WW8Num82z3" style:family="text"/>
    <style:style style:name="WW8Num82z4" style:display-name="WW8Num82z4" style:family="text"/>
    <style:style style:name="WW8Num82z5" style:display-name="WW8Num82z5" style:family="text"/>
    <style:style style:name="WW8Num82z6" style:display-name="WW8Num82z6" style:family="text"/>
    <style:style style:name="WW8Num82z7" style:display-name="WW8Num82z7" style:family="text"/>
    <style:style style:name="WW8Num82z8" style:display-name="WW8Num82z8" style:family="text"/>
    <style:style style:name="WW8Num83z0" style:display-name="WW8Num83z0" style:family="text"/>
    <style:style style:name="WW8Num83z1" style:display-name="WW8Num83z1" style:family="text"/>
    <style:style style:name="WW8Num83z2" style:display-name="WW8Num83z2" style:family="text"/>
    <style:style style:name="WW8Num83z3" style:display-name="WW8Num83z3" style:family="text"/>
    <style:style style:name="WW8Num83z4" style:display-name="WW8Num83z4" style:family="text"/>
    <style:style style:name="WW8Num83z5" style:display-name="WW8Num83z5" style:family="text"/>
    <style:style style:name="WW8Num83z6" style:display-name="WW8Num83z6" style:family="text"/>
    <style:style style:name="WW8Num83z7" style:display-name="WW8Num83z7" style:family="text"/>
    <style:style style:name="WW8Num83z8" style:display-name="WW8Num83z8" style:family="text"/>
    <style:style style:name="WW8Num84z0" style:display-name="WW8Num84z0" style:family="text"/>
    <style:style style:name="WW8Num84z1" style:display-name="WW8Num84z1" style:family="text"/>
    <style:style style:name="WW8Num84z2" style:display-name="WW8Num84z2" style:family="text"/>
    <style:style style:name="WW8Num84z3" style:display-name="WW8Num84z3" style:family="text"/>
    <style:style style:name="WW8Num84z4" style:display-name="WW8Num84z4" style:family="text"/>
    <style:style style:name="WW8Num84z5" style:display-name="WW8Num84z5" style:family="text"/>
    <style:style style:name="WW8Num84z6" style:display-name="WW8Num84z6" style:family="text"/>
    <style:style style:name="WW8Num84z7" style:display-name="WW8Num84z7" style:family="text"/>
    <style:style style:name="WW8Num84z8" style:display-name="WW8Num84z8" style:family="text"/>
    <style:style style:name="WW8Num85z0" style:display-name="WW8Num85z0" style:family="text"/>
    <style:style style:name="WW8Num85z1" style:display-name="WW8Num85z1" style:family="text"/>
    <style:style style:name="WW8Num85z2" style:display-name="WW8Num85z2" style:family="text"/>
    <style:style style:name="WW8Num85z3" style:display-name="WW8Num85z3" style:family="text"/>
    <style:style style:name="WW8Num85z4" style:display-name="WW8Num85z4" style:family="text"/>
    <style:style style:name="WW8Num85z5" style:display-name="WW8Num85z5" style:family="text"/>
    <style:style style:name="WW8Num85z6" style:display-name="WW8Num85z6" style:family="text"/>
    <style:style style:name="WW8Num85z7" style:display-name="WW8Num85z7" style:family="text"/>
    <style:style style:name="WW8Num85z8" style:display-name="WW8Num85z8" style:family="text"/>
    <style:style style:name="WW8Num86z0" style:display-name="WW8Num86z0" style:family="text"/>
    <style:style style:name="WW8Num86z1" style:display-name="WW8Num86z1" style:family="text"/>
    <style:style style:name="WW8Num86z2" style:display-name="WW8Num86z2" style:family="text"/>
    <style:style style:name="WW8Num86z3" style:display-name="WW8Num86z3" style:family="text"/>
    <style:style style:name="WW8Num86z4" style:display-name="WW8Num86z4" style:family="text"/>
    <style:style style:name="WW8Num86z5" style:display-name="WW8Num86z5" style:family="text"/>
    <style:style style:name="WW8Num86z6" style:display-name="WW8Num86z6" style:family="text"/>
    <style:style style:name="WW8Num86z7" style:display-name="WW8Num86z7" style:family="text"/>
    <style:style style:name="WW8Num86z8" style:display-name="WW8Num86z8" style:family="text"/>
    <style:style style:name="WW8Num87z0" style:display-name="WW8Num87z0" style:family="text"/>
    <style:style style:name="WW8Num87z1" style:display-name="WW8Num87z1" style:family="text"/>
    <style:style style:name="WW8Num87z2" style:display-name="WW8Num87z2" style:family="text"/>
    <style:style style:name="WW8Num87z3" style:display-name="WW8Num87z3" style:family="text"/>
    <style:style style:name="WW8Num87z4" style:display-name="WW8Num87z4" style:family="text"/>
    <style:style style:name="WW8Num87z5" style:display-name="WW8Num87z5" style:family="text"/>
    <style:style style:name="WW8Num87z6" style:display-name="WW8Num87z6" style:family="text"/>
    <style:style style:name="WW8Num87z7" style:display-name="WW8Num87z7" style:family="text"/>
    <style:style style:name="WW8Num87z8" style:display-name="WW8Num87z8" style:family="text"/>
    <style:style style:name="WW8Num88z0" style:display-name="WW8Num88z0" style:family="text"/>
    <style:style style:name="WW8Num88z1" style:display-name="WW8Num88z1" style:family="text"/>
    <style:style style:name="WW8Num88z2" style:display-name="WW8Num88z2" style:family="text"/>
    <style:style style:name="WW8Num88z3" style:display-name="WW8Num88z3" style:family="text"/>
    <style:style style:name="WW8Num88z4" style:display-name="WW8Num88z4" style:family="text"/>
    <style:style style:name="WW8Num88z5" style:display-name="WW8Num88z5" style:family="text"/>
    <style:style style:name="WW8Num88z6" style:display-name="WW8Num88z6" style:family="text"/>
    <style:style style:name="WW8Num88z7" style:display-name="WW8Num88z7" style:family="text"/>
    <style:style style:name="WW8Num88z8" style:display-name="WW8Num88z8" style:family="text"/>
    <style:style style:name="WW8Num89z0" style:display-name="WW8Num89z0" style:family="text"/>
    <style:style style:name="WW8Num89z1" style:display-name="WW8Num89z1" style:family="text"/>
    <style:style style:name="WW8Num89z2" style:display-name="WW8Num89z2" style:family="text"/>
    <style:style style:name="WW8Num89z3" style:display-name="WW8Num89z3" style:family="text"/>
    <style:style style:name="WW8Num89z4" style:display-name="WW8Num89z4" style:family="text"/>
    <style:style style:name="WW8Num89z5" style:display-name="WW8Num89z5" style:family="text"/>
    <style:style style:name="WW8Num89z6" style:display-name="WW8Num89z6" style:family="text"/>
    <style:style style:name="WW8Num89z7" style:display-name="WW8Num89z7" style:family="text"/>
    <style:style style:name="WW8Num89z8" style:display-name="WW8Num89z8" style:family="text"/>
    <style:style style:name="WW8Num90z0" style:display-name="WW8Num90z0" style:family="text"/>
    <style:style style:name="WW8Num90z1" style:display-name="WW8Num90z1" style:family="text"/>
    <style:style style:name="WW8Num90z2" style:display-name="WW8Num90z2" style:family="text"/>
    <style:style style:name="WW8Num90z3" style:display-name="WW8Num90z3" style:family="text"/>
    <style:style style:name="WW8Num90z4" style:display-name="WW8Num90z4" style:family="text"/>
    <style:style style:name="WW8Num90z5" style:display-name="WW8Num90z5" style:family="text"/>
    <style:style style:name="WW8Num90z6" style:display-name="WW8Num90z6" style:family="text"/>
    <style:style style:name="WW8Num90z7" style:display-name="WW8Num90z7" style:family="text"/>
    <style:style style:name="WW8Num90z8" style:display-name="WW8Num90z8" style:family="text"/>
    <style:style style:name="WW8Num91z0" style:display-name="WW8Num91z0" style:family="text"/>
    <style:style style:name="WW8Num91z1" style:display-name="WW8Num91z1" style:family="text"/>
    <style:style style:name="WW8Num91z2" style:display-name="WW8Num91z2" style:family="text"/>
    <style:style style:name="WW8Num91z3" style:display-name="WW8Num91z3" style:family="text"/>
    <style:style style:name="WW8Num91z4" style:display-name="WW8Num91z4" style:family="text"/>
    <style:style style:name="WW8Num91z5" style:display-name="WW8Num91z5" style:family="text"/>
    <style:style style:name="WW8Num91z6" style:display-name="WW8Num91z6" style:family="text"/>
    <style:style style:name="WW8Num91z7" style:display-name="WW8Num91z7" style:family="text"/>
    <style:style style:name="WW8Num91z8" style:display-name="WW8Num91z8" style:family="text"/>
    <style:style style:name="WW8Num92z0" style:display-name="WW8Num92z0" style:family="text"/>
    <style:style style:name="WW8Num92z1" style:display-name="WW8Num92z1" style:family="text"/>
    <style:style style:name="WW8Num92z2" style:display-name="WW8Num92z2" style:family="text"/>
    <style:style style:name="WW8Num92z3" style:display-name="WW8Num92z3" style:family="text"/>
    <style:style style:name="WW8Num92z4" style:display-name="WW8Num92z4" style:family="text"/>
    <style:style style:name="WW8Num92z5" style:display-name="WW8Num92z5" style:family="text"/>
    <style:style style:name="WW8Num92z6" style:display-name="WW8Num92z6" style:family="text"/>
    <style:style style:name="WW8Num92z7" style:display-name="WW8Num92z7" style:family="text"/>
    <style:style style:name="WW8Num92z8" style:display-name="WW8Num92z8" style:family="text"/>
    <style:style style:name="WW8Num93z0" style:display-name="WW8Num93z0" style:family="text"/>
    <style:style style:name="WW8Num93z1" style:display-name="WW8Num93z1" style:family="text"/>
    <style:style style:name="WW8Num93z2" style:display-name="WW8Num93z2" style:family="text"/>
    <style:style style:name="WW8Num93z3" style:display-name="WW8Num93z3" style:family="text"/>
    <style:style style:name="WW8Num93z4" style:display-name="WW8Num93z4" style:family="text"/>
    <style:style style:name="WW8Num93z5" style:display-name="WW8Num93z5" style:family="text"/>
    <style:style style:name="WW8Num93z6" style:display-name="WW8Num93z6" style:family="text"/>
    <style:style style:name="WW8Num93z7" style:display-name="WW8Num93z7" style:family="text"/>
    <style:style style:name="WW8Num93z8" style:display-name="WW8Num93z8" style:family="text"/>
    <style:style style:name="WW8Num94z0" style:display-name="WW8Num94z0" style:family="text"/>
    <style:style style:name="WW8Num94z1" style:display-name="WW8Num94z1" style:family="text"/>
    <style:style style:name="WW8Num94z2" style:display-name="WW8Num94z2" style:family="text"/>
    <style:style style:name="WW8Num94z3" style:display-name="WW8Num94z3" style:family="text"/>
    <style:style style:name="WW8Num94z4" style:display-name="WW8Num94z4" style:family="text"/>
    <style:style style:name="WW8Num94z5" style:display-name="WW8Num94z5" style:family="text"/>
    <style:style style:name="WW8Num94z6" style:display-name="WW8Num94z6" style:family="text"/>
    <style:style style:name="WW8Num94z7" style:display-name="WW8Num94z7" style:family="text"/>
    <style:style style:name="WW8Num94z8" style:display-name="WW8Num94z8" style:family="text"/>
    <style:style style:name="WW8Num95z0" style:display-name="WW8Num95z0" style:family="text"/>
    <style:style style:name="WW8Num95z1" style:display-name="WW8Num95z1" style:family="text"/>
    <style:style style:name="WW8Num95z2" style:display-name="WW8Num95z2" style:family="text"/>
    <style:style style:name="WW8Num95z3" style:display-name="WW8Num95z3" style:family="text"/>
    <style:style style:name="WW8Num95z4" style:display-name="WW8Num95z4" style:family="text"/>
    <style:style style:name="WW8Num95z5" style:display-name="WW8Num95z5" style:family="text"/>
    <style:style style:name="WW8Num95z6" style:display-name="WW8Num95z6" style:family="text"/>
    <style:style style:name="WW8Num95z7" style:display-name="WW8Num95z7" style:family="text"/>
    <style:style style:name="WW8Num95z8" style:display-name="WW8Num95z8" style:family="text"/>
    <style:style style:name="WW8Num96z0" style:display-name="WW8Num96z0" style:family="text"/>
    <style:style style:name="WW8Num96z1" style:display-name="WW8Num96z1" style:family="text"/>
    <style:style style:name="WW8Num96z2" style:display-name="WW8Num96z2" style:family="text"/>
    <style:style style:name="WW8Num96z3" style:display-name="WW8Num96z3" style:family="text"/>
    <style:style style:name="WW8Num96z4" style:display-name="WW8Num96z4" style:family="text"/>
    <style:style style:name="WW8Num96z5" style:display-name="WW8Num96z5" style:family="text"/>
    <style:style style:name="WW8Num96z6" style:display-name="WW8Num96z6" style:family="text"/>
    <style:style style:name="WW8Num96z7" style:display-name="WW8Num96z7" style:family="text"/>
    <style:style style:name="WW8Num96z8" style:display-name="WW8Num96z8" style:family="text"/>
    <style:style style:name="WW8Num97z0" style:display-name="WW8Num97z0" style:family="text"/>
    <style:style style:name="WW8Num97z1" style:display-name="WW8Num97z1" style:family="text"/>
    <style:style style:name="WW8Num97z2" style:display-name="WW8Num97z2" style:family="text"/>
    <style:style style:name="WW8Num97z3" style:display-name="WW8Num97z3" style:family="text"/>
    <style:style style:name="WW8Num97z4" style:display-name="WW8Num97z4" style:family="text"/>
    <style:style style:name="WW8Num97z5" style:display-name="WW8Num97z5" style:family="text"/>
    <style:style style:name="WW8Num97z6" style:display-name="WW8Num97z6" style:family="text"/>
    <style:style style:name="WW8Num97z7" style:display-name="WW8Num97z7" style:family="text"/>
    <style:style style:name="WW8Num97z8" style:display-name="WW8Num97z8" style:family="text"/>
    <style:style style:name="WW8Num98z0" style:display-name="WW8Num98z0" style:family="text"/>
    <style:style style:name="WW8Num98z1" style:display-name="WW8Num98z1" style:family="text"/>
    <style:style style:name="WW8Num98z2" style:display-name="WW8Num98z2" style:family="text"/>
    <style:style style:name="WW8Num98z3" style:display-name="WW8Num98z3" style:family="text"/>
    <style:style style:name="WW8Num98z4" style:display-name="WW8Num98z4" style:family="text"/>
    <style:style style:name="WW8Num98z5" style:display-name="WW8Num98z5" style:family="text"/>
    <style:style style:name="WW8Num98z6" style:display-name="WW8Num98z6" style:family="text"/>
    <style:style style:name="WW8Num98z7" style:display-name="WW8Num98z7" style:family="text"/>
    <style:style style:name="WW8Num98z8" style:display-name="WW8Num98z8" style:family="text"/>
    <style:style style:name="WW8Num99z0" style:display-name="WW8Num99z0" style:family="text"/>
    <style:style style:name="WW8Num99z1" style:display-name="WW8Num99z1" style:family="text"/>
    <style:style style:name="WW8Num99z2" style:display-name="WW8Num99z2" style:family="text"/>
    <style:style style:name="WW8Num99z3" style:display-name="WW8Num99z3" style:family="text"/>
    <style:style style:name="WW8Num99z4" style:display-name="WW8Num99z4" style:family="text"/>
    <style:style style:name="WW8Num99z5" style:display-name="WW8Num99z5" style:family="text"/>
    <style:style style:name="WW8Num99z6" style:display-name="WW8Num99z6" style:family="text"/>
    <style:style style:name="WW8Num99z7" style:display-name="WW8Num99z7" style:family="text"/>
    <style:style style:name="WW8Num99z8" style:display-name="WW8Num99z8" style:family="text"/>
    <style:style style:name="WW8Num100z0" style:display-name="WW8Num100z0" style:family="text">
      <style:text-properties style:font-name="Cambria, 'Palatino Linotype'" style:font-name-asian="Times New Roman" style:font-name-complex="Times New Roman"/>
    </style:style>
    <style:style style:name="WW8Num100z1" style:display-name="WW8Num100z1" style:family="text"/>
    <style:style style:name="WW8Num100z2" style:display-name="WW8Num100z2" style:family="text"/>
    <style:style style:name="WW8Num100z3" style:display-name="WW8Num100z3" style:family="text"/>
    <style:style style:name="WW8Num100z4" style:display-name="WW8Num100z4" style:family="text"/>
    <style:style style:name="WW8Num100z5" style:display-name="WW8Num100z5" style:family="text"/>
    <style:style style:name="WW8Num100z6" style:display-name="WW8Num100z6" style:family="text"/>
    <style:style style:name="WW8Num100z7" style:display-name="WW8Num100z7" style:family="text"/>
    <style:style style:name="WW8Num100z8" style:display-name="WW8Num100z8" style:family="text"/>
    <style:style style:name="WW8Num101z0" style:display-name="WW8Num101z0" style:family="text">
      <style:text-properties style:font-name-complex="Times New Roman"/>
    </style:style>
    <style:style style:name="WW8Num101z1" style:display-name="WW8Num101z1" style:family="text">
      <style:text-properties style:font-name="Cambria, 'Palatino Linotype'" style:font-name-asian="Cambria, 'Palatino Linotype'" style:font-name-complex="TimesNewRomanPS-ItalicMT"/>
    </style:style>
    <style:style style:name="WW8Num101z3" style:display-name="WW8Num101z3" style:family="text">
      <style:text-properties style:font-name="TimesNewRomanPS-ItalicMT" style:font-name-asian="TimesNewRomanPS-ItalicMT" style:font-name-complex="TimesNewRomanPS-ItalicMT"/>
    </style:style>
    <style:style style:name="WW8Num102z0" style:display-name="WW8Num102z0" style:family="text"/>
    <style:style style:name="WW8Num102z1" style:display-name="WW8Num102z1" style:family="text"/>
    <style:style style:name="WW8Num102z2" style:display-name="WW8Num102z2" style:family="text"/>
    <style:style style:name="WW8Num102z3" style:display-name="WW8Num102z3" style:family="text"/>
    <style:style style:name="WW8Num102z4" style:display-name="WW8Num102z4" style:family="text"/>
    <style:style style:name="WW8Num102z5" style:display-name="WW8Num102z5" style:family="text"/>
    <style:style style:name="WW8Num102z6" style:display-name="WW8Num102z6" style:family="text"/>
    <style:style style:name="WW8Num102z7" style:display-name="WW8Num102z7" style:family="text"/>
    <style:style style:name="WW8Num102z8" style:display-name="WW8Num102z8" style:family="text"/>
    <style:style style:name="WW8Num103z0" style:display-name="WW8Num103z0" style:family="text"/>
    <style:style style:name="WW8Num103z1" style:display-name="WW8Num103z1" style:family="text"/>
    <style:style style:name="WW8Num103z2" style:display-name="WW8Num103z2" style:family="text"/>
    <style:style style:name="WW8Num103z3" style:display-name="WW8Num103z3" style:family="text"/>
    <style:style style:name="WW8Num103z4" style:display-name="WW8Num103z4" style:family="text"/>
    <style:style style:name="WW8Num103z5" style:display-name="WW8Num103z5" style:family="text"/>
    <style:style style:name="WW8Num103z6" style:display-name="WW8Num103z6" style:family="text"/>
    <style:style style:name="WW8Num103z7" style:display-name="WW8Num103z7" style:family="text"/>
    <style:style style:name="WW8Num103z8" style:display-name="WW8Num103z8" style:family="text"/>
    <style:style style:name="WW8Num104z0" style:display-name="WW8Num104z0" style:family="text">
      <style:text-properties style:font-name="Symbol" style:font-name-asian="Symbol" style:font-name-complex="Symbol"/>
    </style:style>
    <style:style style:name="WW8Num104z1" style:display-name="WW8Num104z1" style:family="text">
      <style:text-properties style:font-name="Courier New" style:font-name-asian="Courier New" style:font-name-complex="Courier New"/>
    </style:style>
    <style:style style:name="WW8Num104z2" style:display-name="WW8Num104z2" style:family="text">
      <style:text-properties style:font-name="Wingdings" style:font-name-asian="Wingdings" style:font-name-complex="Wingdings"/>
    </style:style>
    <style:style style:name="WW8Num105z0" style:display-name="WW8Num105z0" style:family="text">
      <style:text-properties fo:font-weight="normal" style:font-weight-asian="normal"/>
    </style:style>
    <style:style style:name="WW8Num105z1" style:display-name="WW8Num105z1" style:family="text"/>
    <style:style style:name="WW8Num105z2" style:display-name="WW8Num105z2" style:family="text"/>
    <style:style style:name="WW8Num105z3" style:display-name="WW8Num105z3" style:family="text"/>
    <style:style style:name="WW8Num105z4" style:display-name="WW8Num105z4" style:family="text"/>
    <style:style style:name="WW8Num105z5" style:display-name="WW8Num105z5" style:family="text"/>
    <style:style style:name="WW8Num105z6" style:display-name="WW8Num105z6" style:family="text"/>
    <style:style style:name="WW8Num105z7" style:display-name="WW8Num105z7" style:family="text"/>
    <style:style style:name="WW8Num105z8" style:display-name="WW8Num105z8" style:family="text"/>
    <style:style style:name="WW8Num106z0" style:display-name="WW8Num106z0" style:family="text">
      <style:text-properties fo:font-weight="normal" style:font-weight-asian="normal"/>
    </style:style>
    <style:style style:name="WW8Num106z1" style:display-name="WW8Num106z1" style:family="text"/>
    <style:style style:name="WW8Num106z2" style:display-name="WW8Num106z2" style:family="text"/>
    <style:style style:name="WW8Num106z3" style:display-name="WW8Num106z3" style:family="text"/>
    <style:style style:name="WW8Num106z4" style:display-name="WW8Num106z4" style:family="text"/>
    <style:style style:name="WW8Num106z5" style:display-name="WW8Num106z5" style:family="text"/>
    <style:style style:name="WW8Num106z6" style:display-name="WW8Num106z6" style:family="text"/>
    <style:style style:name="WW8Num106z7" style:display-name="WW8Num106z7" style:family="text"/>
    <style:style style:name="WW8Num106z8" style:display-name="WW8Num106z8" style:family="text"/>
    <style:style style:name="WW8Num107z0" style:display-name="WW8Num107z0" style:family="text"/>
    <style:style style:name="WW8Num107z1" style:display-name="WW8Num107z1" style:family="text"/>
    <style:style style:name="WW8Num107z2" style:display-name="WW8Num107z2" style:family="text"/>
    <style:style style:name="WW8Num107z3" style:display-name="WW8Num107z3" style:family="text"/>
    <style:style style:name="WW8Num107z4" style:display-name="WW8Num107z4" style:family="text"/>
    <style:style style:name="WW8Num107z5" style:display-name="WW8Num107z5" style:family="text"/>
    <style:style style:name="WW8Num107z6" style:display-name="WW8Num107z6" style:family="text"/>
    <style:style style:name="WW8Num107z7" style:display-name="WW8Num107z7" style:family="text"/>
    <style:style style:name="WW8Num107z8" style:display-name="WW8Num107z8" style:family="text"/>
    <style:style style:name="WW8Num108z0" style:display-name="WW8Num108z0" style:family="text"/>
    <style:style style:name="WW8Num108z1" style:display-name="WW8Num108z1" style:family="text">
      <style:text-properties style:font-name="Courier New" style:font-name-asian="Courier New" style:font-name-complex="Courier New"/>
    </style:style>
    <style:style style:name="WW8Num108z2" style:display-name="WW8Num108z2" style:family="text">
      <style:text-properties style:font-name="Wingdings" style:font-name-asian="Wingdings" style:font-name-complex="Wingdings"/>
    </style:style>
    <style:style style:name="WW8Num108z3" style:display-name="WW8Num108z3" style:family="text">
      <style:text-properties style:font-name="Symbol" style:font-name-asian="Symbol" style:font-name-complex="Symbol"/>
    </style:style>
    <style:style style:name="WW8Num109z0" style:display-name="WW8Num109z0" style:family="text"/>
    <style:style style:name="WW8Num109z1" style:display-name="WW8Num109z1" style:family="text"/>
    <style:style style:name="WW8Num109z2" style:display-name="WW8Num109z2" style:family="text"/>
    <style:style style:name="WW8Num109z3" style:display-name="WW8Num109z3" style:family="text"/>
    <style:style style:name="WW8Num109z4" style:display-name="WW8Num109z4" style:family="text"/>
    <style:style style:name="WW8Num109z5" style:display-name="WW8Num109z5" style:family="text"/>
    <style:style style:name="WW8Num109z6" style:display-name="WW8Num109z6" style:family="text"/>
    <style:style style:name="WW8Num109z7" style:display-name="WW8Num109z7" style:family="text"/>
    <style:style style:name="WW8Num109z8" style:display-name="WW8Num109z8" style:family="text"/>
    <style:style style:name="WW8Num110z0" style:display-name="WW8Num110z0" style:family="text"/>
    <style:style style:name="WW8Num110z1" style:display-name="WW8Num110z1" style:family="text"/>
    <style:style style:name="WW8Num110z2" style:display-name="WW8Num110z2" style:family="text"/>
    <style:style style:name="WW8Num110z3" style:display-name="WW8Num110z3" style:family="text"/>
    <style:style style:name="WW8Num110z4" style:display-name="WW8Num110z4" style:family="text"/>
    <style:style style:name="WW8Num110z5" style:display-name="WW8Num110z5" style:family="text"/>
    <style:style style:name="WW8Num110z6" style:display-name="WW8Num110z6" style:family="text"/>
    <style:style style:name="WW8Num110z7" style:display-name="WW8Num110z7" style:family="text"/>
    <style:style style:name="WW8Num110z8" style:display-name="WW8Num110z8" style:family="text"/>
    <style:style style:name="WW8Num111z0" style:display-name="WW8Num111z0" style:family="text"/>
    <style:style style:name="WW8Num111z1" style:display-name="WW8Num111z1" style:family="text"/>
    <style:style style:name="WW8Num111z2" style:display-name="WW8Num111z2" style:family="text"/>
    <style:style style:name="WW8Num111z3" style:display-name="WW8Num111z3" style:family="text"/>
    <style:style style:name="WW8Num111z4" style:display-name="WW8Num111z4" style:family="text"/>
    <style:style style:name="WW8Num111z5" style:display-name="WW8Num111z5" style:family="text"/>
    <style:style style:name="WW8Num111z6" style:display-name="WW8Num111z6" style:family="text"/>
    <style:style style:name="WW8Num111z7" style:display-name="WW8Num111z7" style:family="text"/>
    <style:style style:name="WW8Num111z8" style:display-name="WW8Num111z8" style:family="text"/>
    <style:style style:name="WW8Num112z0" style:display-name="WW8Num112z0" style:family="text"/>
    <style:style style:name="WW8Num112z1" style:display-name="WW8Num112z1" style:family="text"/>
    <style:style style:name="WW8Num112z2" style:display-name="WW8Num112z2" style:family="text"/>
    <style:style style:name="WW8Num112z3" style:display-name="WW8Num112z3" style:family="text"/>
    <style:style style:name="WW8Num112z4" style:display-name="WW8Num112z4" style:family="text"/>
    <style:style style:name="WW8Num112z5" style:display-name="WW8Num112z5" style:family="text"/>
    <style:style style:name="WW8Num112z6" style:display-name="WW8Num112z6" style:family="text"/>
    <style:style style:name="WW8Num112z7" style:display-name="WW8Num112z7" style:family="text"/>
    <style:style style:name="WW8Num112z8" style:display-name="WW8Num112z8" style:family="text"/>
    <style:style style:name="WW8Num113z0" style:display-name="WW8Num113z0" style:family="text"/>
    <style:style style:name="WW8Num113z1" style:display-name="WW8Num113z1" style:family="text"/>
    <style:style style:name="WW8Num113z2" style:display-name="WW8Num113z2" style:family="text"/>
    <style:style style:name="WW8Num113z3" style:display-name="WW8Num113z3" style:family="text"/>
    <style:style style:name="WW8Num113z4" style:display-name="WW8Num113z4" style:family="text"/>
    <style:style style:name="WW8Num113z5" style:display-name="WW8Num113z5" style:family="text"/>
    <style:style style:name="WW8Num113z6" style:display-name="WW8Num113z6" style:family="text"/>
    <style:style style:name="WW8Num113z7" style:display-name="WW8Num113z7" style:family="text"/>
    <style:style style:name="WW8Num113z8" style:display-name="WW8Num113z8" style:family="text"/>
    <style:style style:name="WW8Num114z0" style:display-name="WW8Num114z0" style:family="text"/>
    <style:style style:name="WW8Num114z1" style:display-name="WW8Num114z1" style:family="text"/>
    <style:style style:name="WW8Num114z2" style:display-name="WW8Num114z2" style:family="text"/>
    <style:style style:name="WW8Num114z3" style:display-name="WW8Num114z3" style:family="text"/>
    <style:style style:name="WW8Num114z4" style:display-name="WW8Num114z4" style:family="text"/>
    <style:style style:name="WW8Num114z5" style:display-name="WW8Num114z5" style:family="text"/>
    <style:style style:name="WW8Num114z6" style:display-name="WW8Num114z6" style:family="text"/>
    <style:style style:name="WW8Num114z7" style:display-name="WW8Num114z7" style:family="text"/>
    <style:style style:name="WW8Num114z8" style:display-name="WW8Num114z8" style:family="text"/>
    <style:style style:name="WW8Num115z0" style:display-name="WW8Num115z0" style:family="text">
      <style:text-properties style:font-name="Symbol" style:font-name-asian="Symbol" style:font-name-complex="Symbol"/>
    </style:style>
    <style:style style:name="WW8Num115z1" style:display-name="WW8Num115z1" style:family="text">
      <style:text-properties style:font-name="Courier New" style:font-name-asian="Courier New" style:font-name-complex="Courier New"/>
    </style:style>
    <style:style style:name="WW8Num115z2" style:display-name="WW8Num115z2" style:family="text">
      <style:text-properties style:font-name="Wingdings" style:font-name-asian="Wingdings" style:font-name-complex="Wingdings"/>
    </style:style>
    <style:style style:name="WW8Num116z0" style:display-name="WW8Num116z0" style:family="text"/>
    <style:style style:name="WW8Num116z1" style:display-name="WW8Num116z1" style:family="text"/>
    <style:style style:name="WW8Num116z2" style:display-name="WW8Num116z2" style:family="text"/>
    <style:style style:name="WW8Num116z3" style:display-name="WW8Num116z3" style:family="text"/>
    <style:style style:name="WW8Num116z4" style:display-name="WW8Num116z4" style:family="text"/>
    <style:style style:name="WW8Num116z5" style:display-name="WW8Num116z5" style:family="text"/>
    <style:style style:name="WW8Num116z6" style:display-name="WW8Num116z6" style:family="text"/>
    <style:style style:name="WW8Num116z7" style:display-name="WW8Num116z7" style:family="text"/>
    <style:style style:name="WW8Num116z8" style:display-name="WW8Num116z8" style:family="text"/>
    <style:style style:name="WW8Num117z0" style:display-name="WW8Num117z0" style:family="text"/>
    <style:style style:name="WW8Num117z1" style:display-name="WW8Num117z1" style:family="text"/>
    <style:style style:name="WW8Num117z2" style:display-name="WW8Num117z2" style:family="text"/>
    <style:style style:name="WW8Num117z3" style:display-name="WW8Num117z3" style:family="text"/>
    <style:style style:name="WW8Num117z4" style:display-name="WW8Num117z4" style:family="text"/>
    <style:style style:name="WW8Num117z5" style:display-name="WW8Num117z5" style:family="text"/>
    <style:style style:name="WW8Num117z6" style:display-name="WW8Num117z6" style:family="text"/>
    <style:style style:name="WW8Num117z7" style:display-name="WW8Num117z7" style:family="text"/>
    <style:style style:name="WW8Num117z8" style:display-name="WW8Num117z8" style:family="text"/>
    <style:style style:name="WW8Num118z0" style:display-name="WW8Num118z0" style:family="text"/>
    <style:style style:name="WW8Num118z1" style:display-name="WW8Num118z1" style:family="text"/>
    <style:style style:name="WW8Num118z2" style:display-name="WW8Num118z2" style:family="text"/>
    <style:style style:name="WW8Num118z3" style:display-name="WW8Num118z3" style:family="text"/>
    <style:style style:name="WW8Num118z4" style:display-name="WW8Num118z4" style:family="text"/>
    <style:style style:name="WW8Num118z5" style:display-name="WW8Num118z5" style:family="text"/>
    <style:style style:name="WW8Num118z6" style:display-name="WW8Num118z6" style:family="text"/>
    <style:style style:name="WW8Num118z7" style:display-name="WW8Num118z7" style:family="text"/>
    <style:style style:name="WW8Num118z8" style:display-name="WW8Num118z8" style:family="text"/>
    <style:style style:name="WW8Num119z0" style:display-name="WW8Num119z0" style:family="text"/>
    <style:style style:name="WW8Num119z1" style:display-name="WW8Num119z1" style:family="text"/>
    <style:style style:name="WW8Num119z2" style:display-name="WW8Num119z2" style:family="text"/>
    <style:style style:name="WW8Num119z3" style:display-name="WW8Num119z3" style:family="text"/>
    <style:style style:name="WW8Num119z4" style:display-name="WW8Num119z4" style:family="text"/>
    <style:style style:name="WW8Num119z5" style:display-name="WW8Num119z5" style:family="text"/>
    <style:style style:name="WW8Num119z6" style:display-name="WW8Num119z6" style:family="text"/>
    <style:style style:name="WW8Num119z7" style:display-name="WW8Num119z7" style:family="text"/>
    <style:style style:name="WW8Num119z8" style:display-name="WW8Num119z8" style:family="text"/>
    <style:style style:name="WW8Num120z0" style:display-name="WW8Num120z0" style:family="text">
      <style:text-properties style:font-name="Symbol" style:font-name-asian="Symbol" style:font-name-complex="Symbol"/>
    </style:style>
    <style:style style:name="WW8Num120z1" style:display-name="WW8Num120z1" style:family="text">
      <style:text-properties style:font-name="Courier New" style:font-name-asian="Courier New" style:font-name-complex="Courier New"/>
    </style:style>
    <style:style style:name="WW8Num120z2" style:display-name="WW8Num120z2" style:family="text">
      <style:text-properties style:font-name="Wingdings" style:font-name-asian="Wingdings" style:font-name-complex="Wingdings"/>
    </style:style>
    <style:style style:name="WW8Num121z0" style:display-name="WW8Num121z0" style:family="text"/>
    <style:style style:name="WW8Num121z1" style:display-name="WW8Num121z1" style:family="text"/>
    <style:style style:name="WW8Num121z2" style:display-name="WW8Num121z2" style:family="text"/>
    <style:style style:name="WW8Num121z3" style:display-name="WW8Num121z3" style:family="text"/>
    <style:style style:name="WW8Num121z4" style:display-name="WW8Num121z4" style:family="text"/>
    <style:style style:name="WW8Num121z5" style:display-name="WW8Num121z5" style:family="text"/>
    <style:style style:name="WW8Num121z6" style:display-name="WW8Num121z6" style:family="text"/>
    <style:style style:name="WW8Num121z7" style:display-name="WW8Num121z7" style:family="text"/>
    <style:style style:name="WW8Num121z8" style:display-name="WW8Num121z8" style:family="text"/>
    <style:style style:name="WW8Num122z0" style:display-name="WW8Num122z0" style:family="text"/>
    <style:style style:name="WW8Num122z1" style:display-name="WW8Num122z1" style:family="text"/>
    <style:style style:name="WW8Num122z2" style:display-name="WW8Num122z2" style:family="text"/>
    <style:style style:name="WW8Num122z3" style:display-name="WW8Num122z3" style:family="text"/>
    <style:style style:name="WW8Num122z4" style:display-name="WW8Num122z4" style:family="text"/>
    <style:style style:name="WW8Num122z5" style:display-name="WW8Num122z5" style:family="text"/>
    <style:style style:name="WW8Num122z6" style:display-name="WW8Num122z6" style:family="text"/>
    <style:style style:name="WW8Num122z7" style:display-name="WW8Num122z7" style:family="text"/>
    <style:style style:name="WW8Num122z8" style:display-name="WW8Num122z8" style:family="text"/>
    <style:style style:name="WW8Num123z0" style:display-name="WW8Num123z0" style:family="text"/>
    <style:style style:name="WW8Num123z1" style:display-name="WW8Num123z1" style:family="text"/>
    <style:style style:name="WW8Num123z2" style:display-name="WW8Num123z2" style:family="text"/>
    <style:style style:name="WW8Num123z3" style:display-name="WW8Num123z3" style:family="text"/>
    <style:style style:name="WW8Num123z4" style:display-name="WW8Num123z4" style:family="text"/>
    <style:style style:name="WW8Num123z5" style:display-name="WW8Num123z5" style:family="text"/>
    <style:style style:name="WW8Num123z6" style:display-name="WW8Num123z6" style:family="text"/>
    <style:style style:name="WW8Num123z7" style:display-name="WW8Num123z7" style:family="text"/>
    <style:style style:name="WW8Num123z8" style:display-name="WW8Num123z8" style:family="text"/>
    <style:style style:name="WW8Num124z0" style:display-name="WW8Num124z0" style:family="text"/>
    <style:style style:name="WW8Num124z1" style:display-name="WW8Num124z1" style:family="text"/>
    <style:style style:name="WW8Num124z2" style:display-name="WW8Num124z2" style:family="text"/>
    <style:style style:name="WW8Num124z3" style:display-name="WW8Num124z3" style:family="text"/>
    <style:style style:name="WW8Num124z4" style:display-name="WW8Num124z4" style:family="text"/>
    <style:style style:name="WW8Num124z5" style:display-name="WW8Num124z5" style:family="text"/>
    <style:style style:name="WW8Num124z6" style:display-name="WW8Num124z6" style:family="text"/>
    <style:style style:name="WW8Num124z7" style:display-name="WW8Num124z7" style:family="text"/>
    <style:style style:name="WW8Num124z8" style:display-name="WW8Num124z8" style:family="text"/>
    <style:style style:name="WW8Num125z0" style:display-name="WW8Num125z0" style:family="text"/>
    <style:style style:name="WW8Num125z1" style:display-name="WW8Num125z1" style:family="text"/>
    <style:style style:name="WW8Num125z2" style:display-name="WW8Num125z2" style:family="text"/>
    <style:style style:name="WW8Num125z3" style:display-name="WW8Num125z3" style:family="text"/>
    <style:style style:name="WW8Num125z4" style:display-name="WW8Num125z4" style:family="text"/>
    <style:style style:name="WW8Num125z5" style:display-name="WW8Num125z5" style:family="text"/>
    <style:style style:name="WW8Num125z6" style:display-name="WW8Num125z6" style:family="text"/>
    <style:style style:name="WW8Num125z7" style:display-name="WW8Num125z7" style:family="text"/>
    <style:style style:name="WW8Num125z8" style:display-name="WW8Num125z8" style:family="text"/>
    <style:style style:name="WW8Num126z0" style:display-name="WW8Num126z0" style:family="text"/>
    <style:style style:name="WW8Num126z1" style:display-name="WW8Num126z1" style:family="text"/>
    <style:style style:name="WW8Num126z2" style:display-name="WW8Num126z2" style:family="text"/>
    <style:style style:name="WW8Num126z3" style:display-name="WW8Num126z3" style:family="text"/>
    <style:style style:name="WW8Num126z4" style:display-name="WW8Num126z4" style:family="text"/>
    <style:style style:name="WW8Num126z5" style:display-name="WW8Num126z5" style:family="text"/>
    <style:style style:name="WW8Num126z6" style:display-name="WW8Num126z6" style:family="text"/>
    <style:style style:name="WW8Num126z7" style:display-name="WW8Num126z7" style:family="text"/>
    <style:style style:name="WW8Num126z8" style:display-name="WW8Num126z8" style:family="text"/>
    <style:style style:name="WW8Num127z0" style:display-name="WW8Num127z0" style:family="text"/>
    <style:style style:name="WW8Num127z1" style:display-name="WW8Num127z1" style:family="text"/>
    <style:style style:name="WW8Num127z2" style:display-name="WW8Num127z2" style:family="text"/>
    <style:style style:name="WW8Num127z3" style:display-name="WW8Num127z3" style:family="text"/>
    <style:style style:name="WW8Num127z4" style:display-name="WW8Num127z4" style:family="text"/>
    <style:style style:name="WW8Num127z5" style:display-name="WW8Num127z5" style:family="text"/>
    <style:style style:name="WW8Num127z6" style:display-name="WW8Num127z6" style:family="text"/>
    <style:style style:name="WW8Num127z7" style:display-name="WW8Num127z7" style:family="text"/>
    <style:style style:name="WW8Num127z8" style:display-name="WW8Num127z8" style:family="text"/>
    <style:style style:name="WW8Num128z0" style:display-name="WW8Num128z0" style:family="text"/>
    <style:style style:name="WW8Num128z1" style:display-name="WW8Num128z1" style:family="text"/>
    <style:style style:name="WW8Num128z2" style:display-name="WW8Num128z2" style:family="text"/>
    <style:style style:name="WW8Num128z3" style:display-name="WW8Num128z3" style:family="text"/>
    <style:style style:name="WW8Num128z4" style:display-name="WW8Num128z4" style:family="text"/>
    <style:style style:name="WW8Num128z5" style:display-name="WW8Num128z5" style:family="text"/>
    <style:style style:name="WW8Num128z6" style:display-name="WW8Num128z6" style:family="text"/>
    <style:style style:name="WW8Num128z7" style:display-name="WW8Num128z7" style:family="text"/>
    <style:style style:name="WW8Num128z8" style:display-name="WW8Num128z8" style:family="text"/>
    <style:style style:name="WW8Num129z0" style:display-name="WW8Num129z0" style:family="text"/>
    <style:style style:name="WW8Num129z1" style:display-name="WW8Num129z1" style:family="text"/>
    <style:style style:name="WW8Num129z2" style:display-name="WW8Num129z2" style:family="text"/>
    <style:style style:name="WW8Num129z3" style:display-name="WW8Num129z3" style:family="text"/>
    <style:style style:name="WW8Num129z4" style:display-name="WW8Num129z4" style:family="text"/>
    <style:style style:name="WW8Num129z5" style:display-name="WW8Num129z5" style:family="text"/>
    <style:style style:name="WW8Num129z6" style:display-name="WW8Num129z6" style:family="text"/>
    <style:style style:name="WW8Num129z7" style:display-name="WW8Num129z7" style:family="text"/>
    <style:style style:name="WW8Num129z8" style:display-name="WW8Num129z8" style:family="text"/>
    <style:style style:name="WW8Num130z0" style:display-name="WW8Num130z0" style:family="text"/>
    <style:style style:name="WW8Num130z1" style:display-name="WW8Num130z1" style:family="text"/>
    <style:style style:name="WW8Num130z2" style:display-name="WW8Num130z2" style:family="text"/>
    <style:style style:name="WW8Num130z3" style:display-name="WW8Num130z3" style:family="text"/>
    <style:style style:name="WW8Num130z4" style:display-name="WW8Num130z4" style:family="text"/>
    <style:style style:name="WW8Num130z5" style:display-name="WW8Num130z5" style:family="text"/>
    <style:style style:name="WW8Num130z6" style:display-name="WW8Num130z6" style:family="text"/>
    <style:style style:name="WW8Num130z7" style:display-name="WW8Num130z7" style:family="text"/>
    <style:style style:name="WW8Num130z8" style:display-name="WW8Num130z8" style:family="text"/>
    <style:style style:name="WW8Num131z0" style:display-name="WW8Num131z0" style:family="text">
      <style:text-properties style:font-name="Symbol" style:font-name-asian="Symbol" style:font-name-complex="Symbol"/>
    </style:style>
    <style:style style:name="WW8Num131z1" style:display-name="WW8Num131z1" style:family="text">
      <style:text-properties style:font-name="Courier New" style:font-name-asian="Courier New" style:font-name-complex="Courier New"/>
    </style:style>
    <style:style style:name="WW8Num131z2" style:display-name="WW8Num131z2" style:family="text">
      <style:text-properties style:font-name="Wingdings" style:font-name-asian="Wingdings" style:font-name-complex="Wingdings"/>
    </style:style>
    <style:style style:name="WW8Num132z0" style:display-name="WW8Num132z0" style:family="text"/>
    <style:style style:name="WW8Num132z1" style:display-name="WW8Num132z1" style:family="text"/>
    <style:style style:name="WW8Num132z2" style:display-name="WW8Num132z2" style:family="text"/>
    <style:style style:name="WW8Num132z3" style:display-name="WW8Num132z3" style:family="text"/>
    <style:style style:name="WW8Num132z4" style:display-name="WW8Num132z4" style:family="text"/>
    <style:style style:name="WW8Num132z5" style:display-name="WW8Num132z5" style:family="text"/>
    <style:style style:name="WW8Num132z6" style:display-name="WW8Num132z6" style:family="text"/>
    <style:style style:name="WW8Num132z7" style:display-name="WW8Num132z7" style:family="text"/>
    <style:style style:name="WW8Num132z8" style:display-name="WW8Num132z8" style:family="text"/>
    <style:style style:name="WW8Num133z0" style:display-name="WW8Num133z0" style:family="text"/>
    <style:style style:name="WW8Num133z1" style:display-name="WW8Num133z1" style:family="text"/>
    <style:style style:name="WW8Num133z2" style:display-name="WW8Num133z2" style:family="text"/>
    <style:style style:name="WW8Num133z3" style:display-name="WW8Num133z3" style:family="text"/>
    <style:style style:name="WW8Num133z4" style:display-name="WW8Num133z4" style:family="text"/>
    <style:style style:name="WW8Num133z5" style:display-name="WW8Num133z5" style:family="text"/>
    <style:style style:name="WW8Num133z6" style:display-name="WW8Num133z6" style:family="text"/>
    <style:style style:name="WW8Num133z7" style:display-name="WW8Num133z7" style:family="text"/>
    <style:style style:name="WW8Num133z8" style:display-name="WW8Num133z8" style:family="text"/>
    <style:style style:name="WW8Num134z0" style:display-name="WW8Num134z0" style:family="text"/>
    <style:style style:name="WW8Num134z1" style:display-name="WW8Num134z1" style:family="text"/>
    <style:style style:name="WW8Num134z2" style:display-name="WW8Num134z2" style:family="text"/>
    <style:style style:name="WW8Num134z3" style:display-name="WW8Num134z3" style:family="text"/>
    <style:style style:name="WW8Num134z4" style:display-name="WW8Num134z4" style:family="text"/>
    <style:style style:name="WW8Num134z5" style:display-name="WW8Num134z5" style:family="text"/>
    <style:style style:name="WW8Num134z6" style:display-name="WW8Num134z6" style:family="text"/>
    <style:style style:name="WW8Num134z7" style:display-name="WW8Num134z7" style:family="text"/>
    <style:style style:name="WW8Num134z8" style:display-name="WW8Num134z8" style:family="text"/>
    <style:style style:name="WW8Num135z0" style:display-name="WW8Num135z0" style:family="text"/>
    <style:style style:name="WW8Num135z1" style:display-name="WW8Num135z1" style:family="text"/>
    <style:style style:name="WW8Num135z2" style:display-name="WW8Num135z2" style:family="text"/>
    <style:style style:name="WW8Num135z3" style:display-name="WW8Num135z3" style:family="text"/>
    <style:style style:name="WW8Num135z4" style:display-name="WW8Num135z4" style:family="text"/>
    <style:style style:name="WW8Num135z5" style:display-name="WW8Num135z5" style:family="text"/>
    <style:style style:name="WW8Num135z6" style:display-name="WW8Num135z6" style:family="text"/>
    <style:style style:name="WW8Num135z7" style:display-name="WW8Num135z7" style:family="text"/>
    <style:style style:name="WW8Num135z8" style:display-name="WW8Num135z8" style:family="text"/>
    <style:style style:name="WW8Num136z0" style:display-name="WW8Num136z0" style:family="text"/>
    <style:style style:name="WW8Num136z1" style:display-name="WW8Num136z1" style:family="text"/>
    <style:style style:name="WW8Num136z2" style:display-name="WW8Num136z2" style:family="text"/>
    <style:style style:name="WW8Num136z3" style:display-name="WW8Num136z3" style:family="text"/>
    <style:style style:name="WW8Num136z4" style:display-name="WW8Num136z4" style:family="text"/>
    <style:style style:name="WW8Num136z5" style:display-name="WW8Num136z5" style:family="text"/>
    <style:style style:name="WW8Num136z6" style:display-name="WW8Num136z6" style:family="text"/>
    <style:style style:name="WW8Num136z7" style:display-name="WW8Num136z7" style:family="text"/>
    <style:style style:name="WW8Num136z8" style:display-name="WW8Num136z8" style:family="text"/>
    <style:style style:name="WW8Num137z0" style:display-name="WW8Num137z0" style:family="text"/>
    <style:style style:name="WW8Num137z1" style:display-name="WW8Num137z1" style:family="text"/>
    <style:style style:name="WW8Num137z2" style:display-name="WW8Num137z2" style:family="text"/>
    <style:style style:name="WW8Num137z3" style:display-name="WW8Num137z3" style:family="text"/>
    <style:style style:name="WW8Num137z4" style:display-name="WW8Num137z4" style:family="text"/>
    <style:style style:name="WW8Num137z5" style:display-name="WW8Num137z5" style:family="text"/>
    <style:style style:name="WW8Num137z6" style:display-name="WW8Num137z6" style:family="text"/>
    <style:style style:name="WW8Num137z7" style:display-name="WW8Num137z7" style:family="text"/>
    <style:style style:name="WW8Num137z8" style:display-name="WW8Num137z8" style:family="text"/>
    <style:style style:name="WW8Num138z0" style:display-name="WW8Num138z0" style:family="text"/>
    <style:style style:name="WW8Num138z1" style:display-name="WW8Num138z1" style:family="text"/>
    <style:style style:name="WW8Num138z2" style:display-name="WW8Num138z2" style:family="text"/>
    <style:style style:name="WW8Num138z3" style:display-name="WW8Num138z3" style:family="text"/>
    <style:style style:name="WW8Num138z4" style:display-name="WW8Num138z4" style:family="text"/>
    <style:style style:name="WW8Num138z5" style:display-name="WW8Num138z5" style:family="text"/>
    <style:style style:name="WW8Num138z6" style:display-name="WW8Num138z6" style:family="text"/>
    <style:style style:name="WW8Num138z7" style:display-name="WW8Num138z7" style:family="text"/>
    <style:style style:name="WW8Num138z8" style:display-name="WW8Num138z8" style:family="text"/>
    <style:style style:name="WW8Num139z0" style:display-name="WW8Num139z0" style:family="text"/>
    <style:style style:name="WW8Num139z1" style:display-name="WW8Num139z1" style:family="text"/>
    <style:style style:name="WW8Num139z2" style:display-name="WW8Num139z2" style:family="text"/>
    <style:style style:name="WW8Num139z3" style:display-name="WW8Num139z3" style:family="text"/>
    <style:style style:name="WW8Num139z4" style:display-name="WW8Num139z4" style:family="text"/>
    <style:style style:name="WW8Num139z5" style:display-name="WW8Num139z5" style:family="text"/>
    <style:style style:name="WW8Num139z6" style:display-name="WW8Num139z6" style:family="text"/>
    <style:style style:name="WW8Num139z7" style:display-name="WW8Num139z7" style:family="text"/>
    <style:style style:name="WW8Num139z8" style:display-name="WW8Num139z8" style:family="text"/>
    <style:style style:name="WW8Num140z0" style:display-name="WW8Num140z0" style:family="text">
      <style:text-properties style:font-name="Symbol" style:font-name-asian="Symbol" style:font-name-complex="Symbol"/>
    </style:style>
    <style:style style:name="WW8Num140z1" style:display-name="WW8Num140z1" style:family="text"/>
    <style:style style:name="WW8Num140z2" style:display-name="WW8Num140z2" style:family="text"/>
    <style:style style:name="WW8Num140z3" style:display-name="WW8Num140z3" style:family="text"/>
    <style:style style:name="WW8Num140z4" style:display-name="WW8Num140z4" style:family="text"/>
    <style:style style:name="WW8Num140z5" style:display-name="WW8Num140z5" style:family="text"/>
    <style:style style:name="WW8Num140z6" style:display-name="WW8Num140z6" style:family="text"/>
    <style:style style:name="WW8Num140z7" style:display-name="WW8Num140z7" style:family="text"/>
    <style:style style:name="WW8Num140z8" style:display-name="WW8Num140z8" style:family="text"/>
    <style:style style:name="WW8Num141z0" style:display-name="WW8Num141z0" style:family="text"/>
    <style:style style:name="WW8Num141z1" style:display-name="WW8Num141z1" style:family="text"/>
    <style:style style:name="WW8Num141z2" style:display-name="WW8Num141z2" style:family="text"/>
    <style:style style:name="WW8Num141z3" style:display-name="WW8Num141z3" style:family="text"/>
    <style:style style:name="WW8Num141z4" style:display-name="WW8Num141z4" style:family="text"/>
    <style:style style:name="WW8Num141z5" style:display-name="WW8Num141z5" style:family="text"/>
    <style:style style:name="WW8Num141z6" style:display-name="WW8Num141z6" style:family="text"/>
    <style:style style:name="WW8Num141z7" style:display-name="WW8Num141z7" style:family="text"/>
    <style:style style:name="WW8Num141z8" style:display-name="WW8Num141z8" style:family="text"/>
    <style:style style:name="WW8Num142z0" style:display-name="WW8Num142z0" style:family="text"/>
    <style:style style:name="WW8Num142z1" style:display-name="WW8Num142z1" style:family="text"/>
    <style:style style:name="WW8Num142z2" style:display-name="WW8Num142z2" style:family="text"/>
    <style:style style:name="WW8Num142z3" style:display-name="WW8Num142z3" style:family="text"/>
    <style:style style:name="WW8Num142z4" style:display-name="WW8Num142z4" style:family="text"/>
    <style:style style:name="WW8Num142z5" style:display-name="WW8Num142z5" style:family="text"/>
    <style:style style:name="WW8Num142z6" style:display-name="WW8Num142z6" style:family="text"/>
    <style:style style:name="WW8Num142z7" style:display-name="WW8Num142z7" style:family="text"/>
    <style:style style:name="WW8Num142z8" style:display-name="WW8Num142z8" style:family="text"/>
    <style:style style:name="WW8Num143z0" style:display-name="WW8Num143z0" style:family="text"/>
    <style:style style:name="WW8Num143z1" style:display-name="WW8Num143z1" style:family="text"/>
    <style:style style:name="WW8Num143z2" style:display-name="WW8Num143z2" style:family="text"/>
    <style:style style:name="WW8Num143z3" style:display-name="WW8Num143z3" style:family="text"/>
    <style:style style:name="WW8Num143z4" style:display-name="WW8Num143z4" style:family="text"/>
    <style:style style:name="WW8Num143z5" style:display-name="WW8Num143z5" style:family="text"/>
    <style:style style:name="WW8Num143z6" style:display-name="WW8Num143z6" style:family="text"/>
    <style:style style:name="WW8Num143z7" style:display-name="WW8Num143z7" style:family="text"/>
    <style:style style:name="WW8Num143z8" style:display-name="WW8Num143z8" style:family="text"/>
    <style:style style:name="WW8Num144z0" style:display-name="WW8Num144z0" style:family="text"/>
    <style:style style:name="WW8Num144z1" style:display-name="WW8Num144z1" style:family="text"/>
    <style:style style:name="WW8Num144z2" style:display-name="WW8Num144z2" style:family="text"/>
    <style:style style:name="WW8Num144z3" style:display-name="WW8Num144z3" style:family="text"/>
    <style:style style:name="WW8Num144z4" style:display-name="WW8Num144z4" style:family="text"/>
    <style:style style:name="WW8Num144z5" style:display-name="WW8Num144z5" style:family="text"/>
    <style:style style:name="WW8Num144z6" style:display-name="WW8Num144z6" style:family="text"/>
    <style:style style:name="WW8Num144z7" style:display-name="WW8Num144z7" style:family="text"/>
    <style:style style:name="WW8Num144z8" style:display-name="WW8Num144z8" style:family="text"/>
    <style:style style:name="WW8Num145z0" style:display-name="WW8Num145z0" style:family="text"/>
    <style:style style:name="WW8Num145z1" style:display-name="WW8Num145z1" style:family="text"/>
    <style:style style:name="WW8Num145z2" style:display-name="WW8Num145z2" style:family="text"/>
    <style:style style:name="WW8Num145z3" style:display-name="WW8Num145z3" style:family="text"/>
    <style:style style:name="WW8Num145z4" style:display-name="WW8Num145z4" style:family="text"/>
    <style:style style:name="WW8Num145z5" style:display-name="WW8Num145z5" style:family="text"/>
    <style:style style:name="WW8Num145z6" style:display-name="WW8Num145z6" style:family="text"/>
    <style:style style:name="WW8Num145z7" style:display-name="WW8Num145z7" style:family="text"/>
    <style:style style:name="WW8Num145z8" style:display-name="WW8Num145z8" style:family="text"/>
    <style:style style:name="WW8Num146z0" style:display-name="WW8Num146z0" style:family="text">
      <style:text-properties style:font-name="Symbol" style:font-name-asian="Symbol" style:font-name-complex="Symbol"/>
    </style:style>
    <style:style style:name="WW8Num146z1" style:display-name="WW8Num146z1" style:family="text">
      <style:text-properties style:font-name="Courier New" style:font-name-asian="Courier New" style:font-name-complex="Courier New"/>
    </style:style>
    <style:style style:name="WW8Num146z2" style:display-name="WW8Num146z2" style:family="text">
      <style:text-properties style:font-name="Wingdings" style:font-name-asian="Wingdings" style:font-name-complex="Wingdings"/>
    </style:style>
    <style:style style:name="WW8Num147z0" style:display-name="WW8Num147z0" style:family="text">
      <style:text-properties style:font-name="Symbol" style:font-name-asian="Symbol" style:font-name-complex="Symbol"/>
    </style:style>
    <style:style style:name="WW8Num147z1" style:display-name="WW8Num147z1" style:family="text">
      <style:text-properties style:font-name="Courier New" style:font-name-asian="Courier New" style:font-name-complex="Courier New"/>
    </style:style>
    <style:style style:name="WW8Num147z2" style:display-name="WW8Num147z2" style:family="text">
      <style:text-properties style:font-name="Wingdings" style:font-name-asian="Wingdings" style:font-name-complex="Wingdings"/>
    </style:style>
    <style:style style:name="WW8Num148z0" style:display-name="WW8Num148z0" style:family="text"/>
    <style:style style:name="WW8Num148z1" style:display-name="WW8Num148z1" style:family="text"/>
    <style:style style:name="WW8Num148z2" style:display-name="WW8Num148z2" style:family="text"/>
    <style:style style:name="WW8Num148z3" style:display-name="WW8Num148z3" style:family="text"/>
    <style:style style:name="WW8Num148z4" style:display-name="WW8Num148z4" style:family="text"/>
    <style:style style:name="WW8Num148z5" style:display-name="WW8Num148z5" style:family="text"/>
    <style:style style:name="WW8Num148z6" style:display-name="WW8Num148z6" style:family="text"/>
    <style:style style:name="WW8Num148z7" style:display-name="WW8Num148z7" style:family="text"/>
    <style:style style:name="WW8Num148z8" style:display-name="WW8Num148z8" style:family="text"/>
    <style:style style:name="WW8Num149z0" style:display-name="WW8Num149z0" style:family="text"/>
    <style:style style:name="WW8Num149z1" style:display-name="WW8Num149z1" style:family="text"/>
    <style:style style:name="WW8Num149z2" style:display-name="WW8Num149z2" style:family="text"/>
    <style:style style:name="WW8Num149z3" style:display-name="WW8Num149z3" style:family="text"/>
    <style:style style:name="WW8Num149z4" style:display-name="WW8Num149z4" style:family="text"/>
    <style:style style:name="WW8Num149z5" style:display-name="WW8Num149z5" style:family="text"/>
    <style:style style:name="WW8Num149z6" style:display-name="WW8Num149z6" style:family="text"/>
    <style:style style:name="WW8Num149z7" style:display-name="WW8Num149z7" style:family="text"/>
    <style:style style:name="WW8Num149z8" style:display-name="WW8Num149z8" style:family="text"/>
    <style:style style:name="WW8Num150z0" style:display-name="WW8Num150z0" style:family="text"/>
    <style:style style:name="WW8Num150z1" style:display-name="WW8Num150z1" style:family="text"/>
    <style:style style:name="WW8Num150z2" style:display-name="WW8Num150z2" style:family="text"/>
    <style:style style:name="WW8Num150z3" style:display-name="WW8Num150z3" style:family="text"/>
    <style:style style:name="WW8Num150z4" style:display-name="WW8Num150z4" style:family="text"/>
    <style:style style:name="WW8Num150z5" style:display-name="WW8Num150z5" style:family="text"/>
    <style:style style:name="WW8Num150z6" style:display-name="WW8Num150z6" style:family="text"/>
    <style:style style:name="WW8Num150z7" style:display-name="WW8Num150z7" style:family="text"/>
    <style:style style:name="WW8Num150z8" style:display-name="WW8Num150z8" style:family="text"/>
    <style:style style:name="WW8Num151z0" style:display-name="WW8Num151z0" style:family="text"/>
    <style:style style:name="WW8Num151z1" style:display-name="WW8Num151z1" style:family="text"/>
    <style:style style:name="WW8Num151z2" style:display-name="WW8Num151z2" style:family="text"/>
    <style:style style:name="WW8Num151z3" style:display-name="WW8Num151z3" style:family="text"/>
    <style:style style:name="WW8Num151z4" style:display-name="WW8Num151z4" style:family="text"/>
    <style:style style:name="WW8Num151z5" style:display-name="WW8Num151z5" style:family="text"/>
    <style:style style:name="WW8Num151z6" style:display-name="WW8Num151z6" style:family="text"/>
    <style:style style:name="WW8Num151z7" style:display-name="WW8Num151z7" style:family="text"/>
    <style:style style:name="WW8Num151z8" style:display-name="WW8Num151z8" style:family="text"/>
    <style:style style:name="WW8Num152z0" style:display-name="WW8Num152z0" style:family="text"/>
    <style:style style:name="WW8Num152z1" style:display-name="WW8Num152z1" style:family="text"/>
    <style:style style:name="WW8Num152z2" style:display-name="WW8Num152z2" style:family="text"/>
    <style:style style:name="WW8Num152z3" style:display-name="WW8Num152z3" style:family="text"/>
    <style:style style:name="WW8Num152z4" style:display-name="WW8Num152z4" style:family="text"/>
    <style:style style:name="WW8Num152z5" style:display-name="WW8Num152z5" style:family="text"/>
    <style:style style:name="WW8Num152z6" style:display-name="WW8Num152z6" style:family="text"/>
    <style:style style:name="WW8Num152z7" style:display-name="WW8Num152z7" style:family="text"/>
    <style:style style:name="WW8Num152z8" style:display-name="WW8Num152z8" style:family="text"/>
    <style:style style:name="WW8Num153z0" style:display-name="WW8Num153z0" style:family="text"/>
    <style:style style:name="WW8Num153z1" style:display-name="WW8Num153z1" style:family="text"/>
    <style:style style:name="WW8Num153z2" style:display-name="WW8Num153z2" style:family="text"/>
    <style:style style:name="WW8Num153z3" style:display-name="WW8Num153z3" style:family="text"/>
    <style:style style:name="WW8Num153z4" style:display-name="WW8Num153z4" style:family="text"/>
    <style:style style:name="WW8Num153z5" style:display-name="WW8Num153z5" style:family="text"/>
    <style:style style:name="WW8Num153z6" style:display-name="WW8Num153z6" style:family="text"/>
    <style:style style:name="WW8Num153z7" style:display-name="WW8Num153z7" style:family="text"/>
    <style:style style:name="WW8Num153z8" style:display-name="WW8Num153z8" style:family="text"/>
    <style:style style:name="WW8Num154z0" style:display-name="WW8Num154z0" style:family="text"/>
    <style:style style:name="WW8Num154z1" style:display-name="WW8Num154z1" style:family="text"/>
    <style:style style:name="WW8Num154z2" style:display-name="WW8Num154z2" style:family="text"/>
    <style:style style:name="WW8Num154z3" style:display-name="WW8Num154z3" style:family="text"/>
    <style:style style:name="WW8Num154z4" style:display-name="WW8Num154z4" style:family="text"/>
    <style:style style:name="WW8Num154z5" style:display-name="WW8Num154z5" style:family="text"/>
    <style:style style:name="WW8Num154z6" style:display-name="WW8Num154z6" style:family="text"/>
    <style:style style:name="WW8Num154z7" style:display-name="WW8Num154z7" style:family="text"/>
    <style:style style:name="WW8Num154z8" style:display-name="WW8Num154z8" style:family="text"/>
    <style:style style:name="WW8Num155z0" style:display-name="WW8Num155z0" style:family="text"/>
    <style:style style:name="WW8Num155z1" style:display-name="WW8Num155z1" style:family="text"/>
    <style:style style:name="WW8Num155z2" style:display-name="WW8Num155z2" style:family="text"/>
    <style:style style:name="WW8Num155z3" style:display-name="WW8Num155z3" style:family="text"/>
    <style:style style:name="WW8Num155z4" style:display-name="WW8Num155z4" style:family="text"/>
    <style:style style:name="WW8Num155z5" style:display-name="WW8Num155z5" style:family="text"/>
    <style:style style:name="WW8Num155z6" style:display-name="WW8Num155z6" style:family="text"/>
    <style:style style:name="WW8Num155z7" style:display-name="WW8Num155z7" style:family="text"/>
    <style:style style:name="WW8Num155z8" style:display-name="WW8Num155z8" style:family="text"/>
    <style:style style:name="WW8Num156z0" style:display-name="WW8Num156z0" style:family="text"/>
    <style:style style:name="WW8Num156z1" style:display-name="WW8Num156z1" style:family="text"/>
    <style:style style:name="WW8Num156z2" style:display-name="WW8Num156z2" style:family="text"/>
    <style:style style:name="WW8Num156z3" style:display-name="WW8Num156z3" style:family="text"/>
    <style:style style:name="WW8Num156z4" style:display-name="WW8Num156z4" style:family="text"/>
    <style:style style:name="WW8Num156z5" style:display-name="WW8Num156z5" style:family="text"/>
    <style:style style:name="WW8Num156z6" style:display-name="WW8Num156z6" style:family="text"/>
    <style:style style:name="WW8Num156z7" style:display-name="WW8Num156z7" style:family="text"/>
    <style:style style:name="WW8Num156z8" style:display-name="WW8Num156z8" style:family="text"/>
    <style:style style:name="ZnakZnak15" style:display-name="Znak Znak15" style:family="text" style:parent-style-name="Domyślnaczcionkaakapitu">
      <style:text-properties style:font-name-asian="Times New Roman" style:font-name-complex="Times New Roman" fo:text-transform="uppercase" fo:color="#004E6C" fo:letter-spacing="0.0138in" fo:font-size="14pt" style:font-size-asian="14pt" style:font-size-complex="14pt"/>
    </style:style>
    <style:style style:name="ZnakZnak14" style:display-name="Znak Znak14" style:family="text" style:parent-style-name="Domyślnaczcionkaakapitu">
      <style:text-properties style:font-name-complex="Times New Roman" fo:text-transform="uppercase" fo:color="#004E6C" fo:letter-spacing="0.0104in" fo:font-size="12pt" style:font-size-asian="12pt" style:font-size-complex="12pt"/>
    </style:style>
    <style:style style:name="ZnakZnak13" style:display-name="Znak Znak13" style:family="text" style:parent-style-name="Domyślnaczcionkaakapitu">
      <style:text-properties style:font-name-asian="Times New Roman" style:font-name-complex="Times New Roman" fo:text-transform="uppercase" fo:color="#004D6C" fo:font-size="12pt" style:font-size-asian="12pt" style:font-size-complex="12pt"/>
    </style:style>
    <style:style style:name="ZnakZnak12" style:display-name="Znak Znak12" style:family="text" style:parent-style-name="Domyślnaczcionkaakapitu">
      <style:text-properties style:font-name="Cambria, 'Palatino Linotype'" style:font-name-asian="Cambria, 'Palatino Linotype'" style:font-name-complex="Cambria, 'Palatino Linotype'" fo:text-transform="uppercase" fo:color="#004D6C" fo:letter-spacing="0.0069in" fo:font-size="11pt" style:font-size-asian="11pt" style:font-size-complex="11pt" fo:language="en" fo:country="US" style:language-complex="ar" style:country-complex="SA"/>
    </style:style>
    <style:style style:name="ZnakZnak11" style:display-name="Znak Znak11" style:family="text" style:parent-style-name="Domyślnaczcionkaakapitu">
      <style:text-properties style:font-name="Cambria, 'Palatino Linotype'" style:font-name-asian="Cambria, 'Palatino Linotype'" style:font-name-complex="Cambria, 'Palatino Linotype'" fo:text-transform="uppercase" fo:color="#004D6C" fo:letter-spacing="0.0069in" fo:font-size="11pt" style:font-size-asian="11pt" style:font-size-complex="11pt" fo:language="en" fo:country="US" style:language-complex="ar" style:country-complex="SA"/>
    </style:style>
    <style:style style:name="ZnakZnak10" style:display-name="Znak Znak10" style:family="text" style:parent-style-name="Domyślnaczcionkaakapitu">
      <style:text-properties style:font-name="Cambria, 'Palatino Linotype'" style:font-name-asian="Cambria, 'Palatino Linotype'" style:font-name-complex="Cambria, 'Palatino Linotype'" fo:text-transform="uppercase" fo:color="#0075A2" fo:letter-spacing="0.0069in" fo:font-size="11pt" style:font-size-asian="11pt" style:font-size-complex="11pt" fo:language="en" fo:country="US" style:language-complex="ar" style:country-complex="SA"/>
    </style:style>
    <style:style style:name="ZnakZnak9" style:display-name="Znak Znak9" style:family="text" style:parent-style-name="Domyślnaczcionkaakapitu">
      <style:text-properties style:font-name-asian="Times New Roman" style:font-name-complex="Times New Roman" fo:font-style="italic" style:font-style-asian="italic" style:font-style-complex="italic" fo:text-transform="uppercase" fo:color="#0075A2" fo:letter-spacing="0.0069in"/>
    </style:style>
    <style:style style:name="ZnakZnak8" style:display-name="Znak Znak8" style:family="text" style:parent-style-name="Domyślnaczcionkaakapitu">
      <style:text-properties style:font-name-asian="Times New Roman" style:font-name-complex="Times New Roman" fo:text-transform="uppercase" fo:letter-spacing="0.0069in" fo:font-size="10pt" style:font-size-asian="10pt" style:font-size-complex="10pt"/>
    </style:style>
    <style:style style:name="ZnakZnak7" style:display-name="Znak Znak7" style:family="text" style:parent-style-name="Domyślnaczcionkaakapitu">
      <style:text-properties style:font-name-asian="Times New Roman" style:font-name-complex="Times New Roman" fo:font-style="italic" style:font-style-asian="italic" style:font-style-complex="italic" fo:text-transform="uppercase" fo:letter-spacing="0.0069in" fo:font-size="10pt" style:font-size-asian="10pt" style:font-size-complex="10pt"/>
    </style:style>
    <style:style style:name="IntenseQuoteChar" style:display-name="Intense Quote Char" style:family="text" style:parent-style-name="Domyślnaczcionkaakapitu">
      <style:text-properties style:font-name-asian="Times New Roman" style:font-name-complex="Times New Roman" fo:text-transform="uppercase" fo:color="#004D6C" fo:letter-spacing="0.0034in" fo:font-size="10pt" style:font-size-asian="10pt" style:font-size-complex="10pt"/>
    </style:style>
    <style:style style:name="ZnakZnak6" style:display-name="Znak Znak6" style:family="text" style:parent-style-name="Domyślnaczcionkaakapitu">
      <style:text-properties style:font-name-asian="Times New Roman" style:font-name-complex="Times New Roman" fo:text-transform="uppercase" fo:color="#004E6C" fo:letter-spacing="0.0347in" fo:font-size="22pt" style:font-size-asian="22pt" style:font-size-complex="22pt"/>
    </style:style>
    <style:style style:name="ZnakZnak5" style:display-name="Znak Znak5" style:family="text" style:parent-style-name="Domyślnaczcionkaakapitu">
      <style:text-properties style:font-name-asian="Times New Roman" style:font-name-complex="Times New Roman" fo:text-transform="uppercase" fo:letter-spacing="0.0138in" fo:font-size="9pt" style:font-size-asian="9pt" style:font-size-complex="9pt"/>
    </style:style>
    <style:style style:name="StrongEmphasis" style:display-name="Strong Emphasis" style:family="text" style:parent-style-name="Domyślnaczcionkaakapitu">
      <style:text-properties fo:font-weight="bold" style:font-weight-asian="bold" fo:color="#0075A2" fo:letter-spacing="0.0034in"/>
    </style:style>
    <style:style style:name="Uwydatnienie" style:display-name="Uwydatnienie" style:family="text" style:parent-style-name="Domyślnaczcionkaakapitu">
      <style:text-properties fo:text-transform="uppercase" fo:letter-spacing="0.0034in" fo:font-size="10pt" style:font-size-asian="10pt"/>
    </style:style>
    <style:style style:name="NoSpacingChar" style:display-name="No Spacing Char" style:family="text" style:parent-style-name="Domyślnaczcionkaakapitu">
      <style:text-properties style:font-name-complex="Times New Roman"/>
    </style:style>
    <style:style style:name="QuoteChar" style:display-name="Quote Char" style:family="text" style:parent-style-name="Domyślnaczcionkaakapitu">
      <style:text-properties style:font-name-asian="Times New Roman" style:font-name-complex="Times New Roman" fo:font-style="italic" style:font-style-asian="italic" style:font-style-complex="italic"/>
    </style:style>
    <style:style style:name="Wyróżnieniedelikatne1" style:display-name="Wyróżnienie delikatne1" style:family="text">
      <style:text-properties fo:font-style="italic" style:font-style-asian="italic"/>
    </style:style>
    <style:style style:name="Wyróżnienieintensywne1" style:display-name="Wyróżnienie intensywne1" style:family="text">
      <style:text-properties fo:font-style="italic" style:font-style-asian="italic" fo:text-transform="uppercase" fo:letter-spacing="0.0069in" fo:font-size="10pt" style:font-size-asian="10pt"/>
    </style:style>
    <style:style style:name="Odwołaniedelikatne1" style:display-name="Odwołanie delikatne1" style:family="text" style:parent-style-name="Domyślnaczcionkaakapitu">
      <style:text-properties style:font-name="Calibri" style:font-name-asian="Calibri" style:font-name-complex="Times New Roman" fo:font-style="italic" style:font-style-asian="italic" style:font-style-complex="italic" fo:color="#004D6C"/>
    </style:style>
    <style:style style:name="Odwołanieintensywne1" style:display-name="Odwołanie intensywne1" style:family="text">
      <style:text-properties style:font-name="Calibri" style:font-name-asian="Calibri" style:font-name-complex="Calibri" fo:font-weight="bold" style:font-weight-asian="bold" fo:font-style="italic" style:font-style-asian="italic" fo:color="#004D6C"/>
    </style:style>
    <style:style style:name="Tytułksiążki1" style:display-name="Tytuł książki1" style:family="text">
      <style:text-properties fo:text-transform="uppercase" fo:color="#004D6C" fo:letter-spacing="0.0034in"/>
    </style:style>
    <style:style style:name="Internetlink" style:display-name="Internet link" style:family="text" style:parent-style-name="Domyślnaczcionkaakapitu">
      <style:text-properties style:font-name-complex="Times New Roman" fo:font-style="italic" style:font-style-asian="italic" fo:color="#000000" style:text-underline-type="none" style:text-underline-color="font-color"/>
    </style:style>
    <style:style style:name="il" style:display-name="il" style:family="text" style:parent-style-name="Domyślnaczcionkaakapitu">
      <style:text-properties style:font-name-complex="Times New Roman"/>
    </style:style>
    <style:style style:name="ZnakZnak4" style:display-name="Znak Znak4" style:family="text" style:parent-style-name="Domyślnaczcionkaakapitu">
      <style:text-properties style:font-name-complex="Times New Roman"/>
    </style:style>
    <style:style style:name="ZnakZnak3" style:display-name="Znak Znak3" style:family="text" style:parent-style-name="Domyślnaczcionkaakapitu">
      <style:text-properties style:font-name-complex="Times New Roman"/>
    </style:style>
    <style:style style:name="ZnakZnak2" style:display-name="Znak Znak2" style:family="text" style:parent-style-name="Domyślnaczcionkaakapitu">
      <style:text-properties style:font-name="Tahoma" style:font-name-asian="Tahoma" style:font-name-complex="Tahoma" fo:font-size="8pt" style:font-size-asian="8pt" style:font-size-complex="8pt"/>
    </style:style>
    <style:style style:name="Tekstzastępczy1" style:display-name="Tekst zastępczy1" style:family="text" style:parent-style-name="Domyślnaczcionkaakapitu">
      <style:text-properties style:font-name-complex="Times New Roman" fo:color="#808080"/>
    </style:style>
    <style:style style:name="ZnakZnak1" style:display-name="Znak Znak1" style:family="text" style:parent-style-name="Domyślnaczcionkaakapitu">
      <style:text-properties style:font-name="Arial" style:font-name-asian="Arial" style:font-name-complex="Times New Roman" fo:color="#000000" fo:letter-spacing="-0.0034in" fo:font-size="10pt" style:font-size-asian="10pt" style:font-size-complex="10pt" style:language-complex="ar" style:country-complex="SA"/>
    </style:style>
    <style:style style:name="ZnakZnak" style:display-name="Znak Znak" style:family="text" style:parent-style-name="Domyślnaczcionkaakapitu">
      <style:text-properties style:font-name="Courier New" style:font-name-asian="Courier New" style:font-name-complex="Courier New" fo:font-size="10pt" style:font-size-asian="10pt" style:font-size-complex="10pt" fo:language="pl" fo:country="PL" style:language-complex="ar" style:country-complex="SA"/>
    </style:style>
    <style:style style:name="EndnoteSymbol" style:display-name="Endnote Symbol" style:family="text" style:parent-style-name="Domyślnaczcionkaakapitu">
      <style:text-properties style:text-position="super 66.6%"/>
    </style:style>
    <style:style style:name="VisitedInternetLink" style:display-name="Visited Internet Link" style:family="text" style:parent-style-name="Domyślnaczcionkaakapitu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Wyróżnieniedelikatne" style:display-name="Wyróżnienie delikatne" style:family="text" style:parent-style-name="Domyślnaczcionkaakapitu">
      <style:text-properties fo:font-style="italic" style:font-style-asian="italic" style:font-style-complex="italic" fo:color="#808080"/>
    </style:style>
    <style:style style:name="Wyróżnienieintensywne" style:display-name="Wyróżnienie intensywne" style:family="text">
      <style:text-properties fo:font-style="italic" style:font-style-asian="italic" fo:text-transform="uppercase" fo:letter-spacing="0.0069in" fo:font-size="10pt" style:font-size-asian="10pt"/>
    </style:style>
    <style:style style:name="Odwołaniedelikatne" style:display-name="Odwołanie delikatne" style:family="text" style:parent-style-name="Domyślnaczcionkaakapitu">
      <style:text-properties style:font-name="Calibri" style:font-name-asian="Calibri" style:font-name-complex="Times New Roman" fo:font-style="italic" style:font-style-asian="italic" style:font-style-complex="italic" fo:color="#004D6C"/>
    </style:style>
    <style:style style:name="Odwołanieintensywne" style:display-name="Odwołanie intensywne" style:family="text">
      <style:text-properties style:font-name="Calibri" style:font-name-asian="Calibri" style:font-name-complex="Calibri" fo:font-weight="bold" style:font-weight-asian="bold" fo:font-style="italic" style:font-style-asian="italic" fo:color="#004D6C"/>
    </style:style>
    <style:style style:name="Tytułksiążki" style:display-name="Tytuł książki" style:family="text">
      <style:text-properties fo:text-transform="uppercase" fo:color="#004D6C" fo:letter-spacing="0.0034in"/>
    </style:style>
    <style:style style:name="WW8Num165z0" style:display-name="WW8Num165z0" style:family="text"/>
    <style:style style:name="WW8Num165z1" style:display-name="WW8Num165z1" style:family="text"/>
    <style:style style:name="WW8Num165z2" style:display-name="WW8Num165z2" style:family="text"/>
    <style:style style:name="WW8Num165z3" style:display-name="WW8Num165z3" style:family="text"/>
    <style:style style:name="WW8Num165z4" style:display-name="WW8Num165z4" style:family="text"/>
    <style:style style:name="WW8Num165z5" style:display-name="WW8Num165z5" style:family="text"/>
    <style:style style:name="WW8Num165z6" style:display-name="WW8Num165z6" style:family="text"/>
    <style:style style:name="WW8Num165z7" style:display-name="WW8Num165z7" style:family="text"/>
    <style:style style:name="WW8Num165z8" style:display-name="WW8Num165z8" style:family="text"/>
    <style:style style:name="WW8Num174z0" style:display-name="WW8Num174z0" style:family="text"/>
    <style:style style:name="WW8Num174z1" style:display-name="WW8Num174z1" style:family="text"/>
    <style:style style:name="WW8Num174z2" style:display-name="WW8Num174z2" style:family="text"/>
    <style:style style:name="WW8Num174z3" style:display-name="WW8Num174z3" style:family="text"/>
    <style:style style:name="WW8Num174z4" style:display-name="WW8Num174z4" style:family="text"/>
    <style:style style:name="WW8Num174z5" style:display-name="WW8Num174z5" style:family="text"/>
    <style:style style:name="WW8Num174z6" style:display-name="WW8Num174z6" style:family="text"/>
    <style:style style:name="WW8Num174z7" style:display-name="WW8Num174z7" style:family="text"/>
    <style:style style:name="WW8Num174z8" style:display-name="WW8Num174z8" style:family="text"/>
    <style:style style:name="NumberingSymbols" style:display-name="Numbering Symbols" style:family="text"/>
    <style:style style:name="WW8Num167z0" style:display-name="WW8Num167z0" style:family="text">
      <style:text-properties style:font-name="Symbol" style:font-name-asian="Symbol" style:font-name-complex="Symbol"/>
    </style:style>
    <style:style style:name="WW8Num167z1" style:display-name="WW8Num167z1" style:family="text">
      <style:text-properties style:font-name="Courier New" style:font-name-asian="Courier New" style:font-name-complex="Courier New"/>
    </style:style>
    <style:style style:name="WW8Num167z2" style:display-name="WW8Num167z2" style:family="text">
      <style:text-properties style:font-name="Wingdings" style:font-name-asian="Wingdings" style:font-name-complex="Wingdings"/>
    </style:style>
    <style:style style:name="WW_CharLFO1LVL1" style:family="text">
      <style:text-properties style:font-name-complex="Times New Roman" fo:font-weight="normal" style:font-weight-asian="normal"/>
    </style:style>
    <text:list-style style:name="WW8Num1" style:display-name="WW8Num1">
      <text:list-level-style-number text:level="1" text:style-name="WW_CharLFO1LVL1" style:num-suffix=")" style:num-format="a" style:num-letter-sync="true">
        <style:list-level-properties text:space-before="0.9875in" text:min-label-width="0.25in" text:list-level-position-and-space-mode="label-alignment">
          <style:list-level-label-alignment text:label-followed-by="listtab" fo:margin-left="1.237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8" style:display-name="WW8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0" style:display-name="WW8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6" style:display-name="WW8Num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7" style:display-name="WW8Num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8" style:display-name="WW8Num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text:list-style style:name="WW8Num22" style:display-name="WW8Num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3" style:display-name="WW8Num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4" style:display-name="WW8Num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5LVL1" style:family="text">
      <style:text-properties fo:font-weight="normal" style:font-weight-asian="normal"/>
    </style:style>
    <text:list-style style:name="WW8Num25" style:display-name="WW8Num25">
      <text:list-level-style-number text:level="1" text:style-name="WW_CharLFO2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6" style:display-name="WW8Num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7" style:display-name="WW8Num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8" style:display-name="WW8Num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9LVL1" style:family="text">
      <style:text-properties style:font-name="Symbol" style:font-name-complex="Symbol"/>
    </style:style>
    <style:style style:name="WW_CharLFO29LVL2" style:family="text">
      <style:text-properties style:font-name="Symbol" style:font-name-complex="Symbol"/>
    </style:style>
    <style:style style:name="WW_CharLFO29LVL3" style:family="text">
      <style:text-properties style:font-name="Symbol" style:font-name-complex="Symbol"/>
    </style:style>
    <text:list-style style:name="WW8Num29" style:display-name="WW8Num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29LVL3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9791in" text:min-label-width="0.25in" text:list-level-position-and-space-mode="label-alignment">
          <style:list-level-label-alignment text:label-followed-by="listtab" fo:margin-left="2.22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041in" text:min-label-width="0.125in" text:list-level-position-and-space-mode="label-alignment">
          <style:list-level-label-alignment text:label-followed-by="listtab" fo:margin-left="3.2291in" fo:text-indent="-0.125in"/>
        </style:list-level-properties>
      </text:list-level-style-number>
      <text:list-level-style-number text:level="7" style:num-suffix="." style:num-format="1">
        <style:list-level-properties text:space-before="3.4791in" text:min-label-width="0.25in" text:list-level-position-and-space-mode="label-alignment">
          <style:list-level-label-alignment text:label-followed-by="listtab" fo:margin-left="3.72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791in" text:min-label-width="0.25in" text:list-level-position-and-space-mode="label-alignment">
          <style:list-level-label-alignment text:label-followed-by="listtab" fo:margin-left="4.22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041in" text:min-label-width="0.125in" text:list-level-position-and-space-mode="label-alignment">
          <style:list-level-label-alignment text:label-followed-by="listtab" fo:margin-left="4.7291in" fo:text-indent="-0.125in"/>
        </style:list-level-properties>
      </text:list-level-style-number>
    </text:list-style>
    <text:list-style style:name="WW8Num30" style:display-name="WW8Num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1LVL1" style:family="text">
      <style:text-properties style:font-name="Symbol" style:font-name-complex="Symbol"/>
    </style:style>
    <text:list-style style:name="WW8Num31" style:display-name="WW8Num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32" style:display-name="WW8Num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3" style:display-name="WW8Num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4" style:display-name="WW8Num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5LVL1" style:family="text">
      <style:text-properties style:font-name="Symbol" style:font-name-complex="Symbol"/>
    </style:style>
    <text:list-style style:name="WW8Num35" style:display-name="WW8Num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791in" text:min-label-width="0.25in" text:list-level-position-and-space-mode="label-alignment">
          <style:list-level-label-alignment text:label-followed-by="listtab" fo:margin-left="1.22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041in" text:min-label-width="0.125in" text:list-level-position-and-space-mode="label-alignment">
          <style:list-level-label-alignment text:label-followed-by="listtab" fo:margin-left="1.7291in" fo:text-indent="-0.125in"/>
        </style:list-level-properties>
      </text:list-level-style-number>
      <text:list-level-style-number text:level="4" style:num-suffix="." style:num-format="1">
        <style:list-level-properties text:space-before="1.9791in" text:min-label-width="0.25in" text:list-level-position-and-space-mode="label-alignment">
          <style:list-level-label-alignment text:label-followed-by="listtab" fo:margin-left="2.22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041in" text:min-label-width="0.125in" text:list-level-position-and-space-mode="label-alignment">
          <style:list-level-label-alignment text:label-followed-by="listtab" fo:margin-left="3.2291in" fo:text-indent="-0.125in"/>
        </style:list-level-properties>
      </text:list-level-style-number>
      <text:list-level-style-number text:level="7" style:num-suffix="." style:num-format="1">
        <style:list-level-properties text:space-before="3.4791in" text:min-label-width="0.25in" text:list-level-position-and-space-mode="label-alignment">
          <style:list-level-label-alignment text:label-followed-by="listtab" fo:margin-left="3.72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791in" text:min-label-width="0.25in" text:list-level-position-and-space-mode="label-alignment">
          <style:list-level-label-alignment text:label-followed-by="listtab" fo:margin-left="4.22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041in" text:min-label-width="0.125in" text:list-level-position-and-space-mode="label-alignment">
          <style:list-level-label-alignment text:label-followed-by="listtab" fo:margin-left="4.7291in" fo:text-indent="-0.125in"/>
        </style:list-level-properties>
      </text:list-level-style-number>
    </text:list-style>
    <text:list-style style:name="WW8Num36" style:display-name="WW8Num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7" style:display-name="WW8Num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8LVL1" style:family="text">
      <style:text-properties style:font-name="Symbol" style:font-name-complex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 style:font-name-complex="Wingdings"/>
    </style:style>
    <style:style style:name="WW_CharLFO38LVL4" style:family="text">
      <style:text-properties style:font-name="Symbol" style:font-name-complex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 style:font-name-complex="Wingdings"/>
    </style:style>
    <style:style style:name="WW_CharLFO38LVL7" style:family="text">
      <style:text-properties style:font-name="Symbol" style:font-name-complex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 style:font-name-complex="Wingdings"/>
    </style:style>
    <text:list-style style:name="WW8Num38" style:display-name="WW8Num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39" style:display-name="WW8Num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40" style:display-name="WW8Num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1LVL1" style:family="text">
      <style:text-properties style:font-name="Symbol" style:font-name-complex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 style:font-name-complex="Wingdings"/>
    </style:style>
    <style:style style:name="WW_CharLFO41LVL4" style:family="text">
      <style:text-properties style:font-name="Symbol" style:font-name-complex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 style:font-name-complex="Wingdings"/>
    </style:style>
    <style:style style:name="WW_CharLFO41LVL7" style:family="text">
      <style:text-properties style:font-name="Symbol" style:font-name-complex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 style:font-name-complex="Wingdings"/>
    </style:style>
    <text:list-style style:name="WW8Num41" style:display-name="WW8Num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42" style:display-name="WW8Num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43" style:display-name="WW8Num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4LVL1" style:family="text">
      <style:text-properties style:font-name="Courier New" style:font-name-complex="Courier New"/>
    </style:style>
    <style:style style:name="WW_CharLFO44LVL2" style:family="text">
      <style:text-properties style:font-name="Courier New" style:font-name-complex="Courier New"/>
    </style:style>
    <style:style style:name="WW_CharLFO44LVL3" style:family="text">
      <style:text-properties style:font-name="Wingdings" style:font-name-complex="Wingdings"/>
    </style:style>
    <style:style style:name="WW_CharLFO44LVL4" style:family="text">
      <style:text-properties style:font-name="Symbol" style:font-name-complex="Symbol"/>
    </style:style>
    <style:style style:name="WW_CharLFO44LVL5" style:family="text">
      <style:text-properties style:font-name="Courier New" style:font-name-complex="Courier New"/>
    </style:style>
    <style:style style:name="WW_CharLFO44LVL6" style:family="text">
      <style:text-properties style:font-name="Wingdings" style:font-name-complex="Wingdings"/>
    </style:style>
    <style:style style:name="WW_CharLFO44LVL7" style:family="text">
      <style:text-properties style:font-name="Symbol" style:font-name-complex="Symbol"/>
    </style:style>
    <style:style style:name="WW_CharLFO44LVL8" style:family="text">
      <style:text-properties style:font-name="Courier New" style:font-name-complex="Courier New"/>
    </style:style>
    <style:style style:name="WW_CharLFO44LVL9" style:family="text">
      <style:text-properties style:font-name="Wingdings" style:font-name-complex="Wingdings"/>
    </style:style>
    <text:list-style style:name="WW8Num44" style:display-name="WW8Num44">
      <text:list-level-style-bullet text:level="1" text:style-name="WW_CharLFO44LVL1" text:bullet-char="o">
        <style:list-level-properties text:space-before="0.7291in" text:min-label-width="0.25in" text:list-level-position-and-space-mode="label-alignment">
          <style:list-level-label-alignment text:label-followed-by="listtab" fo:margin-left="0.9791in" fo:text-indent="-0.25in"/>
        </style:list-level-properties>
        <style:text-properties style:font-name="Courier New"/>
      </text:list-level-style-bullet>
      <text:list-level-style-bullet text:level="2" text:style-name="WW_CharLFO44LVL2" text:bullet-char="o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Wingdings"/>
      </text:list-level-style-bullet>
    </text:list-style>
    <text:list-style style:name="WW8Num45" style:display-name="WW8Num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46" style:display-name="WW8Num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47" style:display-name="WW8Num47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48" style:display-name="WW8Num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49" style:display-name="WW8Num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0" style:display-name="WW8Num5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1" style:display-name="WW8Num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2" style:display-name="WW8Num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3" style:display-name="WW8Num5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54" style:display-name="WW8Num5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5" style:display-name="WW8Num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6" style:display-name="WW8Num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7" style:display-name="WW8Num57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8" style:display-name="WW8Num5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9" style:display-name="WW8Num5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60" style:display-name="WW8Num6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61" style:display-name="WW8Num6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62" style:display-name="WW8Num6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63" style:display-name="WW8Num6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4LVL1" style:family="text">
      <style:text-properties style:font-name="Symbol" style:font-name-complex="Symbol"/>
    </style:style>
    <style:style style:name="WW_CharLFO64LVL2" style:family="text">
      <style:text-properties style:font-name="Courier New" style:font-name-complex="Courier New"/>
    </style:style>
    <style:style style:name="WW_CharLFO64LVL3" style:family="text">
      <style:text-properties style:font-name="Wingdings" style:font-name-complex="Wingdings"/>
    </style:style>
    <style:style style:name="WW_CharLFO64LVL4" style:family="text">
      <style:text-properties style:font-name="Symbol" style:font-name-complex="Symbol"/>
    </style:style>
    <style:style style:name="WW_CharLFO64LVL5" style:family="text">
      <style:text-properties style:font-name="Courier New" style:font-name-complex="Courier New"/>
    </style:style>
    <style:style style:name="WW_CharLFO64LVL6" style:family="text">
      <style:text-properties style:font-name="Wingdings" style:font-name-complex="Wingdings"/>
    </style:style>
    <style:style style:name="WW_CharLFO64LVL7" style:family="text">
      <style:text-properties style:font-name="Symbol" style:font-name-complex="Symbol"/>
    </style:style>
    <style:style style:name="WW_CharLFO64LVL8" style:family="text">
      <style:text-properties style:font-name="Courier New" style:font-name-complex="Courier New"/>
    </style:style>
    <style:style style:name="WW_CharLFO64LVL9" style:family="text">
      <style:text-properties style:font-name="Wingdings" style:font-name-complex="Wingdings"/>
    </style:style>
    <text:list-style style:name="WW8Num64" style:display-name="WW8Num64">
      <text:list-level-style-bullet text:level="1" text:style-name="WW_CharLFO6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WW8Num65" style:display-name="WW8Num6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66" style:display-name="WW8Num6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67" style:display-name="WW8Num67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68" style:display-name="WW8Num6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69" style:display-name="WW8Num6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70" style:display-name="WW8Num7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71" style:display-name="WW8Num7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72" style:display-name="WW8Num7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73" style:display-name="WW8Num7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74" style:display-name="WW8Num7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75" style:display-name="WW8Num7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76" style:display-name="WW8Num7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77" style:display-name="WW8Num7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78" style:display-name="WW8Num7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79" style:display-name="WW8Num79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80" style:display-name="WW8Num8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81" style:display-name="WW8Num8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82" style:display-name="WW8Num8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83" style:display-name="WW8Num8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84" style:display-name="WW8Num8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85" style:display-name="WW8Num8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86" style:display-name="WW8Num8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87" style:display-name="WW8Num8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88" style:display-name="WW8Num8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89" style:display-name="WW8Num8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90" style:display-name="WW8Num9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91" style:display-name="WW8Num9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2" style:display-name="WW8Num9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93" style:display-name="WW8Num9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94" style:display-name="WW8Num94">
      <text:list-level-style-number text:level="1" style:num-suffix="." style:num-format="1">
        <style:list-level-properties text:space-before="0.009in" text:min-label-width="0.25in" text:list-level-position-and-space-mode="label-alignment">
          <style:list-level-label-alignment text:label-followed-by="listtab" fo:margin-left="0.25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09in" text:min-label-width="0.25in" text:list-level-position-and-space-mode="label-alignment">
          <style:list-level-label-alignment text:label-followed-by="listtab" fo:margin-left="0.75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34in" text:min-label-width="0.125in" text:list-level-position-and-space-mode="label-alignment">
          <style:list-level-label-alignment text:label-followed-by="listtab" fo:margin-left="1.259in" fo:text-indent="-0.125in"/>
        </style:list-level-properties>
      </text:list-level-style-number>
      <text:list-level-style-number text:level="4" style:num-suffix="." style:num-format="1">
        <style:list-level-properties text:space-before="1.509in" text:min-label-width="0.25in" text:list-level-position-and-space-mode="label-alignment">
          <style:list-level-label-alignment text:label-followed-by="listtab" fo:margin-left="1.75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09in" text:min-label-width="0.25in" text:list-level-position-and-space-mode="label-alignment">
          <style:list-level-label-alignment text:label-followed-by="listtab" fo:margin-left="2.25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34in" text:min-label-width="0.125in" text:list-level-position-and-space-mode="label-alignment">
          <style:list-level-label-alignment text:label-followed-by="listtab" fo:margin-left="2.759in" fo:text-indent="-0.125in"/>
        </style:list-level-properties>
      </text:list-level-style-number>
      <text:list-level-style-number text:level="7" style:num-suffix="." style:num-format="1">
        <style:list-level-properties text:space-before="3.009in" text:min-label-width="0.25in" text:list-level-position-and-space-mode="label-alignment">
          <style:list-level-label-alignment text:label-followed-by="listtab" fo:margin-left="3.25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09in" text:min-label-width="0.25in" text:list-level-position-and-space-mode="label-alignment">
          <style:list-level-label-alignment text:label-followed-by="listtab" fo:margin-left="3.75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34in" text:min-label-width="0.125in" text:list-level-position-and-space-mode="label-alignment">
          <style:list-level-label-alignment text:label-followed-by="listtab" fo:margin-left="4.259in" fo:text-indent="-0.125in"/>
        </style:list-level-properties>
      </text:list-level-style-number>
    </text:list-style>
    <text:list-style style:name="WW8Num95" style:display-name="WW8Num9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96" style:display-name="WW8Num9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97" style:display-name="WW8Num9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98" style:display-name="WW8Num9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99" style:display-name="WW8Num9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00LVL1" style:family="text">
      <style:text-properties style:font-name="Cambria, 'Palatino Linotype'" style:font-name-asian="Times New Roman" style:font-name-complex="Times New Roman"/>
    </style:style>
    <text:list-style style:name="WW8Num100" style:display-name="WW8Num100">
      <text:list-level-style-number text:level="1" text:style-name="WW_CharLFO10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01LVL1" style:family="text">
      <style:text-properties style:font-name-complex="Times New Roman"/>
    </style:style>
    <style:style style:name="WW_CharLFO101LVL2" style:family="text">
      <style:text-properties style:font-name="Cambria, 'Palatino Linotype'" style:font-name-complex="TimesNewRomanPS-ItalicMT"/>
    </style:style>
    <style:style style:name="WW_CharLFO101LVL3" style:family="text">
      <style:text-properties style:font-name="Cambria, 'Palatino Linotype'" style:font-name-complex="TimesNewRomanPS-ItalicMT"/>
    </style:style>
    <style:style style:name="WW_CharLFO101LVL4" style:family="text">
      <style:text-properties style:font-name="TimesNewRomanPS-ItalicMT" style:font-name-complex="TimesNewRomanPS-ItalicMT"/>
    </style:style>
    <style:style style:name="WW_CharLFO101LVL5" style:family="text">
      <style:text-properties style:font-name="TimesNewRomanPS-ItalicMT" style:font-name-complex="TimesNewRomanPS-ItalicMT"/>
    </style:style>
    <style:style style:name="WW_CharLFO101LVL6" style:family="text">
      <style:text-properties style:font-name="TimesNewRomanPS-ItalicMT" style:font-name-complex="TimesNewRomanPS-ItalicMT"/>
    </style:style>
    <style:style style:name="WW_CharLFO101LVL7" style:family="text">
      <style:text-properties style:font-name="TimesNewRomanPS-ItalicMT" style:font-name-complex="TimesNewRomanPS-ItalicMT"/>
    </style:style>
    <style:style style:name="WW_CharLFO101LVL8" style:family="text">
      <style:text-properties style:font-name="TimesNewRomanPS-ItalicMT" style:font-name-complex="TimesNewRomanPS-ItalicMT"/>
    </style:style>
    <style:style style:name="WW_CharLFO101LVL9" style:family="text">
      <style:text-properties style:font-name="TimesNewRomanPS-ItalicMT" style:font-name-complex="TimesNewRomanPS-ItalicMT"/>
    </style:style>
    <text:list-style style:name="WW8Num101" style:display-name="WW8Num101">
      <text:list-level-style-number text:level="1" text:style-name="WW_CharLFO10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1LVL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101LVL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01LVL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101LVL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101LVL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text:style-name="WW_CharLFO101LVL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101LVL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text:style-name="WW_CharLFO101LVL9" style:num-suffix=".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WW8Num102" style:display-name="WW8Num10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03" style:display-name="WW8Num10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04LVL1" style:family="text">
      <style:text-properties style:font-name="Symbol" style:font-name-complex="Symbol"/>
    </style:style>
    <style:style style:name="WW_CharLFO104LVL2" style:family="text">
      <style:text-properties style:font-name="Courier New" style:font-name-complex="Courier New"/>
    </style:style>
    <style:style style:name="WW_CharLFO104LVL3" style:family="text">
      <style:text-properties style:font-name="Wingdings" style:font-name-complex="Wingdings"/>
    </style:style>
    <style:style style:name="WW_CharLFO104LVL4" style:family="text">
      <style:text-properties style:font-name="Symbol" style:font-name-complex="Symbol"/>
    </style:style>
    <style:style style:name="WW_CharLFO104LVL5" style:family="text">
      <style:text-properties style:font-name="Courier New" style:font-name-complex="Courier New"/>
    </style:style>
    <style:style style:name="WW_CharLFO104LVL6" style:family="text">
      <style:text-properties style:font-name="Wingdings" style:font-name-complex="Wingdings"/>
    </style:style>
    <style:style style:name="WW_CharLFO104LVL7" style:family="text">
      <style:text-properties style:font-name="Symbol" style:font-name-complex="Symbol"/>
    </style:style>
    <style:style style:name="WW_CharLFO104LVL8" style:family="text">
      <style:text-properties style:font-name="Courier New" style:font-name-complex="Courier New"/>
    </style:style>
    <style:style style:name="WW_CharLFO104LVL9" style:family="text">
      <style:text-properties style:font-name="Wingdings" style:font-name-complex="Wingdings"/>
    </style:style>
    <text:list-style style:name="WW8Num104" style:display-name="WW8Num104">
      <text:list-level-style-bullet text:level="1" text:style-name="WW_CharLFO10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5LVL1" style:family="text">
      <style:text-properties fo:font-weight="normal" style:font-weight-asian="normal"/>
    </style:style>
    <text:list-style style:name="WW8Num105" style:display-name="WW8Num105">
      <text:list-level-style-number text:level="1" text:style-name="WW_CharLFO10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06LVL1" style:family="text">
      <style:text-properties fo:font-weight="normal" style:font-weight-asian="normal"/>
    </style:style>
    <text:list-style style:name="WW8Num106" style:display-name="WW8Num106">
      <text:list-level-style-number text:level="1" text:style-name="WW_CharLFO10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07" style:display-name="WW8Num10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08LVL2" style:family="text">
      <style:text-properties style:font-name="Courier New" style:font-name-complex="Courier New"/>
    </style:style>
    <style:style style:name="WW_CharLFO108LVL3" style:family="text">
      <style:text-properties style:font-name="Wingdings" style:font-name-complex="Wingdings"/>
    </style:style>
    <style:style style:name="WW_CharLFO108LVL4" style:family="text">
      <style:text-properties style:font-name="Symbol" style:font-name-complex="Symbol"/>
    </style:style>
    <style:style style:name="WW_CharLFO108LVL5" style:family="text">
      <style:text-properties style:font-name="Courier New" style:font-name-complex="Courier New"/>
    </style:style>
    <style:style style:name="WW_CharLFO108LVL6" style:family="text">
      <style:text-properties style:font-name="Wingdings" style:font-name-complex="Wingdings"/>
    </style:style>
    <style:style style:name="WW_CharLFO108LVL7" style:family="text">
      <style:text-properties style:font-name="Symbol" style:font-name-complex="Symbol"/>
    </style:style>
    <style:style style:name="WW_CharLFO108LVL8" style:family="text">
      <style:text-properties style:font-name="Courier New" style:font-name-complex="Courier New"/>
    </style:style>
    <style:style style:name="WW_CharLFO108LVL9" style:family="text">
      <style:text-properties style:font-name="Wingdings" style:font-name-complex="Wingdings"/>
    </style:style>
    <text:list-style style:name="WW8Num108" style:display-name="WW8Num10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09" style:display-name="WW8Num10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10" style:display-name="WW8Num1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11" style:display-name="WW8Num1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12" style:display-name="WW8Num1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13" style:display-name="WW8Num1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14" style:display-name="WW8Num1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5LVL1" style:family="text">
      <style:text-properties style:font-name="Symbol" style:font-name-complex="Symbol"/>
    </style:style>
    <style:style style:name="WW_CharLFO115LVL2" style:family="text">
      <style:text-properties style:font-name="Courier New" style:font-name-complex="Courier New"/>
    </style:style>
    <style:style style:name="WW_CharLFO115LVL3" style:family="text">
      <style:text-properties style:font-name="Wingdings" style:font-name-complex="Wingdings"/>
    </style:style>
    <style:style style:name="WW_CharLFO115LVL4" style:family="text">
      <style:text-properties style:font-name="Symbol" style:font-name-complex="Symbol"/>
    </style:style>
    <style:style style:name="WW_CharLFO115LVL5" style:family="text">
      <style:text-properties style:font-name="Courier New" style:font-name-complex="Courier New"/>
    </style:style>
    <style:style style:name="WW_CharLFO115LVL6" style:family="text">
      <style:text-properties style:font-name="Wingdings" style:font-name-complex="Wingdings"/>
    </style:style>
    <style:style style:name="WW_CharLFO115LVL7" style:family="text">
      <style:text-properties style:font-name="Symbol" style:font-name-complex="Symbol"/>
    </style:style>
    <style:style style:name="WW_CharLFO115LVL8" style:family="text">
      <style:text-properties style:font-name="Courier New" style:font-name-complex="Courier New"/>
    </style:style>
    <style:style style:name="WW_CharLFO115LVL9" style:family="text">
      <style:text-properties style:font-name="Wingdings" style:font-name-complex="Wingdings"/>
    </style:style>
    <text:list-style style:name="WW8Num115" style:display-name="WW8Num115">
      <text:list-level-style-bullet text:level="1" text:style-name="WW_CharLFO115LVL1" text:bullet-char="">
        <style:list-level-properties text:space-before="0.4791in" text:min-label-width="0.25in" text:list-level-position-and-space-mode="label-alignment">
          <style:list-level-label-alignment text:label-followed-by="listtab" fo:margin-left="0.7291in" fo:text-indent="-0.25in"/>
        </style:list-level-properties>
        <style:text-properties style:font-name="Symbol"/>
      </text:list-level-style-bullet>
      <text:list-level-style-bullet text:level="2" text:style-name="WW_CharLFO115LVL2" text:bullet-char="o">
        <style:list-level-properties text:space-before="0.9791in" text:min-label-width="0.25in" text:list-level-position-and-space-mode="label-alignment">
          <style:list-level-label-alignment text:label-followed-by="listtab" fo:margin-left="1.2291in" fo:text-indent="-0.25in"/>
        </style:list-level-properties>
        <style:text-properties style:font-name="Courier New"/>
      </text:list-level-style-bullet>
      <text:list-level-style-bullet text:level="3" text:style-name="WW_CharLFO115LVL3" text:bullet-char="">
        <style:list-level-properties text:space-before="1.4791in" text:min-label-width="0.25in" text:list-level-position-and-space-mode="label-alignment">
          <style:list-level-label-alignment text:label-followed-by="listtab" fo:margin-left="1.7291in" fo:text-indent="-0.25in"/>
        </style:list-level-properties>
        <style:text-properties style:font-name="Wingdings"/>
      </text:list-level-style-bullet>
      <text:list-level-style-bullet text:level="4" text:style-name="WW_CharLFO115LVL4" text:bullet-char="">
        <style:list-level-properties text:space-before="1.9791in" text:min-label-width="0.25in" text:list-level-position-and-space-mode="label-alignment">
          <style:list-level-label-alignment text:label-followed-by="listtab" fo:margin-left="2.2291in" fo:text-indent="-0.25in"/>
        </style:list-level-properties>
        <style:text-properties style:font-name="Symbol"/>
      </text:list-level-style-bullet>
      <text:list-level-style-bullet text:level="5" text:style-name="WW_CharLFO115LVL5" text:bullet-char="o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  <style:text-properties style:font-name="Courier New"/>
      </text:list-level-style-bullet>
      <text:list-level-style-bullet text:level="6" text:style-name="WW_CharLFO115LVL6" text:bullet-char="">
        <style:list-level-properties text:space-before="2.9791in" text:min-label-width="0.25in" text:list-level-position-and-space-mode="label-alignment">
          <style:list-level-label-alignment text:label-followed-by="listtab" fo:margin-left="3.2291in" fo:text-indent="-0.25in"/>
        </style:list-level-properties>
        <style:text-properties style:font-name="Wingdings"/>
      </text:list-level-style-bullet>
      <text:list-level-style-bullet text:level="7" text:style-name="WW_CharLFO115LVL7" text:bullet-char="">
        <style:list-level-properties text:space-before="3.4791in" text:min-label-width="0.25in" text:list-level-position-and-space-mode="label-alignment">
          <style:list-level-label-alignment text:label-followed-by="listtab" fo:margin-left="3.7291in" fo:text-indent="-0.25in"/>
        </style:list-level-properties>
        <style:text-properties style:font-name="Symbol"/>
      </text:list-level-style-bullet>
      <text:list-level-style-bullet text:level="8" text:style-name="WW_CharLFO115LVL8" text:bullet-char="o">
        <style:list-level-properties text:space-before="3.9791in" text:min-label-width="0.25in" text:list-level-position-and-space-mode="label-alignment">
          <style:list-level-label-alignment text:label-followed-by="listtab" fo:margin-left="4.2291in" fo:text-indent="-0.25in"/>
        </style:list-level-properties>
        <style:text-properties style:font-name="Courier New"/>
      </text:list-level-style-bullet>
      <text:list-level-style-bullet text:level="9" text:style-name="WW_CharLFO115LVL9" text:bullet-char="">
        <style:list-level-properties text:space-before="4.4791in" text:min-label-width="0.25in" text:list-level-position-and-space-mode="label-alignment">
          <style:list-level-label-alignment text:label-followed-by="listtab" fo:margin-left="4.7291in" fo:text-indent="-0.25in"/>
        </style:list-level-properties>
        <style:text-properties style:font-name="Wingdings"/>
      </text:list-level-style-bullet>
    </text:list-style>
    <text:list-style style:name="WW8Num116" style:display-name="WW8Num1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17" style:display-name="WW8Num1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18" style:display-name="WW8Num1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19" style:display-name="WW8Num119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0LVL1" style:family="text">
      <style:text-properties style:font-name="Symbol" style:font-name-complex="Symbol"/>
    </style:style>
    <style:style style:name="WW_CharLFO120LVL2" style:family="text">
      <style:text-properties style:font-name="Courier New" style:font-name-complex="Courier New"/>
    </style:style>
    <style:style style:name="WW_CharLFO120LVL3" style:family="text">
      <style:text-properties style:font-name="Wingdings" style:font-name-complex="Wingdings"/>
    </style:style>
    <style:style style:name="WW_CharLFO120LVL4" style:family="text">
      <style:text-properties style:font-name="Symbol" style:font-name-complex="Symbol"/>
    </style:style>
    <style:style style:name="WW_CharLFO120LVL5" style:family="text">
      <style:text-properties style:font-name="Courier New" style:font-name-complex="Courier New"/>
    </style:style>
    <style:style style:name="WW_CharLFO120LVL6" style:family="text">
      <style:text-properties style:font-name="Wingdings" style:font-name-complex="Wingdings"/>
    </style:style>
    <style:style style:name="WW_CharLFO120LVL7" style:family="text">
      <style:text-properties style:font-name="Symbol" style:font-name-complex="Symbol"/>
    </style:style>
    <style:style style:name="WW_CharLFO120LVL8" style:family="text">
      <style:text-properties style:font-name="Courier New" style:font-name-complex="Courier New"/>
    </style:style>
    <style:style style:name="WW_CharLFO120LVL9" style:family="text">
      <style:text-properties style:font-name="Wingdings" style:font-name-complex="Wingdings"/>
    </style:style>
    <text:list-style style:name="WW8Num120" style:display-name="WW8Num120">
      <text:list-level-style-bullet text:level="1" text:style-name="WW_CharLFO1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21" style:display-name="WW8Num12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22" style:display-name="WW8Num1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23" style:display-name="WW8Num1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24" style:display-name="WW8Num1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25" style:display-name="WW8Num1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26" style:display-name="WW8Num1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27" style:display-name="WW8Num1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28" style:display-name="WW8Num1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29" style:display-name="WW8Num1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0" style:display-name="WW8Num1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1LVL1" style:family="text">
      <style:text-properties style:font-name="Symbol" style:font-name-complex="Symbol"/>
    </style:style>
    <style:style style:name="WW_CharLFO131LVL2" style:family="text">
      <style:text-properties style:font-name="Courier New" style:font-name-complex="Courier New"/>
    </style:style>
    <style:style style:name="WW_CharLFO131LVL3" style:family="text">
      <style:text-properties style:font-name="Wingdings" style:font-name-complex="Wingdings"/>
    </style:style>
    <style:style style:name="WW_CharLFO131LVL4" style:family="text">
      <style:text-properties style:font-name="Symbol" style:font-name-complex="Symbol"/>
    </style:style>
    <style:style style:name="WW_CharLFO131LVL5" style:family="text">
      <style:text-properties style:font-name="Courier New" style:font-name-complex="Courier New"/>
    </style:style>
    <style:style style:name="WW_CharLFO131LVL6" style:family="text">
      <style:text-properties style:font-name="Wingdings" style:font-name-complex="Wingdings"/>
    </style:style>
    <style:style style:name="WW_CharLFO131LVL7" style:family="text">
      <style:text-properties style:font-name="Symbol" style:font-name-complex="Symbol"/>
    </style:style>
    <style:style style:name="WW_CharLFO131LVL8" style:family="text">
      <style:text-properties style:font-name="Courier New" style:font-name-complex="Courier New"/>
    </style:style>
    <style:style style:name="WW_CharLFO131LVL9" style:family="text">
      <style:text-properties style:font-name="Wingdings" style:font-name-complex="Wingdings"/>
    </style:style>
    <text:list-style style:name="WW8Num131" style:display-name="WW8Num131">
      <text:list-level-style-bullet text:level="1" text:style-name="WW_CharLFO1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32" style:display-name="WW8Num1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3" style:display-name="WW8Num1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4" style:display-name="WW8Num1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5" style:display-name="WW8Num1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6" style:display-name="WW8Num1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7" style:display-name="WW8Num1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8" style:display-name="WW8Num1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9" style:display-name="WW8Num1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40LVL1" style:family="text">
      <style:text-properties style:font-name="Symbol" style:font-name-complex="Symbol"/>
    </style:style>
    <text:list-style style:name="WW8Num140" style:display-name="WW8Num140">
      <text:list-level-style-bullet text:level="1" text:style-name="WW_CharLFO1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791in" text:min-label-width="0.25in" text:list-level-position-and-space-mode="label-alignment">
          <style:list-level-label-alignment text:label-followed-by="listtab" fo:margin-left="1.22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041in" text:min-label-width="0.125in" text:list-level-position-and-space-mode="label-alignment">
          <style:list-level-label-alignment text:label-followed-by="listtab" fo:margin-left="1.7291in" fo:text-indent="-0.125in"/>
        </style:list-level-properties>
      </text:list-level-style-number>
      <text:list-level-style-number text:level="4" style:num-suffix="." style:num-format="1">
        <style:list-level-properties text:space-before="1.9791in" text:min-label-width="0.25in" text:list-level-position-and-space-mode="label-alignment">
          <style:list-level-label-alignment text:label-followed-by="listtab" fo:margin-left="2.22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041in" text:min-label-width="0.125in" text:list-level-position-and-space-mode="label-alignment">
          <style:list-level-label-alignment text:label-followed-by="listtab" fo:margin-left="3.2291in" fo:text-indent="-0.125in"/>
        </style:list-level-properties>
      </text:list-level-style-number>
      <text:list-level-style-number text:level="7" style:num-suffix="." style:num-format="1">
        <style:list-level-properties text:space-before="3.4791in" text:min-label-width="0.25in" text:list-level-position-and-space-mode="label-alignment">
          <style:list-level-label-alignment text:label-followed-by="listtab" fo:margin-left="3.72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791in" text:min-label-width="0.25in" text:list-level-position-and-space-mode="label-alignment">
          <style:list-level-label-alignment text:label-followed-by="listtab" fo:margin-left="4.22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041in" text:min-label-width="0.125in" text:list-level-position-and-space-mode="label-alignment">
          <style:list-level-label-alignment text:label-followed-by="listtab" fo:margin-left="4.7291in" fo:text-indent="-0.125in"/>
        </style:list-level-properties>
      </text:list-level-style-number>
    </text:list-style>
    <text:list-style style:name="WW8Num141" style:display-name="WW8Num141">
      <text:list-level-style-number text:level="1" style:num-suffix="." style:num-format="1">
        <style:list-level-properties text:space-before="0.009in" text:min-label-width="0.25in" text:list-level-position-and-space-mode="label-alignment">
          <style:list-level-label-alignment text:label-followed-by="listtab" fo:margin-left="0.25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09in" text:min-label-width="0.25in" text:list-level-position-and-space-mode="label-alignment">
          <style:list-level-label-alignment text:label-followed-by="listtab" fo:margin-left="0.75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34in" text:min-label-width="0.125in" text:list-level-position-and-space-mode="label-alignment">
          <style:list-level-label-alignment text:label-followed-by="listtab" fo:margin-left="1.259in" fo:text-indent="-0.125in"/>
        </style:list-level-properties>
      </text:list-level-style-number>
      <text:list-level-style-number text:level="4" style:num-suffix="." style:num-format="1">
        <style:list-level-properties text:space-before="1.509in" text:min-label-width="0.25in" text:list-level-position-and-space-mode="label-alignment">
          <style:list-level-label-alignment text:label-followed-by="listtab" fo:margin-left="1.75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09in" text:min-label-width="0.25in" text:list-level-position-and-space-mode="label-alignment">
          <style:list-level-label-alignment text:label-followed-by="listtab" fo:margin-left="2.25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34in" text:min-label-width="0.125in" text:list-level-position-and-space-mode="label-alignment">
          <style:list-level-label-alignment text:label-followed-by="listtab" fo:margin-left="2.759in" fo:text-indent="-0.125in"/>
        </style:list-level-properties>
      </text:list-level-style-number>
      <text:list-level-style-number text:level="7" style:num-suffix="." style:num-format="1">
        <style:list-level-properties text:space-before="3.009in" text:min-label-width="0.25in" text:list-level-position-and-space-mode="label-alignment">
          <style:list-level-label-alignment text:label-followed-by="listtab" fo:margin-left="3.25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09in" text:min-label-width="0.25in" text:list-level-position-and-space-mode="label-alignment">
          <style:list-level-label-alignment text:label-followed-by="listtab" fo:margin-left="3.75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34in" text:min-label-width="0.125in" text:list-level-position-and-space-mode="label-alignment">
          <style:list-level-label-alignment text:label-followed-by="listtab" fo:margin-left="4.259in" fo:text-indent="-0.125in"/>
        </style:list-level-properties>
      </text:list-level-style-number>
    </text:list-style>
    <text:list-style style:name="WW8Num142" style:display-name="WW8Num1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3" style:display-name="WW8Num1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4" style:display-name="WW8Num1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5" style:display-name="WW8Num1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46LVL1" style:family="text">
      <style:text-properties style:font-name="Symbol" style:font-name-complex="Symbol"/>
    </style:style>
    <style:style style:name="WW_CharLFO146LVL2" style:family="text">
      <style:text-properties style:font-name="Courier New" style:font-name-complex="Courier New"/>
    </style:style>
    <style:style style:name="WW_CharLFO146LVL3" style:family="text">
      <style:text-properties style:font-name="Wingdings" style:font-name-complex="Wingdings"/>
    </style:style>
    <style:style style:name="WW_CharLFO146LVL4" style:family="text">
      <style:text-properties style:font-name="Symbol" style:font-name-complex="Symbol"/>
    </style:style>
    <style:style style:name="WW_CharLFO146LVL5" style:family="text">
      <style:text-properties style:font-name="Courier New" style:font-name-complex="Courier New"/>
    </style:style>
    <style:style style:name="WW_CharLFO146LVL6" style:family="text">
      <style:text-properties style:font-name="Wingdings" style:font-name-complex="Wingdings"/>
    </style:style>
    <style:style style:name="WW_CharLFO146LVL7" style:family="text">
      <style:text-properties style:font-name="Symbol" style:font-name-complex="Symbol"/>
    </style:style>
    <style:style style:name="WW_CharLFO146LVL8" style:family="text">
      <style:text-properties style:font-name="Courier New" style:font-name-complex="Courier New"/>
    </style:style>
    <style:style style:name="WW_CharLFO146LVL9" style:family="text">
      <style:text-properties style:font-name="Wingdings" style:font-name-complex="Wingdings"/>
    </style:style>
    <text:list-style style:name="WW8Num146" style:display-name="WW8Num146">
      <text:list-level-style-bullet text:level="1" text:style-name="WW_CharLFO1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6LVL2" text:bullet-char="o">
        <style:list-level-properties text:space-before="0.7291in" text:min-label-width="0.25in" text:list-level-position-and-space-mode="label-alignment">
          <style:list-level-label-alignment text:label-followed-by="listtab" fo:margin-left="0.9791in" fo:text-indent="-0.25in"/>
        </style:list-level-properties>
        <style:text-properties style:font-name="Courier New"/>
      </text:list-level-style-bullet>
      <text:list-level-style-bullet text:level="3" text:style-name="WW_CharLFO146LVL3" text:bullet-char="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Wingdings"/>
      </text:list-level-style-bullet>
      <text:list-level-style-bullet text:level="4" text:style-name="WW_CharLFO146LVL4" text:bullet-char="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Symbol"/>
      </text:list-level-style-bullet>
      <text:list-level-style-bullet text:level="5" text:style-name="WW_CharLFO146LVL5" text:bullet-char="o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Courier New"/>
      </text:list-level-style-bullet>
      <text:list-level-style-bullet text:level="6" text:style-name="WW_CharLFO146LVL6" text:bullet-char="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Wingdings"/>
      </text:list-level-style-bullet>
      <text:list-level-style-bullet text:level="7" text:style-name="WW_CharLFO146LVL7" text:bullet-char="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Symbol"/>
      </text:list-level-style-bullet>
      <text:list-level-style-bullet text:level="8" text:style-name="WW_CharLFO146LVL8" text:bullet-char="o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Courier New"/>
      </text:list-level-style-bullet>
      <text:list-level-style-bullet text:level="9" text:style-name="WW_CharLFO146LVL9" text:bullet-char="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Wingdings"/>
      </text:list-level-style-bullet>
    </text:list-style>
    <style:style style:name="WW_CharLFO147LVL1" style:family="text">
      <style:text-properties style:font-name="Symbol" style:font-name-complex="Symbol"/>
    </style:style>
    <style:style style:name="WW_CharLFO147LVL2" style:family="text">
      <style:text-properties style:font-name="Courier New" style:font-name-complex="Courier New"/>
    </style:style>
    <style:style style:name="WW_CharLFO147LVL3" style:family="text">
      <style:text-properties style:font-name="Wingdings" style:font-name-complex="Wingdings"/>
    </style:style>
    <style:style style:name="WW_CharLFO147LVL4" style:family="text">
      <style:text-properties style:font-name="Symbol" style:font-name-complex="Symbol"/>
    </style:style>
    <style:style style:name="WW_CharLFO147LVL5" style:family="text">
      <style:text-properties style:font-name="Courier New" style:font-name-complex="Courier New"/>
    </style:style>
    <style:style style:name="WW_CharLFO147LVL6" style:family="text">
      <style:text-properties style:font-name="Wingdings" style:font-name-complex="Wingdings"/>
    </style:style>
    <style:style style:name="WW_CharLFO147LVL7" style:family="text">
      <style:text-properties style:font-name="Symbol" style:font-name-complex="Symbol"/>
    </style:style>
    <style:style style:name="WW_CharLFO147LVL8" style:family="text">
      <style:text-properties style:font-name="Courier New" style:font-name-complex="Courier New"/>
    </style:style>
    <style:style style:name="WW_CharLFO147LVL9" style:family="text">
      <style:text-properties style:font-name="Wingdings" style:font-name-complex="Wingdings"/>
    </style:style>
    <text:list-style style:name="WW8Num147" style:display-name="WW8Num147">
      <text:list-level-style-bullet text:level="1" text:style-name="WW_CharLFO1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48" style:display-name="WW8Num1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9" style:display-name="WW8Num1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0" style:display-name="WW8Num15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1" style:display-name="WW8Num1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2" style:display-name="WW8Num1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3" style:display-name="WW8Num1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4" style:display-name="WW8Num1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5" style:display-name="WW8Num1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6" style:display-name="WW8Num1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65" style:display-name="WW8Num16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74" style:display-name="WW8Num17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59LVL1" style:family="text">
      <style:text-properties style:font-name="Symbol" style:font-name-complex="Symbol"/>
    </style:style>
    <style:style style:name="WW_CharLFO159LVL2" style:family="text">
      <style:text-properties style:font-name="Courier New" style:font-name-complex="Courier New"/>
    </style:style>
    <style:style style:name="WW_CharLFO159LVL3" style:family="text">
      <style:text-properties style:font-name="Wingdings" style:font-name-complex="Wingdings"/>
    </style:style>
    <style:style style:name="WW_CharLFO159LVL4" style:family="text">
      <style:text-properties style:font-name="Symbol" style:font-name-complex="Symbol"/>
    </style:style>
    <style:style style:name="WW_CharLFO159LVL5" style:family="text">
      <style:text-properties style:font-name="Courier New" style:font-name-complex="Courier New"/>
    </style:style>
    <style:style style:name="WW_CharLFO159LVL6" style:family="text">
      <style:text-properties style:font-name="Wingdings" style:font-name-complex="Wingdings"/>
    </style:style>
    <style:style style:name="WW_CharLFO159LVL7" style:family="text">
      <style:text-properties style:font-name="Symbol" style:font-name-complex="Symbol"/>
    </style:style>
    <style:style style:name="WW_CharLFO159LVL8" style:family="text">
      <style:text-properties style:font-name="Courier New" style:font-name-complex="Courier New"/>
    </style:style>
    <style:style style:name="WW_CharLFO159LVL9" style:family="text">
      <style:text-properties style:font-name="Wingdings" style:font-name-complex="Wingdings"/>
    </style:style>
    <text:list-style style:name="WW8Num167" style:display-name="WW8Num167">
      <text:list-level-style-bullet text:level="1" text:style-name="WW_CharLFO1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9847in" fo:margin-bottom="0.4916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3in"/>
      </style:footer-style>
    </style:page-layout>
    <style:style style:name="TableColumn3" style:family="table-column">
      <style:table-column-properties style:column-width="4.4951in" style:use-optimal-column-width="false"/>
    </style:style>
    <style:style style:name="TableColumn4" style:family="table-column">
      <style:table-column-properties style:column-width="1.5694in" style:use-optimal-column-width="false"/>
    </style:style>
    <style:style style:name="TableColumn5" style:family="table-column">
      <style:table-column-properties style:column-width="0.3937in" style:use-optimal-column-width="false"/>
    </style:style>
    <style:style style:name="Table2" style:family="table">
      <style:table-properties style:width="6.458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none" fo:border-bottom="0.0069in solid #000000" fo:border-right="none" style:writing-mode="lr-tb" style:vertical-align="bottom" fo:padding-top="0.05in" fo:padding-left="0.0798in" fo:padding-bottom="0.05in" fo:padding-right="0.0798in"/>
    </style:style>
    <style:style style:name="P8" style:parent-style-name="Nagłówek" style:family="paragraph">
      <style:paragraph-properties fo:text-align="end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" style:family="table-cell">
      <style:table-cell-properties fo:border-top="none" fo:border-left="none" fo:border-bottom="0.0069in solid #008080" fo:border-right="none" fo:background-color="#0075A2" style:writing-mode="lr-tb" style:vertical-align="bottom" fo:padding-top="0.05in" fo:padding-left="0.0798in" fo:padding-bottom="0.05in" fo:padding-right="0.0798in"/>
    </style:style>
    <style:style style:name="P10" style:parent-style-name="Nagłówek" style:family="paragraph">
      <style:text-properties fo:color="#FFFFFF"/>
    </style:style>
    <style:style style:name="TableCell11" style:family="table-cell">
      <style:table-cell-properties fo:border-top="none" fo:border-left="none" fo:border-bottom="0.0069in solid #008080" fo:border-right="none" fo:background-color="#0075A2" style:writing-mode="lr-tb" fo:padding-top="0.05in" fo:padding-left="0.0798in" fo:padding-bottom="0.05in" fo:padding-right="0.0798in"/>
    </style:style>
    <style:style style:name="P12" style:parent-style-name="Nagłówek" style:family="paragraph">
      <style:paragraph-properties fo:text-align="center"/>
    </style:style>
    <style:style style:name="T13" style:parent-style-name="Domyślnaczcionkaakapitu" style:family="text">
      <style:text-properties fo:font-weight="bold" style:font-weight-asian="bold" style:font-weight-complex="bold" fo:text-transform="uppercase" fo:color="#FFFFFF" fo:font-size="10pt" style:font-size-asian="10pt" style:font-size-complex="10pt"/>
    </style:style>
    <style:style style:name="TableColumn15" style:family="table-column">
      <style:table-column-properties style:column-width="4.4937in" style:use-optimal-column-width="false"/>
    </style:style>
    <style:style style:name="TableColumn16" style:family="table-column">
      <style:table-column-properties style:column-width="1.5708in" style:use-optimal-column-width="false"/>
    </style:style>
    <style:style style:name="TableColumn17" style:family="table-column">
      <style:table-column-properties style:column-width="0.3937in" style:use-optimal-column-width="false"/>
    </style:style>
    <style:style style:name="Table14" style:family="table">
      <style:table-properties style:width="6.4583in" fo:margin-left="-0.0798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none" fo:border-bottom="0.0069in solid #000000" fo:border-right="none" style:writing-mode="lr-tb" style:vertical-align="bottom" fo:padding-top="0.05in" fo:padding-left="0.0798in" fo:padding-bottom="0.05in" fo:padding-right="0.0798in"/>
    </style:style>
    <style:style style:name="P20" style:parent-style-name="Nagłówek" style:family="paragraph">
      <style:paragraph-properties fo:text-align="end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1" style:family="table-cell">
      <style:table-cell-properties fo:border-top="none" fo:border-left="none" fo:border-bottom="0.0069in solid #008080" fo:border-right="none" fo:background-color="#0075A2" style:writing-mode="lr-tb" style:vertical-align="bottom" fo:padding-top="0.05in" fo:padding-left="0.0798in" fo:padding-bottom="0.05in" fo:padding-right="0.0798in"/>
    </style:style>
    <style:style style:name="P22" style:parent-style-name="Nagłówek" style:family="paragraph">
      <style:text-properties fo:color="#FFFFFF"/>
    </style:style>
    <style:style style:name="TableCell23" style:family="table-cell">
      <style:table-cell-properties fo:border-top="none" fo:border-left="none" fo:border-bottom="0.0069in solid #008080" fo:border-right="none" fo:background-color="#0075A2" style:writing-mode="lr-tb" fo:padding-top="0.05in" fo:padding-left="0.0798in" fo:padding-bottom="0.05in" fo:padding-right="0.0798in"/>
    </style:style>
    <style:style style:name="T24" style:parent-style-name="Domyślnaczcionkaakapitu" style:family="text">
      <style:text-properties fo:font-weight="bold" style:font-weight-asian="bold" style:font-weight-complex="bold" fo:text-transform="uppercase" fo:color="#FFFFFF" fo:font-size="10pt" style:font-size-asian="10pt" style:font-size-complex="10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Specyfikacja Wymagań</text:p>
            </table:table-cell>
            <table:table-cell table:style-name="TableCell9">
              <text:p text:style-name="P10">“Politechnikon”</text:p>
            </table:table-cell>
            <table:table-cell table:style-name="TableCell11">
              <text:p text:style-name="P12"><text:span text:style-name="T13"><text:page-number text:fixed="false">5</text:page-number></text:span></text:p>
            </table:table-cell>
          </table:table-row>
        </table:table>
        <text:p text:style-name="Nagłówek"/>
      </style:header>
      <style:header-left>
        <table:table table:style-name="Table14">
          <table:table-columns>
            <table:table-column table:style-name="TableColumn15"/>
            <table:table-column table:style-name="TableColumn16"/>
            <table:table-column table:style-name="TableColumn17"/>
          </table:table-columns>
          <table:table-row table:style-name="TableRow18">
            <table:table-cell table:style-name="TableCell19">
              <text:p text:style-name="P20">Specyfikacja Wymagań</text:p>
            </table:table-cell>
            <table:table-cell table:style-name="TableCell21">
              <text:p text:style-name="P22">“Politechnikon”</text:p>
            </table:table-cell>
            <table:table-cell table:style-name="TableCell23">
              <text:p text:style-name="Nagłówek"><text:span text:style-name="T24"><text:page-number text:fixed="false">2</text:page-number></text:span></text:p>
            </table:table-cell>
          </table:table-row>
        </table:table>
        <text:p text:style-name="Nagłówek"/>
      </style:head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OFTWARE REQUIREMENTS SPECIFICATION</dc:title>
    <meta:initial-creator>nat</meta:initial-creator>
    <dc:creator>Gipp Notge</dc:creator>
    <meta:creation-date>2009-10-17T18:09:00Z</meta:creation-date>
    <dc:date>2017-03-04T21:27:00Z</dc:date>
    <meta:print-date>2009-10-19T12:27:00Z</meta:print-date>
    <meta:template xlink:href="Normal" xlink:type="simple"/>
    <meta:editing-cycles>72</meta:editing-cycles>
    <meta:editing-duration>PT25620S</meta:editing-duration>
    <meta:document-statistic meta:page-count="1" meta:paragraph-count="28" meta:word-count="2040" meta:character-count="14255" meta:row-count="102" meta:non-whitespace-character-count="12243"/>
  </office:meta>
</office:document-meta>
</file>